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rsid="1d1682b7" officeooo:paragraph-rsid="42492ab9"/>
    </style:style>
    <style:style style:name="P4" style:family="paragraph" style:parent-style-name="Text_20_body">
      <style:text-properties fo:font-style="normal" officeooo:rsid="409a2ed9" officeooo:paragraph-rsid="42422a84" style:font-style-asian="normal" style:font-style-complex="normal"/>
    </style:style>
    <style:style style:name="P5" style:family="paragraph" style:parent-style-name="Text_20_body">
      <style:text-properties fo:font-style="normal" officeooo:rsid="4245c1b2" officeooo:paragraph-rsid="4245c1b2" style:font-style-asian="normal" style:font-style-complex="normal"/>
    </style:style>
    <style:style style:name="P6" style:family="paragraph" style:parent-style-name="Text_20_body">
      <style:text-properties fo:font-style="normal" officeooo:rsid="424948e8" officeooo:paragraph-rsid="424948e8" style:font-style-asian="normal" style:font-style-complex="normal"/>
    </style:style>
    <style:style style:name="P7" style:family="paragraph" style:parent-style-name="Text_20_body">
      <style:text-properties fo:font-style="normal" officeooo:rsid="1f3ed1fc" officeooo:paragraph-rsid="4267ca75" style:font-style-asian="normal" style:font-style-complex="normal"/>
    </style:style>
    <style:style style:name="P8" style:family="paragraph" style:parent-style-name="Text_20_body">
      <style:text-properties officeooo:rsid="217800a7" officeooo:paragraph-rsid="42545171"/>
    </style:style>
    <style:style style:name="P9" style:family="paragraph" style:parent-style-name="Text_20_body">
      <style:text-properties officeooo:rsid="3e774433" officeooo:paragraph-rsid="42545171"/>
    </style:style>
    <style:style style:name="P10" style:family="paragraph" style:parent-style-name="Text_20_body">
      <style:text-properties officeooo:rsid="3e7911aa" officeooo:paragraph-rsid="42545171"/>
    </style:style>
    <style:style style:name="P11" style:family="paragraph" style:parent-style-name="Text_20_body">
      <style:text-properties officeooo:rsid="1e05f260" officeooo:paragraph-rsid="42545171"/>
    </style:style>
    <style:style style:name="P12" style:family="paragraph" style:parent-style-name="Text_20_body">
      <style:text-properties officeooo:rsid="25a5346e" officeooo:paragraph-rsid="42422a84"/>
    </style:style>
    <style:style style:name="P13" style:family="paragraph" style:parent-style-name="Text_20_body">
      <style:text-properties officeooo:rsid="26a3593b" officeooo:paragraph-rsid="40ffcbe7"/>
    </style:style>
    <style:style style:name="P14" style:family="paragraph" style:parent-style-name="Text_20_body">
      <style:text-properties officeooo:rsid="18e685e5" officeooo:paragraph-rsid="42409306"/>
    </style:style>
    <style:style style:name="P15" style:family="paragraph" style:parent-style-name="Text_20_body">
      <style:text-properties officeooo:rsid="17e3a390" officeooo:paragraph-rsid="40fec6d5"/>
    </style:style>
    <style:style style:name="P16" style:family="paragraph" style:parent-style-name="Text_20_body">
      <style:text-properties officeooo:rsid="3d0175eb" officeooo:paragraph-rsid="4221092e"/>
    </style:style>
    <style:style style:name="P17" style:family="paragraph" style:parent-style-name="Text_20_body">
      <style:text-properties officeooo:rsid="3d0175eb" officeooo:paragraph-rsid="42680bea"/>
    </style:style>
    <style:style style:name="P18" style:family="paragraph" style:parent-style-name="Text_20_body">
      <style:text-properties officeooo:paragraph-rsid="40ffad90"/>
    </style:style>
    <style:style style:name="P19" style:family="paragraph" style:parent-style-name="Text_20_body">
      <style:text-properties officeooo:rsid="40ff6eb5" officeooo:paragraph-rsid="40ff6eb5"/>
    </style:style>
    <style:style style:name="P20" style:family="paragraph" style:parent-style-name="Text_20_body">
      <style:text-properties officeooo:rsid="40ff6eb5" officeooo:paragraph-rsid="421f3761"/>
    </style:style>
    <style:style style:name="P21" style:family="paragraph" style:parent-style-name="Text_20_body">
      <style:text-properties officeooo:paragraph-rsid="422feb86"/>
    </style:style>
    <style:style style:name="P22" style:family="paragraph" style:parent-style-name="Text_20_body">
      <style:text-properties officeooo:paragraph-rsid="42409306"/>
    </style:style>
    <style:style style:name="P23" style:family="paragraph" style:parent-style-name="Text_20_body">
      <style:text-properties officeooo:paragraph-rsid="424948e8"/>
    </style:style>
    <style:style style:name="P24" style:family="paragraph" style:parent-style-name="Text_20_body">
      <style:text-properties officeooo:rsid="4245c1b2" officeooo:paragraph-rsid="4245c1b2"/>
    </style:style>
    <style:style style:name="P25" style:family="paragraph" style:parent-style-name="Text_20_body">
      <style:text-properties officeooo:rsid="424948e8" officeooo:paragraph-rsid="424948e8"/>
    </style:style>
    <style:style style:name="P26" style:family="paragraph" style:parent-style-name="Text_20_body">
      <style:text-properties officeooo:paragraph-rsid="42702e59"/>
    </style:style>
    <style:style style:name="P27" style:family="paragraph" style:parent-style-name="Text_20_body">
      <style:text-properties officeooo:rsid="40fec6d5" officeooo:paragraph-rsid="40fec6d5"/>
    </style:style>
    <style:style style:name="P28" style:family="paragraph" style:parent-style-name="Text_20_body">
      <style:text-properties officeooo:rsid="1f724502" officeooo:paragraph-rsid="42749a99"/>
    </style:style>
    <style:style style:name="P29" style:family="paragraph" style:parent-style-name="Text_20_body">
      <style:text-properties officeooo:paragraph-rsid="4282914b"/>
    </style:style>
    <style:style style:name="P30" style:family="paragraph" style:parent-style-name="Text_20_body">
      <style:text-properties officeooo:rsid="19e5887b" officeooo:paragraph-rsid="4282914b"/>
    </style:style>
    <style:style style:name="P31" style:family="paragraph" style:parent-style-name="Text_20_body">
      <style:text-properties officeooo:rsid="1f9c2383" officeooo:paragraph-rsid="42847889" fo:background-color="transparent"/>
    </style:style>
    <style:style style:name="P32" style:family="paragraph" style:parent-style-name="Text_20_body">
      <style:text-properties officeooo:rsid="42847889" officeooo:paragraph-rsid="42847889" fo:background-color="transparent"/>
    </style:style>
    <style:style style:name="P33" style:family="paragraph" style:parent-style-name="Text_20_body">
      <style:text-properties officeooo:paragraph-rsid="42422a84"/>
    </style:style>
    <style:style style:name="P34" style:family="paragraph" style:parent-style-name="Text_20_body">
      <style:text-properties officeooo:paragraph-rsid="428091a9"/>
    </style:style>
    <style:style style:name="P35" style:family="paragraph" style:parent-style-name="Text_20_body">
      <style:text-properties officeooo:paragraph-rsid="42325009"/>
    </style:style>
    <style:style style:name="P36" style:family="paragraph" style:parent-style-name="Text_20_body">
      <style:text-properties officeooo:paragraph-rsid="427e2676"/>
    </style:style>
    <style:style style:name="P37" style:family="paragraph" style:parent-style-name="Text_20_body">
      <style:text-properties officeooo:paragraph-rsid="4288857b"/>
    </style:style>
    <style:style style:name="P38" style:family="paragraph" style:parent-style-name="Text_20_body">
      <style:text-properties officeooo:rsid="428a5526" officeooo:paragraph-rsid="428a5526"/>
    </style:style>
    <style:style style:name="P39" style:family="paragraph" style:parent-style-name="Text_20_body">
      <style:text-properties officeooo:rsid="3b9a6b3e" officeooo:paragraph-rsid="428b5c66"/>
    </style:style>
    <style:style style:name="P40" style:family="paragraph" style:parent-style-name="Text_20_body">
      <style:text-properties officeooo:paragraph-rsid="428b5c66"/>
    </style:style>
    <style:style style:name="P41" style:family="paragraph" style:parent-style-name="Text_20_body">
      <style:text-properties officeooo:paragraph-rsid="428ed24e"/>
    </style:style>
    <style:style style:name="P42" style:family="paragraph" style:parent-style-name="Text_20_body">
      <style:text-properties officeooo:rsid="41018dce" officeooo:paragraph-rsid="41018dce"/>
    </style:style>
    <style:style style:name="P43" style:family="paragraph" style:parent-style-name="Text_20_body">
      <style:text-properties fo:font-style="italic" officeooo:rsid="3d7ff370" officeooo:paragraph-rsid="4292f4f8" style:font-style-asian="italic" style:font-style-complex="italic"/>
    </style:style>
    <style:style style:name="P44" style:family="paragraph" style:parent-style-name="Text_20_body">
      <style:text-properties officeooo:rsid="40d83fbe" officeooo:paragraph-rsid="4292f4f8"/>
    </style:style>
    <style:style style:name="P45" style:family="paragraph" style:parent-style-name="Text_20_body">
      <style:text-properties officeooo:paragraph-rsid="429634c8"/>
    </style:style>
    <style:style style:name="P46" style:family="paragraph" style:parent-style-name="Text_20_body">
      <style:text-properties officeooo:rsid="3faca734" officeooo:paragraph-rsid="429634c8"/>
    </style:style>
    <style:style style:name="P47" style:family="paragraph" style:parent-style-name="Text_20_body">
      <style:text-properties officeooo:rsid="3c339149" officeooo:paragraph-rsid="42a4360f"/>
    </style:style>
    <style:style style:name="P48" style:family="paragraph" style:parent-style-name="Text_20_body">
      <style:text-properties officeooo:rsid="3c13c566" officeooo:paragraph-rsid="42a58499"/>
    </style:style>
    <style:style style:name="P49" style:family="paragraph" style:parent-style-name="Text_20_body">
      <style:text-properties officeooo:rsid="27f58cff" officeooo:paragraph-rsid="42a4360f"/>
    </style:style>
    <style:style style:name="P50" style:family="paragraph" style:parent-style-name="Text_20_body">
      <style:text-properties officeooo:rsid="3c31cd8f" officeooo:paragraph-rsid="42a58499"/>
    </style:style>
    <style:style style:name="P51" style:family="paragraph" style:parent-style-name="Text_20_body">
      <style:text-properties fo:language="cs" fo:country="CZ" fo:font-style="normal" officeooo:rsid="25612f74" officeooo:paragraph-rsid="42782326" style:language-asian="zxx" style:country-asian="none" style:font-style-asian="normal" style:language-complex="ar" style:country-complex="SA" style:font-style-complex="normal"/>
    </style:style>
    <style:style style:name="P52" style:family="paragraph" style:parent-style-name="Text_20_body">
      <style:text-properties officeooo:rsid="3b70fb00" officeooo:paragraph-rsid="428091a9"/>
    </style:style>
    <style:style style:name="P53" style:family="paragraph" style:parent-style-name="Text_20_body">
      <style:text-properties fo:font-weight="normal" officeooo:rsid="429634c8" officeooo:paragraph-rsid="4297c0c1" style:font-weight-asian="normal" style:font-weight-complex="normal"/>
    </style:style>
    <style:style style:name="P54" style:family="paragraph" style:parent-style-name="Text_20_body">
      <style:text-properties officeooo:paragraph-rsid="421f3761"/>
    </style:style>
    <style:style style:name="P55" style:family="paragraph" style:parent-style-name="Text_20_body">
      <style:text-properties officeooo:rsid="3a85ca62" officeooo:paragraph-rsid="42aa583e"/>
    </style:style>
    <style:style style:name="P56" style:family="paragraph" style:parent-style-name="Text_20_body">
      <style:text-properties officeooo:rsid="1743cb1d" officeooo:paragraph-rsid="42aa583e"/>
    </style:style>
    <style:style style:name="P57" style:family="paragraph" style:parent-style-name="Text_20_body">
      <style:text-properties officeooo:paragraph-rsid="42ad1db7"/>
    </style:style>
    <style:style style:name="P58" style:family="paragraph" style:parent-style-name="Text_20_body">
      <style:text-properties officeooo:paragraph-rsid="4292f4f8"/>
    </style:style>
    <style:style style:name="P5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62" style:family="paragraph" style:parent-style-name="Standard">
      <style:paragraph-properties fo:text-align="center" style:justify-single-word="false"/>
      <style:text-properties fo:font-size="22pt" officeooo:rsid="42723a28" officeooo:paragraph-rsid="42723a28" style:font-size-asian="22pt" style:font-size-complex="22pt"/>
    </style:style>
    <style:style style:name="P6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6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67" style:family="paragraph" style:parent-style-name="Example_20_Header">
      <style:text-properties officeooo:paragraph-rsid="0ce95318"/>
    </style:style>
    <style:style style:name="P68" style:family="paragraph" style:parent-style-name="Example_20_Header">
      <style:text-properties officeooo:rsid="3e7911aa" officeooo:paragraph-rsid="42545171"/>
    </style:style>
    <style:style style:name="P69" style:family="paragraph" style:parent-style-name="Example_20_Header">
      <style:text-properties officeooo:paragraph-rsid="42409306"/>
    </style:style>
    <style:style style:name="P70" style:family="paragraph" style:parent-style-name="Example_20_Header">
      <style:text-properties officeooo:paragraph-rsid="42422a84"/>
    </style:style>
    <style:style style:name="P71" style:family="paragraph" style:parent-style-name="Example_20_Header">
      <style:text-properties officeooo:paragraph-rsid="4243daaa"/>
    </style:style>
    <style:style style:name="P72" style:family="paragraph" style:parent-style-name="Example_20_Header">
      <style:text-properties officeooo:paragraph-rsid="424948e8"/>
    </style:style>
    <style:style style:name="P73" style:family="paragraph" style:parent-style-name="Example_20_Header">
      <style:text-properties officeooo:paragraph-rsid="42545171"/>
    </style:style>
    <style:style style:name="P74" style:family="paragraph" style:parent-style-name="Example_20_Header">
      <style:text-properties officeooo:paragraph-rsid="42656a4c"/>
    </style:style>
    <style:style style:name="P75" style:family="paragraph" style:parent-style-name="Example_20_Header">
      <style:text-properties officeooo:paragraph-rsid="42702e59"/>
    </style:style>
    <style:style style:name="P76" style:family="paragraph" style:parent-style-name="Example_20_Header">
      <style:text-properties officeooo:rsid="14c8a310" officeooo:paragraph-rsid="428091a9"/>
    </style:style>
    <style:style style:name="P77" style:family="paragraph" style:parent-style-name="Example_20_Header">
      <style:text-properties officeooo:paragraph-rsid="428091a9"/>
    </style:style>
    <style:style style:name="P78" style:family="paragraph" style:parent-style-name="Example_20_Header">
      <style:text-properties officeooo:paragraph-rsid="4285d2bf"/>
    </style:style>
    <style:style style:name="P79" style:family="paragraph" style:parent-style-name="Example_20_Header">
      <style:text-properties officeooo:paragraph-rsid="4288857b"/>
    </style:style>
    <style:style style:name="P80" style:family="paragraph" style:parent-style-name="Example_20_Header">
      <style:text-properties officeooo:rsid="26d8fde5" officeooo:paragraph-rsid="428b5c66" fo:background-color="transparent"/>
    </style:style>
    <style:style style:name="P81" style:family="paragraph" style:parent-style-name="Example_20_Header">
      <style:text-properties officeooo:paragraph-rsid="428b5c66"/>
    </style:style>
    <style:style style:name="P82" style:family="paragraph" style:parent-style-name="Example_20_Header">
      <style:text-properties officeooo:paragraph-rsid="4292f4f8"/>
    </style:style>
    <style:style style:name="P83" style:family="paragraph" style:parent-style-name="Example_20_Header">
      <style:text-properties officeooo:paragraph-rsid="429634c8"/>
    </style:style>
    <style:style style:name="P84" style:family="paragraph" style:parent-style-name="Example_20_Header">
      <style:text-properties officeooo:rsid="27e08a27" officeooo:paragraph-rsid="429634c8"/>
    </style:style>
    <style:style style:name="P85" style:family="paragraph" style:parent-style-name="Example_20_Header">
      <style:text-properties style:text-line-through-style="none" style:text-line-through-type="none" officeooo:rsid="27aedea8" officeooo:paragraph-rsid="429da98e" fo:background-color="transparent"/>
    </style:style>
    <style:style style:name="P86" style:family="paragraph" style:parent-style-name="Example_20_Header">
      <style:text-properties officeooo:paragraph-rsid="42a41f2f"/>
    </style:style>
    <style:style style:name="P87" style:family="paragraph" style:parent-style-name="Example_20_Header">
      <style:text-properties officeooo:rsid="27f58cff" officeooo:paragraph-rsid="42a4360f"/>
    </style:style>
    <style:style style:name="P88" style:family="paragraph" style:parent-style-name="Example_20_Header">
      <style:text-properties officeooo:paragraph-rsid="42a4360f"/>
    </style:style>
    <style:style style:name="P89" style:family="paragraph" style:parent-style-name="Example_20_Header">
      <style:text-properties officeooo:paragraph-rsid="42aa583e"/>
    </style:style>
    <style:style style:name="P90" style:family="paragraph" style:parent-style-name="Example_20_Header">
      <style:text-properties officeooo:rsid="424948e8" officeooo:paragraph-rsid="42ae5997"/>
    </style:style>
    <style:style style:name="P91" style:family="paragraph" style:parent-style-name="Example">
      <style:text-properties fo:language="cs" fo:country="CZ" officeooo:rsid="25612f74" officeooo:paragraph-rsid="42409306" style:language-asian="zxx" style:country-asian="none" style:language-complex="ar" style:country-complex="SA"/>
    </style:style>
    <style:style style:name="P92" style:family="paragraph" style:parent-style-name="Example">
      <style:text-properties officeooo:rsid="122861d3" officeooo:paragraph-rsid="42422a84"/>
    </style:style>
    <style:style style:name="P93" style:family="paragraph" style:parent-style-name="Example">
      <style:text-properties officeooo:rsid="217800a7" officeooo:paragraph-rsid="42545171"/>
    </style:style>
    <style:style style:name="P94" style:family="paragraph" style:parent-style-name="Example">
      <style:text-properties officeooo:rsid="1e05f260" officeooo:paragraph-rsid="42545171"/>
    </style:style>
    <style:style style:name="P95" style:family="paragraph" style:parent-style-name="Example">
      <style:text-properties officeooo:paragraph-rsid="42422a84"/>
    </style:style>
    <style:style style:name="P96" style:family="paragraph" style:parent-style-name="Example">
      <style:text-properties officeooo:rsid="19e29a33" officeooo:paragraph-rsid="4243daaa"/>
    </style:style>
    <style:style style:name="P97" style:family="paragraph" style:parent-style-name="Example">
      <style:text-properties officeooo:rsid="424948e8" officeooo:paragraph-rsid="424948e8"/>
    </style:style>
    <style:style style:name="P98" style:family="paragraph" style:parent-style-name="Example">
      <style:text-properties officeooo:rsid="3e0307de" officeooo:paragraph-rsid="424948e8"/>
    </style:style>
    <style:style style:name="P99" style:family="paragraph" style:parent-style-name="Example">
      <style:text-properties officeooo:paragraph-rsid="42545171"/>
    </style:style>
    <style:style style:name="P100" style:family="paragraph" style:parent-style-name="Example">
      <style:text-properties officeooo:rsid="42656a4c" officeooo:paragraph-rsid="42656a4c"/>
    </style:style>
    <style:style style:name="P101" style:family="paragraph" style:parent-style-name="Example">
      <style:text-properties officeooo:paragraph-rsid="42702e59"/>
    </style:style>
    <style:style style:name="P102" style:family="paragraph" style:parent-style-name="Example">
      <style:text-properties officeooo:rsid="26d8fde5" officeooo:paragraph-rsid="428b5c66" fo:background-color="transparent"/>
    </style:style>
    <style:style style:name="P103" style:family="paragraph" style:parent-style-name="Example">
      <style:text-properties officeooo:rsid="3c392701" officeooo:paragraph-rsid="42a4360f" fo:background-color="transparent"/>
    </style:style>
    <style:style style:name="P104" style:family="paragraph" style:parent-style-name="Example">
      <style:text-properties officeooo:rsid="2795358b" officeooo:paragraph-rsid="42a4360f" fo:background-color="transparent"/>
    </style:style>
    <style:style style:name="P105" style:family="paragraph" style:parent-style-name="Example">
      <style:text-properties officeooo:rsid="1fc23eee" officeooo:paragraph-rsid="428b5c66" fo:background-color="transparent"/>
    </style:style>
    <style:style style:name="P106" style:family="paragraph" style:parent-style-name="Example">
      <style:text-properties officeooo:rsid="3ba4cc9c" officeooo:paragraph-rsid="428091a9"/>
    </style:style>
    <style:style style:name="P107" style:family="paragraph" style:parent-style-name="Example">
      <style:text-properties officeooo:rsid="3c0d2cf0" officeooo:paragraph-rsid="428091a9"/>
    </style:style>
    <style:style style:name="P108" style:family="paragraph" style:parent-style-name="Example">
      <style:text-properties officeooo:paragraph-rsid="428091a9"/>
    </style:style>
    <style:style style:name="P109" style:family="paragraph" style:parent-style-name="Example">
      <style:text-properties officeooo:paragraph-rsid="4285d2bf"/>
    </style:style>
    <style:style style:name="P110" style:family="paragraph" style:parent-style-name="Example">
      <style:text-properties fo:font-style="normal" officeooo:rsid="3a8089af" officeooo:paragraph-rsid="4288857b" fo:background-color="transparent" style:font-style-asian="normal" style:font-style-complex="normal"/>
    </style:style>
    <style:style style:name="P111" style:family="paragraph" style:parent-style-name="Example">
      <style:text-properties officeooo:paragraph-rsid="4288857b"/>
    </style:style>
    <style:style style:name="P112" style:family="paragraph" style:parent-style-name="Example">
      <style:text-properties officeooo:rsid="3c96c7c4" officeooo:paragraph-rsid="429634c8"/>
    </style:style>
    <style:style style:name="P113" style:family="paragraph" style:parent-style-name="Example">
      <style:text-properties officeooo:rsid="403a51d8" officeooo:paragraph-rsid="4292f4f8"/>
    </style:style>
    <style:style style:name="P114" style:family="paragraph" style:parent-style-name="Example">
      <style:text-properties officeooo:paragraph-rsid="4292f4f8"/>
    </style:style>
    <style:style style:name="P115" style:family="paragraph" style:parent-style-name="Example">
      <style:text-properties officeooo:paragraph-rsid="429634c8"/>
    </style:style>
    <style:style style:name="P116" style:family="paragraph" style:parent-style-name="Example">
      <style:text-properties officeooo:paragraph-rsid="429da98e"/>
    </style:style>
    <style:style style:name="P117" style:family="paragraph" style:parent-style-name="Example">
      <style:text-properties officeooo:paragraph-rsid="41018dce"/>
    </style:style>
    <style:style style:name="P118" style:family="paragraph" style:parent-style-name="Example">
      <style:text-properties officeooo:paragraph-rsid="42a41f2f"/>
    </style:style>
    <style:style style:name="P119" style:family="paragraph" style:parent-style-name="Example">
      <style:text-properties officeooo:paragraph-rsid="42a4360f"/>
    </style:style>
    <style:style style:name="P120" style:family="paragraph" style:parent-style-name="Example">
      <style:text-properties officeooo:rsid="3a85c4c9" officeooo:paragraph-rsid="42aa583e"/>
    </style:style>
    <style:style style:name="P121" style:family="paragraph" style:parent-style-name="Example">
      <style:text-properties officeooo:paragraph-rsid="42aa583e"/>
    </style:style>
    <style:style style:name="P122" style:family="paragraph" style:parent-style-name="Example">
      <style:text-properties officeooo:paragraph-rsid="4297570a"/>
    </style:style>
    <style:style style:name="P123" style:family="paragraph" style:parent-style-name="Example">
      <style:text-properties officeooo:paragraph-rsid="424948e8"/>
    </style:style>
    <style:style style:name="P12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5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officeooo:paragraph-rsid="42702e59"/>
    </style:style>
    <style:style style:name="P12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30" style:family="paragraph" style:parent-style-name="Contents_20_2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32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33" style:family="paragraph" style:parent-style-name="Example" style:list-style-name="L14">
      <style:text-properties officeooo:paragraph-rsid="42749a99"/>
    </style:style>
    <style:style style:name="P134" style:family="paragraph" style:parent-style-name="Example" style:list-style-name="L14">
      <style:text-properties officeooo:rsid="26785863" officeooo:paragraph-rsid="42749a99"/>
    </style:style>
    <style:style style:name="P135" style:family="paragraph" style:parent-style-name="Example" style:list-style-name="L14">
      <style:text-properties officeooo:rsid="2713eaed" officeooo:paragraph-rsid="42749a99"/>
    </style:style>
    <style:style style:name="P136" style:family="paragraph" style:parent-style-name="Example" style:list-style-name="L14">
      <style:text-properties officeooo:rsid="268dc65d" officeooo:paragraph-rsid="42749a99" fo:background-color="transparent"/>
    </style:style>
    <style:style style:name="P137" style:family="paragraph" style:parent-style-name="Heading_20_3">
      <style:text-properties officeooo:paragraph-rsid="42702e59"/>
    </style:style>
    <style:style style:name="P138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2891bb3" officeooo:paragraph-rsid="42891bb3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39" style:family="paragraph" style:parent-style-name="Heading_20_4">
      <style:text-properties officeooo:paragraph-rsid="40fec6d5"/>
    </style:style>
    <style:style style:name="P140" style:family="paragraph" style:parent-style-name="Heading_20_4">
      <style:text-properties officeooo:paragraph-rsid="40ff6eb5"/>
    </style:style>
    <style:style style:name="P141" style:family="paragraph" style:parent-style-name="Heading_20_4">
      <style:text-properties officeooo:rsid="40d3e4eb" officeooo:paragraph-rsid="42545171"/>
    </style:style>
    <style:style style:name="P142" style:family="paragraph" style:parent-style-name="Heading_20_4">
      <style:text-properties officeooo:rsid="42652ead" officeooo:paragraph-rsid="42652ead"/>
    </style:style>
    <style:style style:name="P143" style:family="paragraph" style:parent-style-name="Heading_20_4">
      <style:text-properties officeooo:paragraph-rsid="425c509e"/>
    </style:style>
    <style:style style:name="P144" style:family="paragraph" style:parent-style-name="Heading_20_4">
      <style:text-properties officeooo:paragraph-rsid="40ffad90"/>
    </style:style>
    <style:style style:name="P145" style:family="paragraph" style:parent-style-name="Heading_20_4">
      <style:text-properties officeooo:paragraph-rsid="42749a99"/>
    </style:style>
    <style:style style:name="P146" style:family="paragraph" style:parent-style-name="Heading_20_4">
      <style:text-properties officeooo:paragraph-rsid="41099479"/>
    </style:style>
    <style:style style:name="P147" style:family="paragraph" style:parent-style-name="Heading_20_4">
      <style:text-properties officeooo:paragraph-rsid="4282914b"/>
    </style:style>
    <style:style style:name="P148" style:family="paragraph" style:parent-style-name="Heading_20_4">
      <style:text-properties officeooo:paragraph-rsid="42aa583e"/>
    </style:style>
    <style:style style:name="P149" style:family="paragraph" style:parent-style-name="Heading_20_4">
      <style:text-properties officeooo:paragraph-rsid="4288857b"/>
    </style:style>
    <style:style style:name="P150" style:family="paragraph" style:parent-style-name="Heading_20_4">
      <style:text-properties officeooo:rsid="407ce360" officeooo:paragraph-rsid="428091a9"/>
    </style:style>
    <style:style style:name="P151" style:family="paragraph" style:parent-style-name="Heading_20_4">
      <style:text-properties officeooo:paragraph-rsid="428091a9"/>
    </style:style>
    <style:style style:name="P152" style:family="paragraph" style:parent-style-name="Heading_20_4">
      <style:text-properties officeooo:paragraph-rsid="428b5c66"/>
    </style:style>
    <style:style style:name="P153" style:family="paragraph" style:parent-style-name="Heading_20_4">
      <style:text-properties officeooo:paragraph-rsid="42702e59"/>
    </style:style>
    <style:style style:name="P154" style:family="paragraph" style:parent-style-name="Heading_20_4">
      <style:text-properties officeooo:rsid="40384e10" officeooo:paragraph-rsid="4292f4f8"/>
    </style:style>
    <style:style style:name="P155" style:family="paragraph" style:parent-style-name="Heading_20_4">
      <style:text-properties officeooo:paragraph-rsid="429634c8"/>
    </style:style>
    <style:style style:name="P156" style:family="paragraph" style:parent-style-name="Heading_20_4">
      <style:text-properties officeooo:rsid="40505312" officeooo:paragraph-rsid="40ffad90"/>
    </style:style>
    <style:style style:name="P15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58" style:family="paragraph" style:parent-style-name="Text_20_body" style:list-style-name="L1">
      <style:text-properties officeooo:paragraph-rsid="4278a6b5"/>
    </style:style>
    <style:style style:name="P159" style:family="paragraph" style:parent-style-name="Text_20_body" style:list-style-name="L1">
      <style:text-properties officeooo:rsid="40fec6d5" officeooo:paragraph-rsid="424e1469"/>
    </style:style>
    <style:style style:name="P160" style:family="paragraph" style:parent-style-name="Text_20_body" style:list-style-name="L1">
      <style:text-properties officeooo:rsid="3e0307de" officeooo:paragraph-rsid="421f3761"/>
    </style:style>
    <style:style style:name="P161" style:family="paragraph" style:parent-style-name="Text_20_body" style:list-style-name="L1">
      <style:text-properties officeooo:rsid="3e0307de" officeooo:paragraph-rsid="425b15b9"/>
    </style:style>
    <style:style style:name="P162" style:family="paragraph" style:parent-style-name="Text_20_body" style:list-style-name="L1">
      <style:text-properties officeooo:rsid="4245c1b2" officeooo:paragraph-rsid="4245c1b2"/>
    </style:style>
    <style:style style:name="P163" style:family="paragraph" style:parent-style-name="Text_20_body" style:list-style-name="L2">
      <style:text-properties officeooo:paragraph-rsid="424948e8"/>
    </style:style>
    <style:style style:name="P164" style:family="paragraph" style:parent-style-name="Text_20_body" style:list-style-name="L2">
      <style:text-properties officeooo:rsid="40631d3d" officeooo:paragraph-rsid="424948e8"/>
    </style:style>
    <style:style style:name="P165" style:family="paragraph" style:parent-style-name="Text_20_body" style:list-style-name="L3">
      <style:text-properties officeooo:rsid="2554a1de" officeooo:paragraph-rsid="424948e8"/>
    </style:style>
    <style:style style:name="P166" style:family="paragraph" style:parent-style-name="Text_20_body" style:list-style-name="L3">
      <style:text-properties officeooo:rsid="3e88d409" officeooo:paragraph-rsid="424948e8"/>
    </style:style>
    <style:style style:name="P167" style:family="paragraph" style:parent-style-name="Text_20_body" style:list-style-name="L3">
      <style:text-properties officeooo:rsid="023fd48c" officeooo:paragraph-rsid="424948e8"/>
    </style:style>
    <style:style style:name="P168" style:family="paragraph" style:parent-style-name="Text_20_body" style:list-style-name="L3">
      <style:text-properties officeooo:rsid="3e31db64" officeooo:paragraph-rsid="424948e8"/>
    </style:style>
    <style:style style:name="P169" style:family="paragraph" style:parent-style-name="Text_20_body" style:list-style-name="L3">
      <style:text-properties officeooo:rsid="3e24077f" officeooo:paragraph-rsid="424948e8"/>
    </style:style>
    <style:style style:name="P170" style:family="paragraph" style:parent-style-name="Text_20_body" style:list-style-name="L3">
      <style:text-properties officeooo:rsid="1cf214c9" officeooo:paragraph-rsid="424948e8"/>
    </style:style>
    <style:style style:name="P171" style:family="paragraph" style:parent-style-name="Text_20_body" style:list-style-name="L3">
      <style:text-properties officeooo:rsid="1f3ea2e3" officeooo:paragraph-rsid="424948e8"/>
    </style:style>
    <style:style style:name="P172" style:family="paragraph" style:parent-style-name="Text_20_body" style:list-style-name="L3">
      <style:text-properties officeooo:rsid="1cf2501e" officeooo:paragraph-rsid="424948e8"/>
    </style:style>
    <style:style style:name="P173" style:family="paragraph" style:parent-style-name="Text_20_body" style:list-style-name="L3">
      <style:text-properties officeooo:rsid="1d0d8164" officeooo:paragraph-rsid="424948e8"/>
    </style:style>
    <style:style style:name="P174" style:family="paragraph" style:parent-style-name="Text_20_body" style:list-style-name="L3">
      <style:text-properties officeooo:rsid="40505312" officeooo:paragraph-rsid="424948e8"/>
    </style:style>
    <style:style style:name="P175" style:family="paragraph" style:parent-style-name="Text_20_body" style:list-style-name="L4">
      <style:text-properties officeooo:rsid="25258903" officeooo:paragraph-rsid="40fec6d5"/>
    </style:style>
    <style:style style:name="P176" style:family="paragraph" style:parent-style-name="Text_20_body" style:list-style-name="L5">
      <style:text-properties officeooo:rsid="19e29a33" officeooo:paragraph-rsid="40fec6d5"/>
    </style:style>
    <style:style style:name="P177" style:family="paragraph" style:parent-style-name="Text_20_body" style:list-style-name="L6">
      <style:text-properties officeooo:rsid="19e29a33" officeooo:paragraph-rsid="40fec6d5"/>
    </style:style>
    <style:style style:name="P178" style:family="paragraph" style:parent-style-name="Text_20_body" style:list-style-name="L7">
      <style:text-properties officeooo:rsid="19e29a33" officeooo:paragraph-rsid="40fec6d5"/>
    </style:style>
    <style:style style:name="P179" style:family="paragraph" style:parent-style-name="Text_20_body" style:list-style-name="L8">
      <style:text-properties officeooo:paragraph-rsid="40ff6eb5"/>
    </style:style>
    <style:style style:name="P180" style:family="paragraph" style:parent-style-name="Text_20_body" style:list-style-name="L8">
      <style:text-properties officeooo:rsid="3f8df1d0" officeooo:paragraph-rsid="40ff6eb5"/>
    </style:style>
    <style:style style:name="P181" style:family="paragraph" style:parent-style-name="Text_20_body" style:list-style-name="L9">
      <style:text-properties fo:font-style="normal" officeooo:rsid="1f3ed1fc" officeooo:paragraph-rsid="4267ca75" style:font-style-asian="normal" style:font-style-complex="normal"/>
    </style:style>
    <style:style style:name="P182" style:family="paragraph" style:parent-style-name="Text_20_body" style:list-style-name="L10">
      <style:text-properties fo:font-style="normal" officeooo:rsid="3f2ae0ed" officeooo:paragraph-rsid="40ff6eb5" style:font-style-asian="normal" style:font-style-complex="normal"/>
    </style:style>
    <style:style style:name="P183" style:family="paragraph" style:parent-style-name="Text_20_body" style:list-style-name="L10">
      <style:text-properties officeooo:paragraph-rsid="40ff6eb5"/>
    </style:style>
    <style:style style:name="P184" style:family="paragraph" style:parent-style-name="Text_20_body" style:list-style-name="L11">
      <style:text-properties officeooo:paragraph-rsid="42aadd19"/>
    </style:style>
    <style:style style:name="P185" style:family="paragraph" style:parent-style-name="Text_20_body" style:list-style-name="L11">
      <style:text-properties officeooo:rsid="3f2e59a4" officeooo:paragraph-rsid="40ff6eb5"/>
    </style:style>
    <style:style style:name="P186" style:family="paragraph" style:parent-style-name="Text_20_body" style:list-style-name="L11">
      <style:text-properties officeooo:rsid="3f2c1347" officeooo:paragraph-rsid="40ff6eb5"/>
    </style:style>
    <style:style style:name="P187" style:family="paragraph" style:parent-style-name="Text_20_body" style:list-style-name="L12">
      <style:text-properties officeooo:rsid="1f9eac7b" officeooo:paragraph-rsid="40ffad90" fo:background-color="transparent"/>
    </style:style>
    <style:style style:name="P188" style:family="paragraph" style:parent-style-name="Text_20_body" style:list-style-name="L13">
      <style:text-properties officeooo:rsid="2725b06c" officeooo:paragraph-rsid="40ffad90" fo:background-color="transparent"/>
    </style:style>
    <style:style style:name="P189" style:family="paragraph" style:parent-style-name="Text_20_body" style:list-style-name="L13">
      <style:text-properties officeooo:rsid="3c0a96df" officeooo:paragraph-rsid="40ffad90" fo:background-color="transparent"/>
    </style:style>
    <style:style style:name="P190" style:family="paragraph" style:parent-style-name="Text_20_body" style:list-style-name="L13">
      <style:text-properties officeooo:rsid="3f676b5f" officeooo:paragraph-rsid="40ffad90" fo:background-color="transparent"/>
    </style:style>
    <style:style style:name="P191" style:family="paragraph" style:parent-style-name="Text_20_body" style:list-style-name="L16">
      <style:text-properties officeooo:rsid="25d1238f" officeooo:paragraph-rsid="428b5c66" fo:background-color="transparent"/>
    </style:style>
    <style:style style:name="P192" style:family="paragraph" style:parent-style-name="Text_20_body" style:list-style-name="L16">
      <style:text-properties officeooo:rsid="399e531b" officeooo:paragraph-rsid="428b5c66" fo:background-color="transparent"/>
    </style:style>
    <style:style style:name="P193" style:family="paragraph" style:parent-style-name="Text_20_body" style:list-style-name="L13">
      <style:text-properties officeooo:paragraph-rsid="40ffad90"/>
    </style:style>
    <style:style style:name="P194" style:family="paragraph" style:parent-style-name="Text_20_body" style:list-style-name="L14">
      <style:text-properties officeooo:rsid="1fa4b8bf" officeooo:paragraph-rsid="42749a99"/>
    </style:style>
    <style:style style:name="P195" style:family="paragraph" style:parent-style-name="Text_20_body" style:list-style-name="L14">
      <style:text-properties officeooo:rsid="1fa59f87" officeooo:paragraph-rsid="42749a99"/>
    </style:style>
    <style:style style:name="P196" style:family="paragraph" style:parent-style-name="Text_20_body" style:list-style-name="L14">
      <style:text-properties officeooo:rsid="1ef8a4eb" officeooo:paragraph-rsid="42749a99"/>
    </style:style>
    <style:style style:name="P197" style:family="paragraph" style:parent-style-name="Text_20_body" style:list-style-name="L14">
      <style:text-properties officeooo:rsid="28420f89" officeooo:paragraph-rsid="42749a99"/>
    </style:style>
    <style:style style:name="P198" style:family="paragraph" style:parent-style-name="Text_20_body" style:list-style-name="L14">
      <style:text-properties officeooo:rsid="1fddbc8a" officeooo:paragraph-rsid="42749a99"/>
    </style:style>
    <style:style style:name="P199" style:family="paragraph" style:parent-style-name="Text_20_body" style:list-style-name="L14">
      <style:text-properties officeooo:rsid="1fb10ae9" officeooo:paragraph-rsid="42749a99"/>
    </style:style>
    <style:style style:name="P200" style:family="paragraph" style:parent-style-name="Text_20_body" style:list-style-name="L14">
      <style:text-properties officeooo:rsid="26785863" officeooo:paragraph-rsid="42749a99"/>
    </style:style>
    <style:style style:name="P201" style:family="paragraph" style:parent-style-name="Text_20_body" style:list-style-name="L14">
      <style:text-properties officeooo:rsid="1fb564f3" officeooo:paragraph-rsid="42749a99"/>
    </style:style>
    <style:style style:name="P202" style:family="paragraph" style:parent-style-name="Text_20_body" style:list-style-name="L14">
      <style:text-properties officeooo:rsid="1fe12da0" officeooo:paragraph-rsid="42749a99"/>
    </style:style>
    <style:style style:name="P203" style:family="paragraph" style:parent-style-name="Text_20_body" style:list-style-name="L14">
      <style:text-properties officeooo:rsid="2713eaed" officeooo:paragraph-rsid="42749a99"/>
    </style:style>
    <style:style style:name="P204" style:family="paragraph" style:parent-style-name="Text_20_body" style:list-style-name="L14">
      <style:text-properties officeooo:rsid="1fe5ba75" officeooo:paragraph-rsid="42749a99"/>
    </style:style>
    <style:style style:name="P205" style:family="paragraph" style:parent-style-name="Text_20_body" style:list-style-name="L14">
      <style:text-properties officeooo:rsid="3c5658dd" officeooo:paragraph-rsid="42749a99"/>
    </style:style>
    <style:style style:name="P206" style:family="paragraph" style:parent-style-name="Text_20_body" style:list-style-name="L15">
      <style:text-properties officeooo:paragraph-rsid="4282914b"/>
    </style:style>
    <style:style style:name="P207" style:family="paragraph" style:parent-style-name="Text_20_body" style:list-style-name="L15">
      <style:text-properties officeooo:rsid="19e5887b" officeooo:paragraph-rsid="4282914b"/>
    </style:style>
    <style:style style:name="P208" style:family="paragraph" style:parent-style-name="Text_20_body" style:list-style-name="L17">
      <style:text-properties officeooo:paragraph-rsid="42702e59"/>
    </style:style>
    <style:style style:name="P209" style:family="paragraph" style:parent-style-name="Text_20_body" style:list-style-name="L17">
      <style:text-properties officeooo:rsid="3988feba" officeooo:paragraph-rsid="42702e59"/>
    </style:style>
    <style:style style:name="P210" style:family="paragraph" style:parent-style-name="Text_20_body" style:list-style-name="L18">
      <style:text-properties officeooo:rsid="26992d29" officeooo:paragraph-rsid="40ffcbe7"/>
    </style:style>
    <style:style style:name="P211" style:family="paragraph" style:parent-style-name="Text_20_body" style:list-style-name="L19">
      <style:text-properties officeooo:paragraph-rsid="40ffcbe7"/>
    </style:style>
    <style:style style:name="P212" style:family="paragraph" style:parent-style-name="Text_20_body" style:list-style-name="L19">
      <style:text-properties officeooo:rsid="269cbd15" officeooo:paragraph-rsid="40ffcbe7"/>
    </style:style>
    <style:style style:name="P213" style:family="paragraph" style:parent-style-name="Text_20_body" style:list-style-name="L19">
      <style:text-properties officeooo:rsid="3c763339" officeooo:paragraph-rsid="40ffcbe7"/>
    </style:style>
    <style:style style:name="P214" style:family="paragraph" style:parent-style-name="Text_20_body" style:list-style-name="L19">
      <style:text-properties officeooo:rsid="3e5a03e9" officeooo:paragraph-rsid="40ffcbe7"/>
    </style:style>
    <style:style style:name="P215" style:family="paragraph" style:parent-style-name="Text_20_body" style:list-style-name="L19">
      <style:text-properties officeooo:rsid="3e731095" officeooo:paragraph-rsid="40ffcbe7"/>
    </style:style>
    <style:style style:name="P216" style:family="paragraph" style:parent-style-name="Text_20_body" style:list-style-name="L19">
      <style:text-properties officeooo:rsid="269e503f" officeooo:paragraph-rsid="40ffcbe7"/>
    </style:style>
    <style:style style:name="P217" style:family="paragraph" style:parent-style-name="Text_20_body" style:list-style-name="L19">
      <style:text-properties officeooo:rsid="3d45c93d" officeooo:paragraph-rsid="40ffcbe7"/>
    </style:style>
    <style:style style:name="P218" style:family="paragraph" style:parent-style-name="Text_20_body" style:list-style-name="L19">
      <style:text-properties officeooo:rsid="406c8a35" officeooo:paragraph-rsid="40ffcbe7"/>
    </style:style>
    <style:style style:name="P219" style:family="paragraph" style:parent-style-name="Text_20_body" style:list-style-name="L19">
      <style:text-properties officeooo:rsid="2181dc18" officeooo:paragraph-rsid="40ffcbe7"/>
    </style:style>
    <style:style style:name="P220" style:family="paragraph" style:parent-style-name="Text_20_body" style:list-style-name="L19">
      <style:text-properties officeooo:rsid="3d33dbc1" officeooo:paragraph-rsid="40ffcbe7"/>
    </style:style>
    <style:style style:name="P221" style:family="paragraph" style:parent-style-name="Text_20_body" style:list-style-name="L20">
      <style:text-properties officeooo:rsid="3fb16ae6" officeooo:paragraph-rsid="429634c8"/>
    </style:style>
    <style:style style:name="P222" style:family="paragraph" style:parent-style-name="Text_20_body" style:list-style-name="L21">
      <style:text-properties officeooo:paragraph-rsid="40ffad90"/>
    </style:style>
    <style:style style:name="P223" style:family="paragraph" style:parent-style-name="Text_20_body" style:list-style-name="L21">
      <style:text-properties officeooo:rsid="42a39d92" officeooo:paragraph-rsid="42a39d92"/>
    </style:style>
    <style:style style:name="P224" style:family="paragraph" style:parent-style-name="Text_20_body">
      <style:paragraph-properties fo:text-align="center" style:justify-single-word="false"/>
      <style:text-properties officeooo:paragraph-rsid="42bef50d"/>
    </style:style>
    <style:style style:name="P22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128d94f"/>
    </style:style>
    <style:style style:name="T3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4" style:family="text">
      <style:text-properties style:text-line-through-style="none" style:text-line-through-type="none" officeooo:rsid="1904c501"/>
    </style:style>
    <style:style style:name="T5" style:family="text">
      <style:text-properties style:text-line-through-style="none" style:text-line-through-type="none" officeooo:rsid="247bd336"/>
    </style:style>
    <style:style style:name="T6" style:family="text">
      <style:text-properties style:text-line-through-style="none" style:text-line-through-type="none" officeooo:rsid="269668ef"/>
    </style:style>
    <style:style style:name="T7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8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3cc4e990" fo:background-color="transparent" loext:char-shading-value="0" style:font-style-asian="normal" style:font-style-complex="normal"/>
    </style:style>
    <style:style style:name="T10" style:family="text">
      <style:text-properties style:text-line-through-style="none" style:text-line-through-type="none" fo:font-style="normal" fo:font-weight="bold" officeooo:rsid="3cc4e990" fo:background-color="transparent" loext:char-shading-value="0" style:font-style-asian="normal" style:font-weight-asian="bold" style:font-style-complex="normal" style:font-weight-complex="bold"/>
    </style:style>
    <style:style style:name="T11" style:family="text">
      <style:text-properties style:text-line-through-style="none" style:text-line-through-type="none" officeooo:rsid="394a174a"/>
    </style:style>
    <style:style style:name="T12" style:family="text">
      <style:text-properties style:text-line-through-style="none" style:text-line-through-type="none" officeooo:rsid="3f620290"/>
    </style:style>
    <style:style style:name="T13" style:family="text">
      <style:text-properties style:text-line-through-style="none" style:text-line-through-type="none" officeooo:rsid="3f65776a"/>
    </style:style>
    <style:style style:name="T14" style:family="text">
      <style:text-properties style:text-line-through-style="none" style:text-line-through-type="none" officeooo:rsid="3f8fcede"/>
    </style:style>
    <style:style style:name="T15" style:family="text">
      <style:text-properties style:text-line-through-style="none" style:text-line-through-type="none" officeooo:rsid="3f8df1d0"/>
    </style:style>
    <style:style style:name="T16" style:family="text">
      <style:text-properties style:text-line-through-style="none" style:text-line-through-type="none" officeooo:rsid="247aa9fe"/>
    </style:style>
    <style:style style:name="T17" style:family="text">
      <style:text-properties style:text-line-through-style="none" style:text-line-through-type="none" officeooo:rsid="3f0202ee"/>
    </style:style>
    <style:style style:name="T18" style:family="text">
      <style:text-properties style:text-line-through-style="none" style:text-line-through-type="none" officeooo:rsid="424948e8"/>
    </style:style>
    <style:style style:name="T19" style:family="text">
      <style:text-properties style:text-line-through-style="none" style:text-line-through-type="none" fo:language="cs" fo:country="CZ" fo:font-style="normal" fo:font-weight="normal" officeooo:rsid="3ba6cfa7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language="cs" fo:country="CZ" fo:font-style="normal" fo:font-weight="normal" officeooo:rsid="3c031953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language="cs" fo:country="CZ" fo:font-style="normal" fo:font-weight="normal" officeooo:rsid="3c0164d7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language="cs" fo:country="CZ" fo:font-style="normal" fo:font-weight="normal" officeooo:rsid="3c041781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language="cs" fo:country="CZ" fo:font-style="normal" fo:font-weight="normal" officeooo:rsid="3c044525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language="cs" fo:country="CZ" fo:font-style="normal" fo:font-weight="normal" officeooo:rsid="3d7acb3a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language="cs" fo:country="CZ" fo:font-style="normal" fo:font-weight="normal" officeooo:rsid="3baa4aa2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language="cs" fo:country="CZ" fo:font-style="normal" fo:font-weight="normal" officeooo:rsid="3bffcabb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language="cs" fo:country="CZ" fo:font-style="normal" fo:font-weight="normal" officeooo:rsid="3ba5979c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language="cs" fo:country="CZ" fo:font-style="normal" fo:font-weight="normal" officeooo:rsid="3bee5a96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language="cs" fo:country="CZ" fo:font-style="normal" fo:font-weight="normal" officeooo:rsid="407584b6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language="cs" fo:country="CZ" fo:font-style="normal" fo:font-weight="normal" officeooo:rsid="427d4618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language="cs" fo:country="CZ" fo:font-style="normal" fo:font-weight="normal" officeooo:rsid="428091a9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text-line-through-style="none" style:text-line-through-type="none" fo:language="cs" fo:country="CZ" fo:font-style="normal" fo:font-weight="normal" officeooo:rsid="26d8fde5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text-line-through-style="none" style:text-line-through-type="none" fo:language="cs" fo:country="CZ" fo:font-style="normal" fo:font-weight="normal" officeooo:rsid="3de01683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4" style:family="text">
      <style:text-properties style:text-line-through-style="none" style:text-line-through-type="none" fo:language="cs" fo:country="CZ" fo:font-style="normal" fo:font-weight="normal" officeooo:rsid="3d58d88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language="cs" fo:country="CZ" fo:font-style="normal" fo:font-weight="normal" officeooo:rsid="3def5bfb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language="cs" fo:country="CZ" fo:font-style="normal" fo:font-weight="normal" officeooo:rsid="3ddbeb9f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language="cs" fo:country="CZ" fo:font-style="normal" fo:font-weight="normal" officeooo:rsid="3dce3982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8" style:family="text">
      <style:text-properties style:text-line-through-style="none" style:text-line-through-type="none" fo:language="cs" fo:country="CZ" fo:font-style="normal" fo:font-weight="normal" officeooo:rsid="3ddd7fa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text-line-through-type="none" fo:language="cs" fo:country="CZ" fo:font-style="normal" fo:font-weight="normal" officeooo:rsid="422c47b4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fo:language="cs" fo:country="CZ" fo:font-style="normal" fo:font-weight="normal" officeooo:rsid="42be356e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language="cs" fo:country="CZ" fo:font-style="normal" fo:font-weight="bold" officeooo:rsid="428091a9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fo:language="cs" fo:country="CZ" fo:font-style="normal" officeooo:rsid="27f58c0f" style:language-asian="cs" style:country-asian="CZ" style:font-style-asian="normal" style:font-style-complex="normal"/>
    </style:style>
    <style:style style:name="T43" style:family="text">
      <style:text-properties style:text-line-through-style="none" style:text-line-through-type="none" fo:language="cs" fo:country="CZ" fo:font-style="normal" officeooo:rsid="3c339149" style:language-asian="cs" style:country-asian="CZ" style:font-style-asian="normal" style:font-style-complex="normal"/>
    </style:style>
    <style:style style:name="T44" style:family="text">
      <style:text-properties style:text-line-through-style="none" style:text-line-through-type="none" fo:language="cs" fo:country="CZ" fo:font-style="normal" officeooo:rsid="3c37376a" style:language-asian="cs" style:country-asian="CZ" style:font-style-asian="normal" style:font-style-complex="normal"/>
    </style:style>
    <style:style style:name="T45" style:family="text">
      <style:text-properties style:text-line-through-style="none" style:text-line-through-type="none" fo:language="cs" fo:country="CZ" fo:font-style="normal" officeooo:rsid="42a4498b" style:language-asian="cs" style:country-asian="CZ" style:font-style-asian="normal" style:font-style-complex="normal"/>
    </style:style>
    <style:style style:name="T46" style:family="text">
      <style:text-properties style:text-line-through-style="none" style:text-line-through-type="none" fo:language="cs" fo:country="CZ" fo:font-style="normal" officeooo:rsid="4041cdea" style:language-asian="cs" style:country-asian="CZ" style:font-style-asian="normal" style:font-style-complex="normal"/>
    </style:style>
    <style:style style:name="T47" style:family="text">
      <style:text-properties style:text-line-through-style="none" style:text-line-through-type="none" fo:language="cs" fo:country="CZ" fo:font-style="italic" fo:font-weight="normal" officeooo:rsid="3c0164d7" fo:background-color="transparent" loext:char-shading-value="0" style:font-style-asian="italic" style:font-weight-asian="normal" style:font-style-complex="italic" style:font-weight-complex="normal"/>
    </style:style>
    <style:style style:name="T48" style:family="text">
      <style:text-properties style:text-line-through-style="none" style:text-line-through-type="none" fo:language="cs" fo:country="CZ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49" style:family="text">
      <style:text-properties style:text-line-through-style="none" style:text-line-through-type="none" fo:language="cs" fo:country="CZ" fo:font-style="italic" fo:font-weight="normal" officeooo:rsid="3de01683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0" style:family="text">
      <style:text-properties style:text-line-through-style="none" style:text-line-through-type="none" fo:language="cs" fo:country="CZ" fo:font-style="italic" fo:font-weight="normal" officeooo:rsid="3dce3982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1" style:family="text">
      <style:text-properties style:text-line-through-style="none" style:text-line-through-type="none" fo:language="cs" fo:country="CZ" fo:font-style="italic" fo:font-weight="normal" officeooo:rsid="3ddd7fa6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2" style:family="text">
      <style:text-properties style:text-line-through-style="none" style:text-line-through-type="none" fo:language="cs" fo:country="CZ" fo:font-weight="normal" officeooo:rsid="3d7acb3a" fo:background-color="transparent" loext:char-shading-value="0" style:font-weight-asian="normal" style:font-weight-complex="normal"/>
    </style:style>
    <style:style style:name="T53" style:family="text">
      <style:text-properties style:text-line-through-style="none" style:text-line-through-type="none" fo:language="en" fo:country="US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weight="bold" fo:background-color="transparent" loext:char-shading-value="0" style:font-weight-asian="bold" style:font-weight-complex="bold"/>
    </style:style>
    <style:style style:name="T55" style:family="text">
      <style:text-properties style:text-line-through-style="none" style:text-line-through-type="none" fo:font-weight="bold" style:font-weight-asian="bold" style:font-weight-complex="bold"/>
    </style:style>
    <style:style style:name="T56" style:family="text">
      <style:text-properties style:text-line-through-style="none" style:text-line-through-type="none" fo:background-color="transparent" loext:char-shading-value="0"/>
    </style:style>
    <style:style style:name="T57" style:family="text">
      <style:text-properties style:text-line-through-style="none" style:text-line-through-type="none" officeooo:rsid="3cc4e990" fo:background-color="transparent" loext:char-shading-value="0"/>
    </style:style>
    <style:style style:name="T58" style:family="text">
      <style:text-properties style:text-line-through-style="none" style:text-line-through-type="none" officeooo:rsid="40d13ca9" fo:background-color="transparent" loext:char-shading-value="0"/>
    </style:style>
    <style:style style:name="T59" style:family="text">
      <style:text-properties style:text-line-through-style="none" style:text-line-through-type="none" officeooo:rsid="3cc3b606" fo:background-color="transparent" loext:char-shading-value="0"/>
    </style:style>
    <style:style style:name="T60" style:family="text">
      <style:text-properties style:text-line-through-style="none" style:text-line-through-type="none" officeooo:rsid="3d065dea" fo:background-color="transparent" loext:char-shading-value="0"/>
    </style:style>
    <style:style style:name="T61" style:family="text">
      <style:text-properties style:text-line-through-style="none" style:text-line-through-type="none" officeooo:rsid="3d08a0fe" fo:background-color="transparent" loext:char-shading-value="0"/>
    </style:style>
    <style:style style:name="T62" style:family="text">
      <style:text-properties style:text-line-through-style="none" style:text-line-through-type="none" officeooo:rsid="3dbbd41b" fo:background-color="transparent" loext:char-shading-value="0"/>
    </style:style>
    <style:style style:name="T63" style:family="text">
      <style:text-properties style:text-line-through-style="none" style:text-line-through-type="none" officeooo:rsid="247ab094"/>
    </style:style>
    <style:style style:name="T64" style:family="text">
      <style:text-properties style:text-line-through-style="none" style:text-line-through-type="none" fo:font-weight="normal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3c392701" style:font-weight-asian="normal" style:font-weight-complex="normal"/>
    </style:style>
    <style:style style:name="T66" style:family="text">
      <style:text-properties style:text-line-through-style="none" style:text-line-through-type="none" fo:font-weight="normal" officeooo:rsid="3c4923d5" style:font-weight-asian="normal" style:font-weight-complex="normal"/>
    </style:style>
    <style:style style:name="T67" style:family="text">
      <style:text-properties style:text-line-through-style="none" style:text-line-through-type="none" officeooo:rsid="3c392701"/>
    </style:style>
    <style:style style:name="T68" style:family="text">
      <style:text-properties style:text-line-through-style="none" style:text-line-through-type="none" officeooo:rsid="3c31cd8f"/>
    </style:style>
    <style:style style:name="T69" style:family="text">
      <style:text-properties fo:language="cs" fo:country="CZ"/>
    </style:style>
    <style:style style:name="T70" style:family="text">
      <style:text-properties fo:language="cs" fo:country="CZ" fo:font-style="italic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7e08a27" style:language-asian="cs" style:country-asian="CZ" style:font-style-asian="italic" style:font-style-complex="italic"/>
    </style:style>
    <style:style style:name="T77" style:family="text">
      <style:text-properties fo:language="cs" fo:country="CZ" fo:font-style="normal" style:language-asian="cs" style:country-asian="CZ" style:font-style-asian="normal" style:font-style-complex="normal"/>
    </style:style>
    <style:style style:name="T78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3eb4b392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421cfd20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27ef31c1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3fb0097c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3c1af9ce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3faecf8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7e2941a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3c169cad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3c1e7ef1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3fb0900c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3c265869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3c1dcd6d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3c248610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7e08a27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7e72a02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4297570a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42998ef7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7925bf3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3c2da736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402b56ca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42209956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1b1ca47e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42a41f2f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3c37376a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3c2e8c1f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3c307137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4043481b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3c4723d7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4041cdea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42a4360f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4018de7b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401a379c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401c48e4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42aba77a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42ad1db7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121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122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123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124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125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126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127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128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129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130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131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132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133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134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35" style:family="text">
      <style:text-properties fo:language="cs" fo:country="CZ" fo:font-style="normal" style:font-style-asian="normal" style:font-style-complex="normal"/>
    </style:style>
    <style:style style:name="T136" style:family="text">
      <style:text-properties fo:language="cs" fo:country="CZ" fo:font-style="normal" officeooo:rsid="1dfd222d" style:font-style-asian="normal" style:font-style-complex="normal"/>
    </style:style>
    <style:style style:name="T137" style:family="text">
      <style:text-properties fo:language="cs" fo:country="CZ" fo:font-style="normal" officeooo:rsid="2569af57" style:font-style-asian="normal" style:font-style-complex="normal"/>
    </style:style>
    <style:style style:name="T138" style:family="text">
      <style:text-properties fo:language="cs" fo:country="CZ" fo:font-style="normal" officeooo:rsid="1dfdd6ef" style:font-style-asian="normal" style:font-style-complex="normal"/>
    </style:style>
    <style:style style:name="T139" style:family="text">
      <style:text-properties fo:language="cs" fo:country="CZ" fo:font-style="normal" officeooo:rsid="25a0872c" style:font-style-asian="normal" style:font-style-complex="normal"/>
    </style:style>
    <style:style style:name="T140" style:family="text">
      <style:text-properties fo:language="cs" fo:country="CZ" fo:font-style="normal" officeooo:rsid="25a63f6d" style:font-style-asian="normal" style:font-style-complex="normal"/>
    </style:style>
    <style:style style:name="T141" style:family="text">
      <style:text-properties fo:language="cs" fo:country="CZ" fo:font-style="normal" officeooo:rsid="26bb1452" style:font-style-asian="normal" style:font-style-complex="normal"/>
    </style:style>
    <style:style style:name="T142" style:family="text">
      <style:text-properties fo:language="cs" fo:country="CZ" fo:font-style="normal" officeooo:rsid="394b4b34" style:font-style-asian="normal" style:font-style-complex="normal"/>
    </style:style>
    <style:style style:name="T143" style:family="text">
      <style:text-properties fo:language="cs" fo:country="CZ" fo:font-style="normal" officeooo:rsid="395b173d" style:font-style-asian="normal" style:font-style-complex="normal"/>
    </style:style>
    <style:style style:name="T144" style:family="text">
      <style:text-properties fo:language="cs" fo:country="CZ" fo:font-style="normal" officeooo:rsid="1f23f6d8" style:font-style-asian="normal" style:font-style-complex="normal"/>
    </style:style>
    <style:style style:name="T145" style:family="text">
      <style:text-properties fo:language="cs" fo:country="CZ" fo:font-style="normal" officeooo:rsid="1a67d4d3" style:font-style-asian="normal" style:font-style-complex="normal"/>
    </style:style>
    <style:style style:name="T146" style:family="text">
      <style:text-properties fo:language="cs" fo:country="CZ" fo:font-style="normal" officeooo:rsid="1f24bc92" style:font-style-asian="normal" style:font-style-complex="normal"/>
    </style:style>
    <style:style style:name="T147" style:family="text">
      <style:text-properties fo:language="cs" fo:country="CZ" fo:font-style="normal" officeooo:rsid="25ab7249" style:font-style-asian="normal" style:font-style-complex="normal"/>
    </style:style>
    <style:style style:name="T148" style:family="text">
      <style:text-properties fo:language="cs" fo:country="CZ" fo:font-style="normal" officeooo:rsid="26b8725f" style:font-style-asian="normal" style:font-style-complex="normal"/>
    </style:style>
    <style:style style:name="T149" style:family="text">
      <style:text-properties fo:language="cs" fo:country="CZ" fo:font-style="normal" officeooo:rsid="25a87d4c" style:font-style-asian="normal" style:font-style-complex="normal"/>
    </style:style>
    <style:style style:name="T150" style:family="text">
      <style:text-properties fo:language="cs" fo:country="CZ" fo:font-style="normal" officeooo:rsid="25796d8b" style:font-style-asian="normal" style:font-style-complex="normal"/>
    </style:style>
    <style:style style:name="T151" style:family="text">
      <style:text-properties fo:language="cs" fo:country="CZ" fo:font-style="normal" officeooo:rsid="3b59bc07" style:font-style-asian="normal" style:font-style-complex="normal"/>
    </style:style>
    <style:style style:name="T152" style:family="text">
      <style:text-properties fo:language="cs" fo:country="CZ" fo:font-style="normal" officeooo:rsid="3ef37792" style:font-style-asian="normal" style:font-style-complex="normal"/>
    </style:style>
    <style:style style:name="T153" style:family="text">
      <style:text-properties fo:language="cs" fo:country="CZ" fo:font-style="normal" officeooo:rsid="3ef63727" style:font-style-asian="normal" style:font-style-complex="normal"/>
    </style:style>
    <style:style style:name="T154" style:family="text">
      <style:text-properties fo:language="cs" fo:country="CZ" fo:font-style="normal" officeooo:rsid="3ef781ec" style:font-style-asian="normal" style:font-style-complex="normal"/>
    </style:style>
    <style:style style:name="T155" style:family="text">
      <style:text-properties fo:language="cs" fo:country="CZ" fo:font-style="normal" officeooo:rsid="40d3e4eb" style:font-style-asian="normal" style:font-style-complex="normal"/>
    </style:style>
    <style:style style:name="T156" style:family="text">
      <style:text-properties fo:language="cs" fo:country="CZ" fo:font-style="normal" officeooo:rsid="42782326" style:font-style-asian="normal" style:font-style-complex="normal"/>
    </style:style>
    <style:style style:name="T157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158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159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160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161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162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163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164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165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166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167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168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169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170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171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172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173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174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175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176" style:family="text">
      <style:text-properties fo:language="cs" fo:country="CZ" fo:font-style="normal" officeooo:rsid="428a5526" style:language-asian="zxx" style:country-asian="none" style:font-style-asian="normal" style:language-complex="ar" style:country-complex="SA" style:font-style-complex="normal"/>
    </style:style>
    <style:style style:name="T177" style:family="text">
      <style:text-properties fo:language="cs" fo:country="CZ" fo:font-style="normal" officeooo:rsid="428f7574" style:language-asian="zxx" style:country-asian="none" style:font-style-asian="normal" style:language-complex="ar" style:country-complex="SA" style:font-style-complex="normal"/>
    </style:style>
    <style:style style:name="T178" style:family="text">
      <style:text-properties fo:language="cs" fo:country="CZ" fo:font-style="normal" officeooo:rsid="428ed24e" style:language-asian="zxx" style:country-asian="none" style:font-style-asian="normal" style:language-complex="ar" style:country-complex="SA" style:font-style-complex="normal"/>
    </style:style>
    <style:style style:name="T179" style:family="text">
      <style:text-properties fo:language="cs" fo:country="CZ" fo:font-style="normal" officeooo:rsid="40d8dc51" style:language-asian="zxx" style:country-asian="none" style:font-style-asian="normal" style:language-complex="ar" style:country-complex="SA" style:font-style-complex="normal"/>
    </style:style>
    <style:style style:name="T180" style:family="text">
      <style:text-properties fo:language="cs" fo:country="CZ" fo:font-style="normal" officeooo:rsid="3c970005" style:language-asian="zxx" style:country-asian="none" style:font-style-asian="normal" style:language-complex="ar" style:country-complex="SA" style:font-style-complex="normal"/>
    </style:style>
    <style:style style:name="T181" style:family="text">
      <style:text-properties fo:language="cs" fo:country="CZ" fo:font-style="normal" officeooo:rsid="277f84d2" style:language-asian="zxx" style:country-asian="none" style:font-style-asian="normal" style:language-complex="ar" style:country-complex="SA" style:font-style-complex="normal"/>
    </style:style>
    <style:style style:name="T182" style:family="text">
      <style:text-properties fo:language="cs" fo:country="CZ" fo:font-style="normal" officeooo:rsid="3df48dff" style:language-asian="zxx" style:country-asian="none" style:font-style-asian="normal" style:language-complex="ar" style:country-complex="SA" style:font-style-complex="normal"/>
    </style:style>
    <style:style style:name="T183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184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185" style:family="text">
      <style:text-properties fo:language="cs" fo:country="CZ" fo:font-style="normal" officeooo:rsid="3eb4b392" fo:background-color="transparent" loext:char-shading-value="0" style:language-asian="cs" style:country-asian="CZ" style:font-style-asian="normal" style:font-style-complex="normal"/>
    </style:style>
    <style:style style:name="T186" style:family="text">
      <style:text-properties fo:language="cs" fo:country="CZ" officeooo:rsid="1dfd222d"/>
    </style:style>
    <style:style style:name="T187" style:family="text">
      <style:text-properties fo:language="cs" fo:country="CZ" fo:font-weight="bold" style:font-weight-asian="bold" style:font-weight-complex="bold"/>
    </style:style>
    <style:style style:name="T188" style:family="text">
      <style:text-properties fo:language="cs" fo:country="CZ" fo:font-weight="bold" officeooo:rsid="1dbdf5ee" style:font-weight-asian="bold" style:font-weight-complex="bold"/>
    </style:style>
    <style:style style:name="T189" style:family="text">
      <style:text-properties fo:language="cs" fo:country="CZ" fo:font-weight="bold" officeooo:rsid="1dfd222d" style:font-weight-asian="bold" style:font-weight-complex="bold"/>
    </style:style>
    <style:style style:name="T190" style:family="text">
      <style:text-properties fo:language="cs" fo:country="CZ" officeooo:rsid="16b81fd2"/>
    </style:style>
    <style:style style:name="T191" style:family="text">
      <style:text-properties fo:language="cs" fo:country="CZ" officeooo:rsid="395d89c3"/>
    </style:style>
    <style:style style:name="T192" style:family="text">
      <style:text-properties fo:language="cs" fo:country="CZ" style:language-asian="zxx" style:country-asian="none" style:language-complex="ar" style:country-complex="SA"/>
    </style:style>
    <style:style style:name="T193" style:family="text">
      <style:text-properties fo:language="cs" fo:country="CZ" officeooo:rsid="428a5526" style:language-asian="zxx" style:country-asian="none" style:language-complex="ar" style:country-complex="SA"/>
    </style:style>
    <style:style style:name="T194" style:family="text">
      <style:text-properties fo:language="cs" fo:country="CZ" officeooo:rsid="4292f4f8" style:language-asian="zxx" style:country-asian="none" style:language-complex="ar" style:country-complex="SA"/>
    </style:style>
    <style:style style:name="T195" style:family="text">
      <style:text-properties fo:language="cs" fo:country="CZ" officeooo:rsid="42a28fc6" style:language-asian="zxx" style:country-asian="none" style:language-complex="ar" style:country-complex="SA"/>
    </style:style>
    <style:style style:name="T196" style:family="text">
      <style:text-properties fo:language="cs" fo:country="CZ" officeooo:rsid="22404075" style:language-asian="cs" style:country-asian="CZ"/>
    </style:style>
    <style:style style:name="T197" style:family="text">
      <style:text-properties fo:language="cs" fo:country="CZ" officeooo:rsid="228a0369" style:language-asian="cs" style:country-asian="CZ"/>
    </style:style>
    <style:style style:name="T198" style:family="text">
      <style:text-properties fo:language="cs" fo:country="CZ" officeooo:rsid="429634c8" style:language-asian="cs" style:country-asian="CZ"/>
    </style:style>
    <style:style style:name="T199" style:family="text">
      <style:text-properties fo:language="cs" fo:country="CZ" officeooo:rsid="4296ed3a" style:language-asian="cs" style:country-asian="CZ"/>
    </style:style>
    <style:style style:name="T200" style:family="text">
      <style:text-properties fo:language="cs" fo:country="CZ" officeooo:rsid="403a51d8"/>
    </style:style>
    <style:style style:name="T201" style:family="text">
      <style:text-properties fo:language="cs" fo:country="CZ" officeooo:rsid="423a915d"/>
    </style:style>
    <style:style style:name="T202" style:family="text">
      <style:text-properties fo:language="cs" fo:country="CZ" officeooo:rsid="40ff9796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229f4bef" style:font-style-asian="italic" style:font-style-complex="italic"/>
    </style:style>
    <style:style style:name="T205" style:family="text">
      <style:text-properties fo:font-style="italic" officeooo:rsid="40ff6eb5" style:font-style-asian="italic" style:font-style-complex="italic"/>
    </style:style>
    <style:style style:name="T206" style:family="text">
      <style:text-properties fo:font-style="italic" officeooo:rsid="3f3f2fd9" style:font-style-asian="italic" style:font-style-complex="italic"/>
    </style:style>
    <style:style style:name="T207" style:family="text">
      <style:text-properties fo:font-style="italic" officeooo:rsid="1f34f748" style:font-style-asian="italic" style:font-style-complex="italic"/>
    </style:style>
    <style:style style:name="T208" style:family="text">
      <style:text-properties fo:font-style="italic" officeooo:rsid="42527d84" style:font-style-asian="italic" style:font-style-complex="italic"/>
    </style:style>
    <style:style style:name="T209" style:family="text">
      <style:text-properties fo:font-style="italic" officeooo:rsid="408430cb" style:font-style-asian="italic" style:font-style-complex="italic"/>
    </style:style>
    <style:style style:name="T210" style:family="text">
      <style:text-properties fo:font-style="italic" officeooo:rsid="3c0f11d2" style:font-style-asian="italic" style:font-style-complex="italic"/>
    </style:style>
    <style:style style:name="T211" style:family="text">
      <style:text-properties fo:font-style="italic" officeooo:rsid="3bffcabb" style:font-style-asian="italic" style:font-style-complex="italic"/>
    </style:style>
    <style:style style:name="T212" style:family="text">
      <style:text-properties fo:font-style="italic" officeooo:rsid="4074ff71" style:font-style-asian="italic" style:font-style-complex="italic"/>
    </style:style>
    <style:style style:name="T213" style:family="text">
      <style:text-properties fo:font-style="italic" officeooo:rsid="3bed2d2d" style:font-style-asian="italic" style:font-style-complex="italic"/>
    </style:style>
    <style:style style:name="T214" style:family="text">
      <style:text-properties fo:font-style="italic" officeooo:rsid="427d4618" style:font-style-asian="italic" style:font-style-complex="italic"/>
    </style:style>
    <style:style style:name="T215" style:family="text">
      <style:text-properties fo:font-style="italic" officeooo:rsid="424948e8" style:font-style-asian="italic" style:font-style-complex="italic"/>
    </style:style>
    <style:style style:name="T2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7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2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220" style:family="text">
      <style:text-properties fo:font-style="normal" style:font-style-asian="normal" style:font-style-complex="normal"/>
    </style:style>
    <style:style style:name="T221" style:family="text">
      <style:text-properties fo:font-style="normal" officeooo:rsid="25a0872c" style:font-style-asian="normal" style:font-style-complex="normal"/>
    </style:style>
    <style:style style:name="T222" style:family="text">
      <style:text-properties fo:font-style="normal" officeooo:rsid="2643a342" style:font-style-asian="normal" style:font-style-complex="normal"/>
    </style:style>
    <style:style style:name="T223" style:family="text">
      <style:text-properties fo:font-style="normal" officeooo:rsid="266616ba" style:font-style-asian="normal" style:font-style-complex="normal"/>
    </style:style>
    <style:style style:name="T224" style:family="text">
      <style:text-properties fo:font-style="normal" officeooo:rsid="1f05e202" style:font-style-asian="normal" style:font-style-complex="normal"/>
    </style:style>
    <style:style style:name="T225" style:family="text">
      <style:text-properties fo:font-style="normal" officeooo:rsid="256e38d1" style:font-style-asian="normal" style:font-style-complex="normal"/>
    </style:style>
    <style:style style:name="T226" style:family="text">
      <style:text-properties fo:font-style="normal" officeooo:rsid="2571d9c7" style:font-style-asian="normal" style:font-style-complex="normal"/>
    </style:style>
    <style:style style:name="T227" style:family="text">
      <style:text-properties fo:font-style="normal" officeooo:rsid="25f2d04a" style:font-style-asian="normal" style:font-style-complex="normal"/>
    </style:style>
    <style:style style:name="T228" style:family="text">
      <style:text-properties fo:font-style="normal" officeooo:rsid="25f31ebd" style:font-style-asian="normal" style:font-style-complex="normal"/>
    </style:style>
    <style:style style:name="T229" style:family="text">
      <style:text-properties fo:font-style="normal" officeooo:rsid="2576dfad" style:font-style-asian="normal" style:font-style-complex="normal"/>
    </style:style>
    <style:style style:name="T230" style:family="text">
      <style:text-properties fo:font-style="normal" officeooo:rsid="25f3c728" style:font-style-asian="normal" style:font-style-complex="normal"/>
    </style:style>
    <style:style style:name="T231" style:family="text">
      <style:text-properties fo:font-style="normal" officeooo:rsid="3984e131" style:font-style-asian="normal" style:font-style-complex="normal"/>
    </style:style>
    <style:style style:name="T232" style:family="text">
      <style:text-properties fo:font-style="normal" officeooo:rsid="39a48878" style:font-style-asian="normal" style:font-style-complex="normal"/>
    </style:style>
    <style:style style:name="T233" style:family="text">
      <style:text-properties fo:font-style="normal" officeooo:rsid="39b8d7fd" style:font-style-asian="normal" style:font-style-complex="normal"/>
    </style:style>
    <style:style style:name="T234" style:family="text">
      <style:text-properties fo:font-style="normal" officeooo:rsid="3a920d5a" style:font-style-asian="normal" style:font-style-complex="normal"/>
    </style:style>
    <style:style style:name="T235" style:family="text">
      <style:text-properties fo:font-style="normal" officeooo:rsid="3a9478eb" style:font-style-asian="normal" style:font-style-complex="normal"/>
    </style:style>
    <style:style style:name="T236" style:family="text">
      <style:text-properties fo:font-style="normal" officeooo:rsid="3a95f2d4" style:font-style-asian="normal" style:font-style-complex="normal"/>
    </style:style>
    <style:style style:name="T237" style:family="text">
      <style:text-properties fo:font-style="normal" officeooo:rsid="3a98b3ec" style:font-style-asian="normal" style:font-style-complex="normal"/>
    </style:style>
    <style:style style:name="T238" style:family="text">
      <style:text-properties fo:font-style="normal" officeooo:rsid="3a95f584" style:font-style-asian="normal" style:font-style-complex="normal"/>
    </style:style>
    <style:style style:name="T239" style:family="text">
      <style:text-properties fo:font-style="normal" officeooo:rsid="3a99fc7d" style:font-style-asian="normal" style:font-style-complex="normal"/>
    </style:style>
    <style:style style:name="T240" style:family="text">
      <style:text-properties fo:font-style="normal" officeooo:rsid="3a9a2361" style:font-style-asian="normal" style:font-style-complex="normal"/>
    </style:style>
    <style:style style:name="T241" style:family="text">
      <style:text-properties fo:font-style="normal" officeooo:rsid="3aa8a74a" style:font-style-asian="normal" style:font-style-complex="normal"/>
    </style:style>
    <style:style style:name="T242" style:family="text">
      <style:text-properties fo:font-style="normal" officeooo:rsid="3b564746" style:font-style-asian="normal" style:font-style-complex="normal"/>
    </style:style>
    <style:style style:name="T243" style:family="text">
      <style:text-properties fo:font-style="normal" officeooo:rsid="3b59bc07" style:font-style-asian="normal" style:font-style-complex="normal"/>
    </style:style>
    <style:style style:name="T244" style:family="text">
      <style:text-properties fo:font-style="normal" officeooo:rsid="3b5f36bd" style:font-style-asian="normal" style:font-style-complex="normal"/>
    </style:style>
    <style:style style:name="T245" style:family="text">
      <style:text-properties fo:font-style="normal" officeooo:rsid="3b86a79e" style:font-style-asian="normal" style:font-style-complex="normal"/>
    </style:style>
    <style:style style:name="T246" style:family="text">
      <style:text-properties fo:font-style="normal" officeooo:rsid="3bb0c1ce" style:font-style-asian="normal" style:font-style-complex="normal"/>
    </style:style>
    <style:style style:name="T247" style:family="text">
      <style:text-properties fo:font-style="normal" officeooo:rsid="3e9c97a9" style:font-style-asian="normal" style:font-style-complex="normal"/>
    </style:style>
    <style:style style:name="T248" style:family="text">
      <style:text-properties fo:font-style="normal" officeooo:rsid="3f19aaaa" style:font-style-asian="normal" style:font-style-complex="normal"/>
    </style:style>
    <style:style style:name="T249" style:family="text">
      <style:text-properties fo:font-style="normal" officeooo:rsid="3f1db19d" style:font-style-asian="normal" style:font-style-complex="normal"/>
    </style:style>
    <style:style style:name="T250" style:family="text">
      <style:text-properties fo:font-style="normal" officeooo:rsid="3f2ae0ed" style:font-style-asian="normal" style:font-style-complex="normal"/>
    </style:style>
    <style:style style:name="T251" style:family="text">
      <style:text-properties fo:font-style="normal" officeooo:rsid="3f2c1347" style:font-style-asian="normal" style:font-style-complex="normal"/>
    </style:style>
    <style:style style:name="T252" style:family="text">
      <style:text-properties fo:font-style="normal" officeooo:rsid="3f2d27ea" style:font-style-asian="normal" style:font-style-complex="normal"/>
    </style:style>
    <style:style style:name="T253" style:family="text">
      <style:text-properties fo:font-style="normal" officeooo:rsid="3f33182c" style:font-style-asian="normal" style:font-style-complex="normal"/>
    </style:style>
    <style:style style:name="T254" style:family="text">
      <style:text-properties fo:font-style="normal" officeooo:rsid="3f331eab" style:font-style-asian="normal" style:font-style-complex="normal"/>
    </style:style>
    <style:style style:name="T255" style:family="text">
      <style:text-properties fo:font-style="normal" officeooo:rsid="3f35b5ac" style:font-style-asian="normal" style:font-style-complex="normal"/>
    </style:style>
    <style:style style:name="T256" style:family="text">
      <style:text-properties fo:font-style="normal" officeooo:rsid="3f44d274" style:font-style-asian="normal" style:font-style-complex="normal"/>
    </style:style>
    <style:style style:name="T257" style:family="text">
      <style:text-properties fo:font-style="normal" officeooo:rsid="3f594651" style:font-style-asian="normal" style:font-style-complex="normal"/>
    </style:style>
    <style:style style:name="T258" style:family="text">
      <style:text-properties fo:font-style="normal" officeooo:rsid="3f5b62c9" style:font-style-asian="normal" style:font-style-complex="normal"/>
    </style:style>
    <style:style style:name="T259" style:family="text">
      <style:text-properties fo:font-style="normal" officeooo:rsid="3f7918f7" style:font-style-asian="normal" style:font-style-complex="normal"/>
    </style:style>
    <style:style style:name="T260" style:family="text">
      <style:text-properties fo:font-style="normal" officeooo:rsid="3f2955a1" style:font-style-asian="normal" style:font-style-complex="normal"/>
    </style:style>
    <style:style style:name="T261" style:family="text">
      <style:text-properties fo:font-style="normal" officeooo:rsid="3f2f946e" style:font-style-asian="normal" style:font-style-complex="normal"/>
    </style:style>
    <style:style style:name="T262" style:family="text">
      <style:text-properties fo:font-style="normal" officeooo:rsid="3f9d44e3" style:font-style-asian="normal" style:font-style-complex="normal"/>
    </style:style>
    <style:style style:name="T263" style:family="text">
      <style:text-properties fo:font-style="normal" officeooo:rsid="3fd13d3c" style:font-style-asian="normal" style:font-style-complex="normal"/>
    </style:style>
    <style:style style:name="T264" style:family="text">
      <style:text-properties fo:font-style="normal" officeooo:rsid="3fd1c6df" style:font-style-asian="normal" style:font-style-complex="normal"/>
    </style:style>
    <style:style style:name="T265" style:family="text">
      <style:text-properties fo:font-style="normal" officeooo:rsid="3fd21e6b" style:font-style-asian="normal" style:font-style-complex="normal"/>
    </style:style>
    <style:style style:name="T266" style:family="text">
      <style:text-properties fo:font-style="normal" officeooo:rsid="3ff7df0e" style:font-style-asian="normal" style:font-style-complex="normal"/>
    </style:style>
    <style:style style:name="T267" style:family="text">
      <style:text-properties fo:font-style="normal" officeooo:rsid="3ff8ed03" style:font-style-asian="normal" style:font-style-complex="normal"/>
    </style:style>
    <style:style style:name="T268" style:family="text">
      <style:text-properties fo:font-style="normal" officeooo:rsid="3ffac44a" style:font-style-asian="normal" style:font-style-complex="normal"/>
    </style:style>
    <style:style style:name="T269" style:family="text">
      <style:text-properties fo:font-style="normal" officeooo:rsid="409fce6e" style:font-style-asian="normal" style:font-style-complex="normal"/>
    </style:style>
    <style:style style:name="T270" style:family="text">
      <style:text-properties fo:font-style="normal" officeooo:rsid="229f4bef" style:font-style-asian="normal" style:font-style-complex="normal"/>
    </style:style>
    <style:style style:name="T271" style:family="text">
      <style:text-properties fo:font-style="normal" officeooo:rsid="40ff6eb5" style:font-style-asian="normal" style:font-style-complex="normal"/>
    </style:style>
    <style:style style:name="T272" style:family="text">
      <style:text-properties fo:font-style="normal" officeooo:rsid="3e0307de" style:font-style-asian="normal" style:font-style-complex="normal"/>
    </style:style>
    <style:style style:name="T273" style:family="text">
      <style:text-properties fo:font-style="normal" officeooo:rsid="4103fb1a" style:font-style-asian="normal" style:font-style-complex="normal"/>
    </style:style>
    <style:style style:name="T274" style:family="text">
      <style:text-properties fo:font-style="normal" officeooo:rsid="422655a2" style:font-style-asian="normal" style:font-style-complex="normal"/>
    </style:style>
    <style:style style:name="T275" style:family="text">
      <style:text-properties fo:font-style="normal" officeooo:rsid="4229aa2b" style:font-style-asian="normal" style:font-style-complex="normal"/>
    </style:style>
    <style:style style:name="T276" style:family="text">
      <style:text-properties fo:font-style="normal" officeooo:rsid="3f9475dd" style:font-style-asian="normal" style:font-style-complex="normal"/>
    </style:style>
    <style:style style:name="T277" style:family="text">
      <style:text-properties fo:font-style="normal" officeooo:rsid="422bff43" style:font-style-asian="normal" style:font-style-complex="normal"/>
    </style:style>
    <style:style style:name="T278" style:family="text">
      <style:text-properties fo:font-style="normal" officeooo:rsid="4238ef25" style:font-style-asian="normal" style:font-style-complex="normal"/>
    </style:style>
    <style:style style:name="T279" style:family="text">
      <style:text-properties fo:font-style="normal" officeooo:rsid="4243daaa" style:font-style-asian="normal" style:font-style-complex="normal"/>
    </style:style>
    <style:style style:name="T280" style:family="text">
      <style:text-properties fo:font-style="normal" officeooo:rsid="42455b22" style:font-style-asian="normal" style:font-style-complex="normal"/>
    </style:style>
    <style:style style:name="T281" style:family="text">
      <style:text-properties fo:font-style="normal" officeooo:rsid="424948e8" style:font-style-asian="normal" style:font-style-complex="normal"/>
    </style:style>
    <style:style style:name="T282" style:family="text">
      <style:text-properties fo:font-style="normal" officeooo:rsid="3f04b7a4" style:font-style-asian="normal" style:font-style-complex="normal"/>
    </style:style>
    <style:style style:name="T283" style:family="text">
      <style:text-properties fo:font-style="normal" officeooo:rsid="40fec6d5" style:font-style-asian="normal" style:font-style-complex="normal"/>
    </style:style>
    <style:style style:name="T284" style:family="text">
      <style:text-properties fo:font-style="normal" officeooo:rsid="425c509e" style:font-style-asian="normal" style:font-style-complex="normal"/>
    </style:style>
    <style:style style:name="T285" style:family="text">
      <style:text-properties fo:font-style="normal" officeooo:rsid="425ea1d3" style:font-style-asian="normal" style:font-style-complex="normal"/>
    </style:style>
    <style:style style:name="T286" style:family="text">
      <style:text-properties fo:font-style="normal" officeooo:rsid="3ff60362" style:font-style-asian="normal" style:font-style-complex="normal"/>
    </style:style>
    <style:style style:name="T287" style:family="text">
      <style:text-properties fo:font-style="normal" officeooo:rsid="426079da" style:font-style-asian="normal" style:font-style-complex="normal"/>
    </style:style>
    <style:style style:name="T288" style:family="text">
      <style:text-properties fo:font-style="normal" officeooo:rsid="4260b72b" style:font-style-asian="normal" style:font-style-complex="normal"/>
    </style:style>
    <style:style style:name="T289" style:family="text">
      <style:text-properties fo:font-style="normal" officeooo:rsid="42625fb6" style:font-style-asian="normal" style:font-style-complex="normal"/>
    </style:style>
    <style:style style:name="T290" style:family="text">
      <style:text-properties fo:font-style="normal" officeooo:rsid="4262827c" style:font-style-asian="normal" style:font-style-complex="normal"/>
    </style:style>
    <style:style style:name="T291" style:family="text">
      <style:text-properties fo:font-style="normal" officeooo:rsid="3b8776fb" style:font-style-asian="normal" style:font-style-complex="normal"/>
    </style:style>
    <style:style style:name="T292" style:family="text">
      <style:text-properties fo:font-style="normal" officeooo:rsid="398bdeda" style:font-style-asian="normal" style:font-style-complex="normal"/>
    </style:style>
    <style:style style:name="T293" style:family="text">
      <style:text-properties fo:font-style="normal" officeooo:rsid="3989dc07" style:font-style-asian="normal" style:font-style-complex="normal"/>
    </style:style>
    <style:style style:name="T294" style:family="text">
      <style:text-properties fo:font-style="normal" officeooo:rsid="3d0175eb" style:font-style-asian="normal" style:font-style-complex="normal"/>
    </style:style>
    <style:style style:name="T295" style:family="text">
      <style:text-properties fo:font-style="normal" officeooo:rsid="42667655" style:font-style-asian="normal" style:font-style-complex="normal"/>
    </style:style>
    <style:style style:name="T296" style:family="text">
      <style:text-properties fo:font-style="normal" officeooo:rsid="426a464e" style:font-style-asian="normal" style:font-style-complex="normal"/>
    </style:style>
    <style:style style:name="T297" style:family="text">
      <style:text-properties fo:font-style="normal" officeooo:rsid="421f3761" style:font-style-asian="normal" style:font-style-complex="normal"/>
    </style:style>
    <style:style style:name="T298" style:family="text">
      <style:text-properties fo:font-style="normal" officeooo:rsid="39a891b7" style:font-style-asian="normal" style:font-style-complex="normal"/>
    </style:style>
    <style:style style:name="T299" style:family="text">
      <style:text-properties fo:font-style="normal" officeooo:rsid="427b9dc5" style:font-style-asian="normal" style:font-style-complex="normal"/>
    </style:style>
    <style:style style:name="T300" style:family="text">
      <style:text-properties fo:font-style="normal" officeooo:rsid="427bcbd5" style:font-style-asian="normal" style:font-style-complex="normal"/>
    </style:style>
    <style:style style:name="T301" style:family="text">
      <style:text-properties fo:font-style="normal" officeooo:rsid="408430cb" style:font-style-asian="normal" style:font-style-complex="normal"/>
    </style:style>
    <style:style style:name="T302" style:family="text">
      <style:text-properties fo:font-style="normal" officeooo:rsid="3bb78967" style:font-style-asian="normal" style:font-style-complex="normal"/>
    </style:style>
    <style:style style:name="T303" style:family="text">
      <style:text-properties fo:font-style="normal" officeooo:rsid="3bffcabb" style:font-style-asian="normal" style:font-style-complex="normal"/>
    </style:style>
    <style:style style:name="T304" style:family="text">
      <style:text-properties fo:font-style="normal" officeooo:rsid="3bed2d2d" style:font-style-asian="normal" style:font-style-complex="normal"/>
    </style:style>
    <style:style style:name="T305" style:family="text">
      <style:text-properties fo:font-style="normal" officeooo:rsid="42877ec6" style:font-style-asian="normal" style:font-style-complex="normal"/>
    </style:style>
    <style:style style:name="T306" style:family="text">
      <style:text-properties fo:font-style="normal" officeooo:rsid="26d6747e" style:font-style-asian="normal" style:font-style-complex="normal"/>
    </style:style>
    <style:style style:name="T307" style:family="text">
      <style:text-properties fo:font-style="normal" officeooo:rsid="40069751" style:font-style-asian="normal" style:font-style-complex="normal"/>
    </style:style>
    <style:style style:name="T308" style:family="text">
      <style:text-properties fo:font-style="normal" officeooo:rsid="26d67ad6" style:font-style-asian="normal" style:font-style-complex="normal"/>
    </style:style>
    <style:style style:name="T309" style:family="text">
      <style:text-properties fo:font-style="normal" officeooo:rsid="42a8d7fc" style:font-style-asian="normal" style:font-style-complex="normal"/>
    </style:style>
    <style:style style:name="T310" style:family="text">
      <style:text-properties fo:font-style="normal" officeooo:rsid="42aadd19" style:font-style-asian="normal" style:font-style-complex="normal"/>
    </style:style>
    <style:style style:name="T311" style:family="text">
      <style:text-properties fo:font-style="normal" officeooo:rsid="42afa91a" style:font-style-asian="normal" style:font-style-complex="normal"/>
    </style:style>
    <style:style style:name="T312" style:family="text">
      <style:text-properties fo:font-style="normal" officeooo:rsid="42b3480f" style:font-style-asian="normal" style:font-style-complex="normal"/>
    </style:style>
    <style:style style:name="T313" style:family="text">
      <style:text-properties fo:font-style="normal" officeooo:rsid="403a51d8" style:font-style-asian="normal" style:font-style-complex="normal"/>
    </style:style>
    <style:style style:name="T3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5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316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317" style:family="text">
      <style:text-properties fo:font-style="normal" fo:font-weight="bold" officeooo:rsid="425ea1d3" style:font-style-asian="normal" style:font-weight-asian="bold" style:font-style-complex="normal" style:font-weight-complex="bold"/>
    </style:style>
    <style:style style:name="T318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319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320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321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322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323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324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325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326" style:family="text">
      <style:text-properties fo:font-style="normal" officeooo:rsid="426c56ef" fo:background-color="transparent" loext:char-shading-value="0" style:font-style-asian="normal" style:font-style-complex="normal"/>
    </style:style>
    <style:style style:name="T327" style:family="text">
      <style:text-properties fo:font-style="normal" officeooo:rsid="402713c8" fo:background-color="transparent" loext:char-shading-value="0" style:font-style-asian="normal" style:font-style-complex="normal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officeooo:rsid="25f2d04a" style:font-weight-asian="bold" style:font-weight-complex="bold"/>
    </style:style>
    <style:style style:name="T330" style:family="text">
      <style:text-properties fo:font-weight="bold" officeooo:rsid="3e0307de" style:font-weight-asian="bold" style:font-weight-complex="bold"/>
    </style:style>
    <style:style style:name="T331" style:family="text">
      <style:text-properties fo:font-weight="bold" officeooo:rsid="403a51d8" style:font-weight-asian="bold" style:font-weight-complex="bold"/>
    </style:style>
    <style:style style:name="T332" style:family="text">
      <style:text-properties fo:font-weight="bold" officeooo:rsid="42b19670" style:font-weight-asian="bold" style:font-weight-complex="bold"/>
    </style:style>
    <style:style style:name="T333" style:family="text">
      <style:text-properties officeooo:rsid="2554a1de"/>
    </style:style>
    <style:style style:name="T334" style:family="text">
      <style:text-properties officeooo:rsid="1cee05c8"/>
    </style:style>
    <style:style style:name="T335" style:family="text">
      <style:text-properties officeooo:rsid="1cfa83a5"/>
    </style:style>
    <style:style style:name="T336" style:family="text">
      <style:text-properties officeooo:rsid="1f34f748"/>
    </style:style>
    <style:style style:name="T337" style:family="text">
      <style:text-properties officeooo:rsid="1d14e3d8"/>
    </style:style>
    <style:style style:name="T338" style:family="text">
      <style:text-properties officeooo:rsid="19e52a5d"/>
    </style:style>
    <style:style style:name="T339" style:family="text">
      <style:text-properties officeooo:rsid="217d02ee" fo:background-color="transparent" loext:char-shading-value="0"/>
    </style:style>
    <style:style style:name="T340" style:family="text">
      <style:text-properties officeooo:rsid="268c50a4" fo:background-color="transparent" loext:char-shading-value="0"/>
    </style:style>
    <style:style style:name="T341" style:family="text">
      <style:text-properties officeooo:rsid="268dc65d" fo:background-color="transparent" loext:char-shading-value="0"/>
    </style:style>
    <style:style style:name="T342" style:family="text">
      <style:text-properties officeooo:rsid="27156c24" fo:background-color="transparent" loext:char-shading-value="0"/>
    </style:style>
    <style:style style:name="T343" style:family="text">
      <style:text-properties officeooo:rsid="272b165f" fo:background-color="transparent" loext:char-shading-value="0"/>
    </style:style>
    <style:style style:name="T344" style:family="text">
      <style:text-properties officeooo:rsid="27487751" fo:background-color="transparent" loext:char-shading-value="0"/>
    </style:style>
    <style:style style:name="T345" style:family="text">
      <style:text-properties officeooo:rsid="3992ce83" fo:background-color="transparent" loext:char-shading-value="0"/>
    </style:style>
    <style:style style:name="T346" style:family="text">
      <style:text-properties officeooo:rsid="273ba786" fo:background-color="transparent" loext:char-shading-value="0"/>
    </style:style>
    <style:style style:name="T347" style:family="text">
      <style:text-properties officeooo:rsid="39b42039" fo:background-color="transparent" loext:char-shading-value="0"/>
    </style:style>
    <style:style style:name="T348" style:family="text">
      <style:text-properties officeooo:rsid="3b96ae07" fo:background-color="transparent" loext:char-shading-value="0"/>
    </style:style>
    <style:style style:name="T349" style:family="text">
      <style:text-properties officeooo:rsid="275149cc" fo:background-color="transparent" loext:char-shading-value="0"/>
    </style:style>
    <style:style style:name="T350" style:family="text">
      <style:text-properties officeooo:rsid="1fa9862b" fo:background-color="transparent" loext:char-shading-value="0"/>
    </style:style>
    <style:style style:name="T351" style:family="text">
      <style:text-properties officeooo:rsid="1f765eb8" fo:background-color="transparent" loext:char-shading-value="0"/>
    </style:style>
    <style:style style:name="T352" style:family="text">
      <style:text-properties officeooo:rsid="41053b1d" fo:background-color="transparent" loext:char-shading-value="0"/>
    </style:style>
    <style:style style:name="T353" style:family="text">
      <style:text-properties officeooo:rsid="422f2c7a" fo:background-color="transparent" loext:char-shading-value="0"/>
    </style:style>
    <style:style style:name="T354" style:family="text">
      <style:text-properties officeooo:rsid="422feb86" fo:background-color="transparent" loext:char-shading-value="0"/>
    </style:style>
    <style:style style:name="T355" style:family="text">
      <style:text-properties officeooo:rsid="42325009" fo:background-color="transparent" loext:char-shading-value="0"/>
    </style:style>
    <style:style style:name="T356" style:family="text">
      <style:text-properties officeooo:rsid="42343cb7" fo:background-color="transparent" loext:char-shading-value="0"/>
    </style:style>
    <style:style style:name="T357" style:family="text">
      <style:text-properties officeooo:rsid="426cfd06" fo:background-color="transparent" loext:char-shading-value="0"/>
    </style:style>
    <style:style style:name="T358" style:family="text">
      <style:text-properties officeooo:rsid="2632c719" fo:background-color="transparent" loext:char-shading-value="0"/>
    </style:style>
    <style:style style:name="T359" style:family="text">
      <style:text-properties officeooo:rsid="3f5f9609" fo:background-color="transparent" loext:char-shading-value="0"/>
    </style:style>
    <style:style style:name="T360" style:family="text">
      <style:text-properties officeooo:rsid="4285d2bf" fo:background-color="transparent" loext:char-shading-value="0"/>
    </style:style>
    <style:style style:name="T361" style:family="text">
      <style:text-properties officeooo:rsid="26e5fbb8" fo:background-color="transparent" loext:char-shading-value="0"/>
    </style:style>
    <style:style style:name="T362" style:family="text">
      <style:text-properties officeooo:rsid="1fc23eee" fo:background-color="transparent" loext:char-shading-value="0"/>
    </style:style>
    <style:style style:name="T363" style:family="text">
      <style:text-properties officeooo:rsid="4285f8af" fo:background-color="transparent" loext:char-shading-value="0"/>
    </style:style>
    <style:style style:name="T364" style:family="text">
      <style:text-properties officeooo:rsid="42865fc5" fo:background-color="transparent" loext:char-shading-value="0"/>
    </style:style>
    <style:style style:name="T365" style:family="text">
      <style:text-properties officeooo:rsid="3b9c4194" fo:background-color="transparent" loext:char-shading-value="0"/>
    </style:style>
    <style:style style:name="T366" style:family="text">
      <style:text-properties officeooo:rsid="400611f3" fo:background-color="transparent" loext:char-shading-value="0"/>
    </style:style>
    <style:style style:name="T367" style:family="text">
      <style:text-properties officeooo:rsid="399ae408" fo:background-color="transparent" loext:char-shading-value="0"/>
    </style:style>
    <style:style style:name="T368" style:family="text">
      <style:text-properties officeooo:rsid="25c44266" fo:background-color="transparent" loext:char-shading-value="0"/>
    </style:style>
    <style:style style:name="T369" style:family="text">
      <style:text-properties officeooo:rsid="25c73a8f" fo:background-color="transparent" loext:char-shading-value="0"/>
    </style:style>
    <style:style style:name="T370" style:family="text">
      <style:text-properties officeooo:rsid="3b9c526f" fo:background-color="transparent" loext:char-shading-value="0"/>
    </style:style>
    <style:style style:name="T371" style:family="text">
      <style:text-properties officeooo:rsid="25e1b87e"/>
    </style:style>
    <style:style style:name="T372" style:family="text">
      <style:text-properties officeooo:rsid="25f765f3"/>
    </style:style>
    <style:style style:name="T373" style:family="text">
      <style:text-properties officeooo:rsid="26776c49"/>
    </style:style>
    <style:style style:name="T374" style:family="text">
      <style:text-properties officeooo:rsid="26a0a888"/>
    </style:style>
    <style:style style:name="T375" style:family="text">
      <style:text-properties officeooo:rsid="26a0d4ee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398dd07b" style:font-weight-asian="normal" style:font-weight-complex="normal"/>
    </style:style>
    <style:style style:name="T378" style:family="text">
      <style:text-properties fo:font-weight="normal" officeooo:rsid="425ea1d3" style:font-weight-asian="normal" style:font-weight-complex="normal"/>
    </style:style>
    <style:style style:name="T379" style:family="text">
      <style:text-properties fo:font-weight="normal" officeooo:rsid="42782326" style:font-weight-asian="normal" style:font-weight-complex="normal"/>
    </style:style>
    <style:style style:name="T380" style:family="text">
      <style:text-properties officeooo:rsid="277393fc"/>
    </style:style>
    <style:style style:name="T381" style:family="text">
      <style:text-properties officeooo:rsid="2773a9d1"/>
    </style:style>
    <style:style style:name="T382" style:family="text">
      <style:text-properties officeooo:rsid="395d80a2"/>
    </style:style>
    <style:style style:name="T383" style:family="text">
      <style:text-properties officeooo:rsid="3c0cf6c5"/>
    </style:style>
    <style:style style:name="T384" style:family="text">
      <style:text-properties officeooo:rsid="3d5c058b"/>
    </style:style>
    <style:style style:name="T385" style:family="text">
      <style:text-properties officeooo:rsid="3d8bd2d0"/>
    </style:style>
    <style:style style:name="T386" style:family="text">
      <style:text-properties officeooo:rsid="3e0307de"/>
    </style:style>
    <style:style style:name="T387" style:family="text">
      <style:text-properties officeooo:rsid="3e2601e3"/>
    </style:style>
    <style:style style:name="T388" style:family="text">
      <style:text-properties officeooo:rsid="3e2ad733"/>
    </style:style>
    <style:style style:name="T389" style:family="text">
      <style:text-properties officeooo:rsid="3e2d75dd"/>
    </style:style>
    <style:style style:name="T390" style:family="text">
      <style:text-properties officeooo:rsid="3e3fb82e"/>
    </style:style>
    <style:style style:name="T391" style:family="text">
      <style:text-properties officeooo:rsid="3e3fcc34"/>
    </style:style>
    <style:style style:name="T392" style:family="text">
      <style:text-properties officeooo:rsid="3e7911aa"/>
    </style:style>
    <style:style style:name="T393" style:family="text">
      <style:text-properties officeooo:rsid="3e88d409"/>
    </style:style>
    <style:style style:name="T394" style:family="text">
      <style:text-properties officeooo:rsid="3e8a6f9a"/>
    </style:style>
    <style:style style:name="T395" style:family="text">
      <style:text-properties officeooo:rsid="3ee69147"/>
    </style:style>
    <style:style style:name="T396" style:family="text">
      <style:text-properties officeooo:rsid="3eeae9c2"/>
    </style:style>
    <style:style style:name="T397" style:family="text">
      <style:text-properties officeooo:rsid="3ef79c8d"/>
    </style:style>
    <style:style style:name="T398" style:family="text">
      <style:text-properties officeooo:rsid="3ef8d37f"/>
    </style:style>
    <style:style style:name="T399" style:family="text">
      <style:text-properties officeooo:rsid="3efba593"/>
    </style:style>
    <style:style style:name="T400" style:family="text">
      <style:text-properties officeooo:rsid="3f00c97c"/>
    </style:style>
    <style:style style:name="T401" style:family="text">
      <style:text-properties officeooo:rsid="3f2e59a4"/>
    </style:style>
    <style:style style:name="T402" style:family="text">
      <style:text-properties officeooo:rsid="3f2f946e"/>
    </style:style>
    <style:style style:name="T403" style:family="text">
      <style:text-properties officeooo:rsid="3f31534e"/>
    </style:style>
    <style:style style:name="T404" style:family="text">
      <style:text-properties officeooo:rsid="3f3f2fd9"/>
    </style:style>
    <style:style style:name="T405" style:family="text">
      <style:text-properties officeooo:rsid="3f4f0b52"/>
    </style:style>
    <style:style style:name="T406" style:family="text">
      <style:text-properties officeooo:rsid="3f7a8cbd"/>
    </style:style>
    <style:style style:name="T407" style:family="text">
      <style:text-properties officeooo:rsid="3f9475dd"/>
    </style:style>
    <style:style style:name="T408" style:family="text">
      <style:text-properties officeooo:rsid="3f9cdd66"/>
    </style:style>
    <style:style style:name="T409" style:family="text">
      <style:text-properties officeooo:rsid="3fe6522f"/>
    </style:style>
    <style:style style:name="T410" style:family="text">
      <style:text-properties officeooo:rsid="3fea8e2b"/>
    </style:style>
    <style:style style:name="T411" style:family="text">
      <style:text-properties officeooo:rsid="3f2c1347"/>
    </style:style>
    <style:style style:name="T412" style:family="text">
      <style:text-properties style:language-asian="cs" style:country-asian="CZ"/>
    </style:style>
    <style:style style:name="T413" style:family="text">
      <style:text-properties officeooo:rsid="404d1cf3" style:language-asian="cs" style:country-asian="CZ"/>
    </style:style>
    <style:style style:name="T414" style:family="text">
      <style:text-properties officeooo:rsid="4052fb12" style:language-asian="cs" style:country-asian="CZ"/>
    </style:style>
    <style:style style:name="T415" style:family="text">
      <style:text-properties officeooo:rsid="40ff9796" style:language-asian="cs" style:country-asian="CZ"/>
    </style:style>
    <style:style style:name="T416" style:family="text">
      <style:text-properties officeooo:rsid="41050bb2" style:language-asian="cs" style:country-asian="CZ"/>
    </style:style>
    <style:style style:name="T417" style:family="text">
      <style:text-properties officeooo:rsid="404009e1"/>
    </style:style>
    <style:style style:name="T418" style:family="text">
      <style:text-properties officeooo:rsid="4043481b"/>
    </style:style>
    <style:style style:name="T419" style:family="text">
      <style:text-properties officeooo:rsid="409bce2b"/>
    </style:style>
    <style:style style:name="T420" style:family="text">
      <style:text-properties officeooo:rsid="3a9f4035"/>
    </style:style>
    <style:style style:name="T421" style:family="text">
      <style:text-properties officeooo:rsid="421f3761"/>
    </style:style>
    <style:style style:name="T422" style:family="text">
      <style:text-properties officeooo:rsid="4221c8de"/>
    </style:style>
    <style:style style:name="T423" style:family="text">
      <style:text-properties officeooo:rsid="4222d037"/>
    </style:style>
    <style:style style:name="T424" style:family="text">
      <style:text-properties officeooo:rsid="42374501"/>
    </style:style>
    <style:style style:name="T425" style:family="text">
      <style:text-properties officeooo:rsid="423a915d"/>
    </style:style>
    <style:style style:name="T426" style:family="text">
      <style:text-properties officeooo:rsid="4245c1b2"/>
    </style:style>
    <style:style style:name="T427" style:family="text">
      <style:text-properties officeooo:rsid="42471abe"/>
    </style:style>
    <style:style style:name="T428" style:family="text">
      <style:text-properties officeooo:rsid="4247c488"/>
    </style:style>
    <style:style style:name="T429" style:family="text">
      <style:text-properties officeooo:rsid="424948e8"/>
    </style:style>
    <style:style style:name="T430" style:family="text">
      <style:text-properties officeooo:rsid="4249f7ce"/>
    </style:style>
    <style:style style:name="T431" style:family="text">
      <style:text-properties officeooo:rsid="4251d408"/>
    </style:style>
    <style:style style:name="T432" style:family="text">
      <style:text-properties officeooo:rsid="42545171"/>
    </style:style>
    <style:style style:name="T433" style:family="text">
      <style:text-properties officeooo:rsid="4255765f"/>
    </style:style>
    <style:style style:name="T434" style:family="text">
      <style:text-properties officeooo:rsid="42581dd4"/>
    </style:style>
    <style:style style:name="T435" style:family="text">
      <style:text-properties officeooo:rsid="425b15b9"/>
    </style:style>
    <style:style style:name="T436" style:family="text">
      <style:text-properties officeooo:rsid="4262827c"/>
    </style:style>
    <style:style style:name="T437" style:family="text">
      <style:text-properties fo:font-size="12pt" style:font-size-asian="12pt" style:font-size-complex="12pt"/>
    </style:style>
    <style:style style:name="T438" style:family="text">
      <style:text-properties fo:font-size="12pt" officeooo:rsid="42723a28" style:font-size-asian="12pt" style:font-size-complex="12pt"/>
    </style:style>
    <style:style style:name="T439" style:family="text">
      <style:text-properties fo:font-size="12pt" officeooo:rsid="07a6c582" style:font-size-asian="12pt" style:font-size-complex="12pt"/>
    </style:style>
    <style:style style:name="T440" style:family="text">
      <style:text-properties officeooo:rsid="1fade0ed"/>
    </style:style>
    <style:style style:name="T441" style:family="text">
      <style:text-properties officeooo:rsid="267b3a1f"/>
    </style:style>
    <style:style style:name="T442" style:family="text">
      <style:text-properties officeooo:rsid="1faf23fb"/>
    </style:style>
    <style:style style:name="T443" style:family="text">
      <style:text-properties officeooo:rsid="39a7486e"/>
    </style:style>
    <style:style style:name="T444" style:family="text">
      <style:text-properties officeooo:rsid="1fa5f3ed"/>
    </style:style>
    <style:style style:name="T445" style:family="text">
      <style:text-properties officeooo:rsid="39a76602"/>
    </style:style>
    <style:style style:name="T446" style:family="text">
      <style:text-properties officeooo:rsid="39a7921b"/>
    </style:style>
    <style:style style:name="T447" style:family="text">
      <style:text-properties officeooo:rsid="3b8afba3"/>
    </style:style>
    <style:style style:name="T448" style:family="text">
      <style:text-properties officeooo:rsid="3e33c3aa"/>
    </style:style>
    <style:style style:name="T449" style:family="text">
      <style:text-properties officeooo:rsid="40aedc2c"/>
    </style:style>
    <style:style style:name="T450" style:family="text">
      <style:text-properties officeooo:rsid="2676798e"/>
    </style:style>
    <style:style style:name="T451" style:family="text">
      <style:text-properties officeooo:rsid="3f5f37a5"/>
    </style:style>
    <style:style style:name="T452" style:family="text">
      <style:text-properties style:use-window-font-color="true" style:font-name="Georgia" fo:font-size="10pt" fo:letter-spacing="0.004cm" fo:language="cs" fo:country="CZ" fo:font-style="normal" officeooo:rsid="3ef637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3" style:family="text">
      <style:text-properties style:use-window-font-color="true" style:font-name="Georgia" fo:font-size="10pt" fo:letter-spacing="0.004cm" fo:language="cs" fo:country="CZ" fo:font-style="normal" officeooo:rsid="3aa8a7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4" style:family="text">
      <style:text-properties style:use-window-font-color="true" style:font-name="Georgia" fo:font-size="10pt" fo:letter-spacing="0.004cm" fo:language="cs" fo:country="CZ" fo:font-style="normal" officeooo:rsid="427823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5" style:family="text">
      <style:text-properties style:use-window-font-color="true" style:font-name="Georgia" fo:font-size="10pt" fo:letter-spacing="0.004cm" fo:language="cs" fo:country="CZ" fo:font-style="normal" officeooo:rsid="14c8a3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6" style:family="text">
      <style:text-properties style:use-window-font-color="true" style:font-name="Georgia" fo:font-size="10pt" fo:letter-spacing="0.004cm" fo:language="cs" fo:country="CZ" fo:font-style="normal" officeooo:rsid="427d46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7" style:family="text">
      <style:text-properties style:use-window-font-color="true" style:font-name="Georgia" fo:font-size="10pt" fo:letter-spacing="0.004cm" fo:language="cs" fo:country="CZ" fo:font-style="normal" officeooo:rsid="4074f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8" style:family="text">
      <style:text-properties style:use-window-font-color="true" style:font-name="Georgia" fo:font-size="10pt" fo:letter-spacing="0.004cm" fo:language="cs" fo:country="CZ" fo:font-style="normal" officeooo:rsid="427f27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9" style:family="text">
      <style:text-properties style:use-window-font-color="true" style:font-name="Georgia" fo:font-size="10pt" fo:letter-spacing="0.004cm" fo:language="cs" fo:country="CZ" fo:font-style="normal" officeooo:rsid="428091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0" style:family="text">
      <style:text-properties style:use-window-font-color="true" style:font-name="Georgia" fo:font-size="10pt" fo:letter-spacing="0.004cm" fo:language="cs" fo:country="CZ" fo:font-style="normal" officeooo:rsid="3b86a7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1" style:family="text">
      <style:text-properties style:use-window-font-color="true" style:font-name="Georgia" fo:font-size="10pt" fo:letter-spacing="0.004cm" fo:language="cs" fo:country="CZ" fo:font-style="normal" officeooo:rsid="42877e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2" style:family="text">
      <style:text-properties style:use-window-font-color="tru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3" style:family="text">
      <style:text-properties style:use-window-font-color="true" style:font-name="Georgia" fo:font-size="10pt" fo:letter-spacing="0.004cm" fo:language="cs" fo:country="CZ" fo:font-style="normal" officeooo:rsid="27be21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4" style:family="text">
      <style:text-properties style:use-window-font-color="true" style:font-name="Georgia" fo:font-size="10pt" fo:letter-spacing="0.004cm" fo:language="cs" fo:country="CZ" fo:font-style="normal" officeooo:rsid="428fb7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5" style:family="text">
      <style:text-properties style:use-window-font-color="true" style:font-name="Georgia" fo:font-size="10pt" fo:letter-spacing="0.004cm" fo:language="cs" fo:country="CZ" fo:font-style="normal" officeooo:rsid="3c6172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6" style:family="text">
      <style:text-properties style:use-window-font-color="true" style:font-name="Georgia" fo:font-size="10pt" fo:letter-spacing="0.004cm" fo:language="cs" fo:country="CZ" fo:font-style="normal" officeooo:rsid="429392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7" style:family="text">
      <style:text-properties style:use-window-font-color="true" style:font-name="Georgia" fo:font-size="10pt" fo:letter-spacing="0.004cm" fo:language="cs" fo:country="CZ" fo:font-style="normal" officeooo:rsid="42a39d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8" style:family="text">
      <style:text-properties style:use-window-font-color="true" style:font-name="Georgia" fo:font-size="10pt" fo:letter-spacing="0.004cm" fo:language="cs" fo:country="CZ" fo:font-style="normal" officeooo:rsid="429afa6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9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0" style:family="text">
      <style:text-properties style:use-window-font-color="true" style:font-name="Georgia" fo:font-size="10pt" fo:letter-spacing="0.004cm" fo:language="cs" fo:country="CZ" fo:font-style="normal" officeooo:rsid="423a91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1" style:family="text">
      <style:text-properties style:use-window-font-color="true" style:font-name="Georgia" fo:font-size="10pt" fo:letter-spacing="0.004cm" fo:language="cs" fo:country="CZ" fo:font-style="normal" officeooo:rsid="42bab2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2" style:family="text">
      <style:text-properties style:use-window-font-color="true" style:font-name="Georgia" fo:font-size="10pt" fo:letter-spacing="0.004cm" fo:language="cs" fo:country="CZ" fo:font-style="normal" officeooo:rsid="401a379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3" style:family="text">
      <style:text-properties style:use-window-font-color="true" style:font-name="Georgia" fo:font-size="10pt" fo:letter-spacing="0.004cm" fo:language="cs" fo:country="CZ" fo:font-style="normal" officeooo:rsid="42aba77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4" style:family="text">
      <style:text-properties style:use-window-font-color="true" style:font-name="Georgia" fo:font-size="10pt" fo:letter-spacing="0.004cm" fo:language="cs" fo:country="CZ" fo:font-style="normal" officeooo:rsid="42ad1db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5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6" style:family="text">
      <style:text-properties style:use-window-font-color="true" style:font-name="Georgia" fo:font-size="8.5pt" fo:letter-spacing="0.007cm" fo:language="cs" fo:country="CZ" fo:font-style="normal" officeooo:rsid="3e41a191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7" style:family="text">
      <style:text-properties style:use-window-font-color="true" style:font-name="Georgia" fo:font-size="8.5pt" fo:letter-spacing="0.007cm" fo:language="cs" fo:country="CZ" fo:font-style="normal" officeooo:rsid="427a4ddc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8" style:family="text">
      <style:text-properties style:use-window-font-color="true" style:font-name="Georgia" fo:font-size="8.5pt" fo:letter-spacing="0.007cm" fo:language="cs" fo:country="CZ" fo:font-style="normal" officeooo:rsid="397cbccb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9" style:family="text">
      <style:text-properties style:use-window-font-color="true" style:font-name="Georgia" fo:font-size="8.5pt" fo:letter-spacing="0.007cm" fo:language="cs" fo:country="CZ" fo:font-style="normal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0" style:family="text">
      <style:text-properties style:use-window-font-color="true" style:font-name="Georgia" fo:font-size="8.5pt" fo:letter-spacing="0.007cm" fo:language="cs" fo:country="CZ" fo:font-style="normal" officeooo:rsid="42b684c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1" style:family="text">
      <style:text-properties style:use-window-font-color="true" style:font-name="Georgia" fo:font-size="8.5pt" fo:letter-spacing="0.007cm" fo:language="cs" fo:country="CZ" fo:font-style="normal" officeooo:rsid="424948e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2" style:family="text">
      <style:text-properties style:use-window-font-color="true" style:font-name="Georgia" fo:font-size="8.5pt" fo:letter-spacing="0.007cm" fo:language="cs" fo:country="CZ" fo:font-style="normal" officeooo:rsid="42afa91a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3" style:family="text">
      <style:text-properties style:use-window-font-color="true" style:font-name="Georgia" fo:font-size="8.5pt" fo:letter-spacing="0.007cm" fo:language="cs" fo:country="CZ" fo:font-style="normal" officeooo:rsid="403a51d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4" style:family="text">
      <style:text-properties style:use-window-font-color="true" style:font-name="Georgia" fo:font-size="8.5pt" fo:letter-spacing="0.007cm" fo:language="cs" fo:country="CZ" fo:font-style="normal" officeooo:rsid="42b6c5f6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5" style:family="text">
      <style:text-properties style:use-window-font-color="true" style:font-name="Georgia" fo:font-size="8.5pt" fo:letter-spacing="0.007cm" fo:language="cs" fo:country="CZ" fo:font-style="normal" officeooo:rsid="3c248610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6" style:family="text">
      <style:text-properties style:use-window-font-color="true" style:font-name="Georgia" fo:font-size="8.5pt" fo:letter-spacing="0.007cm" fo:language="cs" fo:country="CZ" fo:font-style="normal" officeooo:rsid="4297570a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7" style:family="text">
      <style:text-properties style:use-window-font-color="true" style:font-name="Georgia" fo:font-size="8.5pt" fo:letter-spacing="0.007cm" fo:language="cs" fo:country="CZ" fo:font-style="normal" officeooo:rsid="27ef31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8" style:family="text">
      <style:text-properties style:use-window-font-color="true" style:font-name="Georgia" fo:font-size="8.5pt" fo:letter-spacing="0.007cm" fo:language="cs" fo:country="CZ" fo:font-style="normal" officeooo:rsid="27f0e6cd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9" style:family="text">
      <style:text-properties style:use-window-font-color="true" style:font-name="Georgia" fo:font-size="8.5pt" fo:letter-spacing="0.007cm" fo:language="cs" fo:country="CZ" fo:font-style="normal" officeooo:rsid="4297c0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90" style:family="text">
      <style:text-properties style:use-window-font-color="true" style:font-name="Georgia" fo:font-size="8.5pt" fo:letter-spacing="0.007cm" fo:language="cs" fo:country="CZ" fo:font-style="normal" officeooo:rsid="27925bf3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91" style:family="text">
      <style:text-properties style:use-window-font-color="true" style:font-name="Georgia" fo:font-size="8.5pt" fo:letter-spacing="0.007cm" fo:language="cs" fo:country="CZ" fo:font-style="normal" officeooo:rsid="42a41f2f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92" style:family="text">
      <style:text-properties style:use-window-font-color="true" style:font-name="Georgia" fo:font-size="8.5pt" fo:letter-spacing="0.007cm" fo:language="cs" fo:country="CZ" fo:font-style="normal" officeooo:rsid="39ab598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3" style:family="text">
      <style:text-properties style:use-window-font-color="true" style:font-name="Georgia" fo:font-size="8.5pt" fo:letter-spacing="0.007cm" fo:language="cs" fo:country="CZ" fo:font-style="normal" officeooo:rsid="4285d2b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4" style:family="text">
      <style:text-properties style:use-window-font-color="true" style:font-name="Georgia" fo:font-size="8.5pt" fo:letter-spacing="0.007cm" fo:language="cs" fo:country="CZ" fo:font-style="normal" officeooo:rsid="1fc23ee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5" style:family="text">
      <style:text-properties style:use-window-font-color="true" style:font-name="Georgia" fo:font-size="8.5pt" fo:letter-spacing="0.007cm" fo:language="cs" fo:country="CZ" fo:font-style="normal" officeooo:rsid="4285f8a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6" style:family="text">
      <style:text-properties style:use-window-font-color="true" style:font-name="Georgia" fo:font-size="8.5pt" fo:letter-spacing="0.007cm" fo:language="cs" fo:country="CZ" fo:font-style="normal" officeooo:rsid="42865fc5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7" style:family="text">
      <style:text-properties style:use-window-font-color="true" style:font-name="Georgia" fo:font-size="8.5pt" fo:letter-spacing="0.007cm" fo:language="cs" fo:country="CZ" fo:font-style="italic" officeooo:rsid="3c0f11d2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98" style:family="text">
      <style:text-properties style:use-window-font-color="true" style:font-name="Georgia" fo:font-size="8.5pt" fo:letter-spacing="0.007cm" fo:language="cs" fo:country="CZ" fo:font-style="italic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d7acb3a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26d8fde5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8ce080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3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3c0164d7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504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505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3d06cd32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506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429f7870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507" style:family="text">
      <style:text-properties officeooo:rsid="42782326"/>
    </style:style>
    <style:style style:name="T508" style:family="text">
      <style:text-properties officeooo:rsid="3c0e6b2d"/>
    </style:style>
    <style:style style:name="T509" style:family="text">
      <style:text-properties officeooo:rsid="3bed2d2d"/>
    </style:style>
    <style:style style:name="T510" style:family="text">
      <style:text-properties officeooo:rsid="14c8a310"/>
    </style:style>
    <style:style style:name="T511" style:family="text">
      <style:text-properties officeooo:rsid="397cbccb"/>
    </style:style>
    <style:style style:name="T512" style:family="text">
      <style:text-properties officeooo:rsid="4074ff71"/>
    </style:style>
    <style:style style:name="T513" style:family="text">
      <style:text-properties officeooo:rsid="1f9cbe3e"/>
    </style:style>
    <style:style style:name="T514" style:family="text">
      <style:text-properties officeooo:rsid="3bc4a2d5"/>
    </style:style>
    <style:style style:name="T515" style:family="text">
      <style:text-properties officeooo:rsid="3a9ce382"/>
    </style:style>
    <style:style style:name="T516" style:family="text">
      <style:text-properties officeooo:rsid="40b0e745"/>
    </style:style>
    <style:style style:name="T517" style:family="text">
      <style:text-properties officeooo:rsid="3b9c4194"/>
    </style:style>
    <style:style style:name="T518" style:family="text">
      <style:text-properties officeooo:rsid="400611f3"/>
    </style:style>
    <style:style style:name="T519" style:family="text">
      <style:text-properties officeooo:rsid="3999438f"/>
    </style:style>
    <style:style style:name="T520" style:family="text">
      <style:text-properties officeooo:rsid="40b23baf"/>
    </style:style>
    <style:style style:name="T521" style:family="text">
      <style:text-properties officeooo:rsid="3b9d8bf6"/>
    </style:style>
    <style:style style:name="T522" style:family="text">
      <style:text-properties officeooo:rsid="40d3e4eb"/>
    </style:style>
    <style:style style:name="T523" style:family="text">
      <style:text-properties officeooo:rsid="27be212f"/>
    </style:style>
    <style:style style:name="T524" style:family="text">
      <style:text-properties officeooo:rsid="403c2fef"/>
    </style:style>
    <style:style style:name="T525" style:family="text">
      <style:text-properties officeooo:rsid="40ec3389"/>
    </style:style>
    <style:style style:name="T526" style:family="text">
      <style:text-properties officeooo:rsid="403a51d8"/>
    </style:style>
    <style:style style:name="T527" style:family="text">
      <style:text-properties officeooo:rsid="3c61720d"/>
    </style:style>
    <style:style style:name="T528" style:family="text">
      <style:text-properties officeooo:rsid="40fe12e7"/>
    </style:style>
    <style:style style:name="T529" style:family="text">
      <style:text-properties fo:color="#6482ff" fo:language="cs" fo:country="CZ" officeooo:rsid="1a1cdfe0" style:language-asian="cs" style:country-asian="CZ"/>
    </style:style>
    <style:style style:name="T530" style:family="text">
      <style:text-properties fo:color="#6482ff" fo:language="cs" fo:country="CZ" fo:font-style="normal" officeooo:rsid="1a1cdfe0" style:language-asian="cs" style:country-asian="CZ" style:font-style-asian="normal" style:font-style-complex="normal"/>
    </style:style>
    <style:style style:name="T531" style:family="text">
      <style:text-properties fo:color="#6482ff" fo:language="cs" fo:country="CZ" fo:font-style="normal" officeooo:rsid="27925bf3" style:language-asian="cs" style:country-asian="CZ" style:font-style-asian="normal" style:font-style-complex="normal"/>
    </style:style>
    <style:style style:name="T532" style:family="text">
      <style:text-properties officeooo:rsid="429afa6c"/>
    </style:style>
    <style:style style:name="T533" style:family="text">
      <style:text-properties officeooo:rsid="429b6cd9"/>
    </style:style>
    <style:style style:name="T534" style:family="text">
      <style:text-properties officeooo:rsid="429c7de9"/>
    </style:style>
    <style:style style:name="T535" style:family="text">
      <style:text-properties officeooo:rsid="429da304"/>
    </style:style>
    <style:style style:name="T536" style:family="text">
      <style:text-properties officeooo:rsid="3d0529db"/>
    </style:style>
    <style:style style:name="T537" style:family="text">
      <style:text-properties officeooo:rsid="3d07c9a3"/>
    </style:style>
    <style:style style:name="T538" style:family="text">
      <style:text-properties officeooo:rsid="429da98e"/>
    </style:style>
    <style:style style:name="T539" style:family="text">
      <style:text-properties officeooo:rsid="42a1350e"/>
    </style:style>
    <style:style style:name="T540" style:family="text">
      <style:text-properties officeooo:rsid="42a28fc6"/>
    </style:style>
    <style:style style:name="T541" style:family="text">
      <style:text-properties officeooo:rsid="3c31cd8f"/>
    </style:style>
    <style:style style:name="T542" style:family="text">
      <style:text-properties officeooo:rsid="27fe4e02"/>
    </style:style>
    <style:style style:name="T543" style:family="text">
      <style:text-properties officeooo:rsid="3c826b87"/>
    </style:style>
    <style:style style:name="T544" style:family="text">
      <style:text-properties officeooo:rsid="4041cdea"/>
    </style:style>
    <style:style style:name="T545" style:family="text">
      <style:text-properties officeooo:rsid="3c8498cf"/>
    </style:style>
    <style:style style:name="T546" style:family="text">
      <style:text-properties officeooo:rsid="42a58499"/>
    </style:style>
    <style:style style:name="T547" style:family="text">
      <style:text-properties officeooo:rsid="42a740b7"/>
    </style:style>
    <style:style style:name="T548" style:family="text">
      <style:text-properties officeooo:rsid="3a85c4c9"/>
    </style:style>
    <style:style style:name="T549" style:family="text">
      <style:text-properties officeooo:rsid="40f38de4"/>
    </style:style>
    <style:style style:name="T550" style:family="text">
      <style:text-properties officeooo:rsid="3a9e7256"/>
    </style:style>
    <style:style style:name="T551" style:family="text">
      <style:text-properties officeooo:rsid="3a873266"/>
    </style:style>
    <style:style style:name="T552" style:family="text">
      <style:text-properties fo:color="#8ba60e" fo:language="cs" fo:country="CZ" fo:font-style="normal" officeooo:rsid="4018de7b" style:language-asian="cs" style:country-asian="CZ" style:font-style-asian="normal" style:font-style-complex="normal"/>
    </style:style>
    <style:style style:name="T553" style:family="text">
      <style:text-properties fo:color="#14beaa" fo:language="cs" fo:country="CZ" fo:font-style="normal" officeooo:rsid="3d9377ea" style:language-asian="cs" style:country-asian="CZ" style:font-style-asian="normal" style:font-style-complex="normal"/>
    </style:style>
    <style:style style:name="T554" style:family="text">
      <style:text-properties fo:color="#14beaa" fo:language="cs" fo:country="CZ" fo:font-style="normal" officeooo:rsid="42aba77a" style:language-asian="cs" style:country-asian="CZ" style:font-style-asian="normal" style:font-style-complex="normal"/>
    </style:style>
    <style:style style:name="T555" style:family="text">
      <style:text-properties fo:color="#ff6400" style:font-name="Georgia" fo:font-size="9.5pt" fo:letter-spacing="0.009cm" fo:language="cs" fo:country="CZ" fo:font-style="normal" officeooo:rsid="4432a080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556" style:family="text">
      <style:text-properties officeooo:rsid="42b6c5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/>
      <text:p text:style-name="Text_20_body"/>
      <text:p text:style-name="Text_20_body"/>
      <text:p text:style-name="P65">Dračák</text:p>
      <text:p text:style-name="P59"/>
      <text:p text:style-name="P59"/>
      <text:p text:style-name="P66">podle staré školy</text:p>
      <text:p text:style-name="P60"/>
      <text:p text:style-name="P61"/>
      <text:p text:style-name="P62">PRAVIDLA PRO BOJ</text:p>
      <text:p text:style-name="P60"/>
      <text:p text:style-name="P60"/>
      <text:p text:style-name="P60"/>
      <text:p text:style-name="P63">Společenská hra na prožívání příběhů</text:p>
      <text:p text:style-name="P63"/>
      <text:p text:style-name="P64"/>
      <text:p text:style-name="P2">Michal Světlý</text:p>
      <text:p text:style-name="P2"/>
      <text:p text:style-name="P224"><text:span text:style-name="T439">Verze 0.</text:span><text:span text:style-name="T438">0</text:span></text:p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0"><text:a xlink:type="simple" xlink:href="#__RefHeading___Toc39185_1173674893" text:style-name="Internet_20_link" text:visited-style-name="Internet_20_link">Boj</text:a><text:tab/>3</text:p>
          <text:p text:style-name="P131"><text:a xlink:type="simple" xlink:href="#__RefHeading___Toc28321_1587421224" text:style-name="Internet_20_link" text:visited-style-name="Internet_20_link">Průběh boje</text:a><text:tab/>3</text:p>
          <text:p text:style-name="P131"><text:a xlink:type="simple" xlink:href="#__RefHeading___Toc28323_1587421224" text:style-name="Internet_20_link" text:visited-style-name="Internet_20_link"><text:span text:style-name="T220">P</text:span></text:a><text:a xlink:type="simple" xlink:href="#__RefHeading___Toc28323_1587421224" text:style-name="Internet_20_link" text:visited-style-name="Internet_20_link"><text:span text:style-name="T220">opis prostředí a situace</text:span></text:a><text:tab/>4</text:p>
          <text:p text:style-name="P131"><text:a xlink:type="simple" xlink:href="#__RefHeading___Toc28325_1587421224" text:style-name="Internet_20_link" text:visited-style-name="Internet_20_link">Úmysly</text:a><text:tab/>4</text:p>
          <text:p text:style-name="P132"><text:a xlink:type="simple" xlink:href="#__RefHeading___Toc28327_1587421224" text:style-name="Internet_20_link" text:visited-style-name="Internet_20_link">Proveditelnost úmyslů</text:a><text:tab/>4</text:p>
          <text:p text:style-name="P132"><text:a xlink:type="simple" xlink:href="#__RefHeading___Toc28329_1587421224" text:style-name="Internet_20_link" text:visited-style-name="Internet_20_link">Co jde stihnout v jednom kole</text:a><text:tab/>5</text:p>
          <text:p text:style-name="P132"><text:a xlink:type="simple" xlink:href="#__RefHeading___Toc28331_1587421224" text:style-name="Internet_20_link" text:visited-style-name="Internet_20_link">Vzdálenost</text:a><text:tab/>6</text:p>
          <text:p text:style-name="P132"><text:a xlink:type="simple" xlink:href="#__RefHeading___Toc28333_1587421224" text:style-name="Internet_20_link" text:visited-style-name="Internet_20_link">Rychlost</text:a><text:tab/>7</text:p>
          <text:p text:style-name="P132"><text:a xlink:type="simple" xlink:href="#__RefHeading___Toc28335_1587421224" text:style-name="Internet_20_link" text:visited-style-name="Internet_20_link">Změny úmyslů</text:a><text:tab/>8</text:p>
          <text:p text:style-name="P132"><text:a xlink:type="simple" xlink:href="#__RefHeading___Toc28337_1587421224" text:style-name="Internet_20_link" text:visited-style-name="Internet_20_link">Jak popisovat úmysly</text:a><text:tab/>9</text:p>
          <text:p text:style-name="P131"><text:a xlink:type="simple" xlink:href="#__RefHeading___Toc28339_1587421224" text:style-name="Internet_20_link" text:visited-style-name="Internet_20_link">Hod na útok a na obranu</text:a><text:tab/>9</text:p>
          <text:p text:style-name="P132"><text:a xlink:type="simple" xlink:href="#__RefHeading___Toc28341_1587421224" text:style-name="Internet_20_link" text:visited-style-name="Internet_20_link">Vlastnost při hodu na útok</text:a><text:tab/>10</text:p>
          <text:p text:style-name="P132"><text:a xlink:type="simple" xlink:href="#__RefHeading___Toc28343_1587421224" text:style-name="Internet_20_link" text:visited-style-name="Internet_20_link">Vlastnost při hodu na obranu</text:a><text:tab/>11</text:p>
          <text:p text:style-name="P132"><text:a xlink:type="simple" xlink:href="#__RefHeading___Toc28349_1587421224" text:style-name="Internet_20_link" text:visited-style-name="Internet_20_link">Výhody a nevýhody</text:a><text:tab/>11</text:p>
          <text:p text:style-name="P132"><text:a xlink:type="simple" xlink:href="#__RefHeading___Toc3277_2705946275" text:style-name="Internet_20_link" text:visited-style-name="Internet_20_link">Druhy výhod a nevýhod</text:a><text:tab/>12</text:p>
          <text:p text:style-name="P132"><text:a xlink:type="simple" xlink:href="#__RefHeading___Toc28351_1587421224" text:style-name="Internet_20_link" text:visited-style-name="Internet_20_link">Plná obrana</text:a><text:tab/>14</text:p>
          <text:p text:style-name="P132"><text:a xlink:type="simple" xlink:href="#__RefHeading___Toc25641_406846050111" text:style-name="Internet_20_link" text:visited-style-name="Internet_20_link">Klamný útok nebo jiná finta</text:a><text:tab/>14</text:p>
          <text:p text:style-name="P132"><text:a xlink:type="simple" xlink:href="#__RefHeading___Toc3279_2705946275" text:style-name="Internet_20_link" text:visited-style-name="Internet_20_link">Boj na dálku</text:a><text:tab/>14</text:p>
          <text:p text:style-name="P132"><text:a xlink:type="simple" xlink:href="#__RefHeading___Toc28353_1587421224" text:style-name="Internet_20_link" text:visited-style-name="Internet_20_link">Míření</text:a><text:tab/>15</text:p>
          <text:p text:style-name="P132"><text:a xlink:type="simple" xlink:href="#__RefHeading___Toc3281_2705946275" text:style-name="Internet_20_link" text:visited-style-name="Internet_20_link">Munice</text:a><text:tab/>15</text:p>
          <text:p text:style-name="P132"><text:a xlink:type="simple" xlink:href="#__RefHeading___Toc3283_2705946275" text:style-name="Internet_20_link" text:visited-style-name="Internet_20_link">Útok na více protivníků</text:a><text:tab/>16</text:p>
          <text:p text:style-name="P132"><text:a xlink:type="simple" xlink:href="#__RefHeading___Toc3285_2705946275" text:style-name="Internet_20_link" text:visited-style-name="Internet_20_link">Útok na nehybného protivníka</text:a><text:tab/>16</text:p>
          <text:p text:style-name="P132"><text:a xlink:type="simple" xlink:href="#__RefHeading___Toc3287_2705946275" text:style-name="Internet_20_link" text:visited-style-name="Internet_20_link">Útok ze zálohy</text:a><text:tab/>17</text:p>
          <text:p text:style-name="P132"><text:a xlink:type="simple" xlink:href="#__RefHeading___Toc3289_2705946275" text:style-name="Internet_20_link" text:visited-style-name="Internet_20_link">Bonusy a postihy si přičítá hráč postavy</text:a><text:tab/>18</text:p>
          <text:p text:style-name="P132"><text:a xlink:type="simple" xlink:href="#__RefHeading___Toc3291_2705946275" text:style-name="Internet_20_link" text:visited-style-name="Internet_20_link">Říkej nahlas, co do hodu počítáš</text:a><text:tab/>18</text:p>
          <text:p text:style-name="P131"><text:a xlink:type="simple" xlink:href="#__RefHeading___Toc28355_1587421224" text:style-name="Internet_20_link" text:visited-style-name="Internet_20_link">Pořadí házení</text:a><text:tab/>19</text:p>
          <text:p text:style-name="P132"><text:a xlink:type="simple" xlink:href="#__RefHeading___Toc28357_1587421224" text:style-name="Internet_20_link" text:visited-style-name="Internet_20_link">Zacyklení úmyslů</text:a><text:tab/>20</text:p>
          <text:p text:style-name="P131"><text:a xlink:type="simple" xlink:href="#__RefHeading___Toc28361_1587421224" text:style-name="Internet_20_link" text:visited-style-name="Internet_20_link">Úspěchy</text:a><text:tab/>20</text:p>
          <text:p text:style-name="P132"><text:a xlink:type="simple" xlink:href="#__RefHeading___Toc3293_2705946275" text:style-name="Internet_20_link" text:visited-style-name="Internet_20_link">Remíza</text:a><text:tab/>21</text:p>
          <text:p text:style-name="P132"><text:a xlink:type="simple" xlink:href="#__RefHeading___Toc3295_2705946275" text:style-name="Internet_20_link" text:visited-style-name="Internet_20_link">Nerozhoduj, co udělá protivník</text:a><text:tab/>22</text:p>
          <text:p text:style-name="P132"><text:a xlink:type="simple" xlink:href="#__RefHeading___Toc3297_2705946275" text:style-name="Internet_20_link" text:visited-style-name="Internet_20_link">Co můžeš udělat za jeden úspěch</text:a><text:tab/>22</text:p>
          <text:p text:style-name="P132"><text:a xlink:type="simple" xlink:href="#__RefHeading___Toc3299_2705946275" text:style-name="Internet_20_link" text:visited-style-name="Internet_20_link">Co můžeš udělat za dva úspěchy</text:a><text:tab/>23</text:p>
          <text:p text:style-name="P132"><text:a xlink:type="simple" xlink:href="#__RefHeading___Toc3301_2705946275" text:style-name="Internet_20_link" text:visited-style-name="Internet_20_link">Zranění</text:a><text:tab/>24</text:p>
          <text:p text:style-name="P132"><text:a xlink:type="simple" xlink:href="#__RefHeading___Toc28365_1587421224" text:style-name="Internet_20_link" text:visited-style-name="Internet_20_link">Přidané zranění</text:a><text:tab/>25</text:p>
          <text:p text:style-name="P132"><text:a xlink:type="simple" xlink:href="#__RefHeading___Toc3303_2705946275" text:style-name="Internet_20_link" text:visited-style-name="Internet_20_link">Vážné zranění</text:a><text:tab/>26</text:p>
          <text:p text:style-name="P132"><text:a xlink:type="simple" xlink:href="#__RefHeading___Toc28367_1587421224" text:style-name="Internet_20_link" text:visited-style-name="Internet_20_link">Vyřazení z boje a bezvědomí</text:a><text:tab/>27</text:p>
          <text:p text:style-name="P132"><text:a xlink:type="simple" xlink:href="#__RefHeading___Toc3305_2705946275" text:style-name="Internet_20_link" text:visited-style-name="Internet_20_link">Přerušení soustředění</text:a><text:tab/>27</text:p>
          <text:p text:style-name="P132"><text:a xlink:type="simple" xlink:href="#__RefHeading___Toc28369_1587421224" text:style-name="Internet_20_link" text:visited-style-name="Internet_20_link">Dorážení protivníků</text:a><text:tab/>27</text:p>
        </text:index-body>
      </text:table-of-content>
      <text:p text:style-name="P67"><text:soft-page-break/><text:span text:style-name="T438"/></text:p>
      <text:h text:style-name="Heading_20_2" text:outline-level="2"><text:bookmark-start text:name="__RefHeading___Toc39185_1173674893"/>Boj<text:bookmark-end text:name="__RefHeading___Toc39185_1173674893"/></text:h>
      <text:p text:style-name="P14"><text:span text:style-name="T2">Když </text:span><text:span text:style-name="T11">jde do tuhého</text:span><text:span text:style-name="T2">, </text:span><text:span text:style-name="T4">přichází na řadu kostky a následující pravidla</text:span><text:span text:style-name="T2">.</text:span></text:p>
      <text:h text:style-name="Heading_20_3" text:outline-level="3"><text:bookmark-start text:name="__RefHeading___Toc28321_1587421224"/>Průběh boje<text:bookmark-end text:name="__RefHeading___Toc28321_1587421224"/></text:h>
      <text:p text:style-name="P27">Pán jeskyně popíše prostředí a situaci. Pak začínají bojová kola.</text:p>
      <text:list xml:id="list859790754" text:style-name="L1">
        <text:list-item>
          <text:p text:style-name="P158">Kolo představuje několik vteřin boje.</text:p>
        </text:list-item>
        <text:list-item>
          <text:p text:style-name="P158">Začíná vždy Pán jeskyně popisem toho, co dělají protivníci. Poté hráči říkají, co budou dělat jejich postavy <text:span text:style-name="T422">a jejich pomocníci</text:span>.</text:p>
        </text:list-item>
        <text:list-item>
          <text:p text:style-name="P159">Úmysly lze libovolně měnit. Když už je nikdo měnit nechce, začne se házet.</text:p>
        </text:list-item>
        <text:list-item>
          <text:p text:style-name="P160">Když <text:span text:style-name="T423">někoho ohrožuješ</text:span>, hází<text:span text:style-name="T423">š</text:span> proti <text:span text:style-name="T423">němu</text:span> <text:span text:style-name="T85">na ú</text:span><text:span text:style-name="T86">tok</text:span>. Když <text:span text:style-name="T423">někdo ohrožuje</text:span> tebe, <text:span text:style-name="T423">ale ty jeho ne,</text:span> házíš si proti němu <text:span text:style-name="T220">na obranu.</text:span></text:p>
        </text:list-item>
        <text:list-item>
          <text:p text:style-name="P161"><text:span text:style-name="T220">Hází se v pořadí, v jakém na sebe </text:span><text:span text:style-name="T283">úmysly</text:span><text:span text:style-name="T220"> logicky navazují.</text:span></text:p>
        </text:list-item>
        <text:list-item>
          <text:p text:style-name="P162"><text:span text:style-name="T220">Rozdíl mezi tvým </text:span><text:span text:style-name="T281">hodem na útok</text:span><text:span text:style-name="T220"> a soupeřovým hodem určuje, kolik máš proti němu úspěchů. Za každý úspěch mu můžeš něco udělat.</text:span></text:p>
        </text:list-item>
      </text:list>
      <text:p text:style-name="P5">V následujících kapitolách si jednotlivé kroky projdeme podrobněji.</text:p>
      <text:h text:style-name="Heading_20_3" text:outline-level="3"><text:bookmark-start text:name="__RefHeading___Toc28323_1587421224"/><text:soft-page-break/><text:span text:style-name="T280">P</text:span><text:span text:style-name="T220">opis prostředí a situace</text:span><text:bookmark-end text:name="__RefHeading___Toc28323_1587421224"/></text:h>
      <text:p text:style-name="P69"><text:span text:style-name="T2">P</text:span><text:span text:style-name="T1">říklad:</text:span></text:p>
      <text:p text:style-name="P98"><text:span text:style-name="T134">Pán jeskyně:</text:span><text:span text:style-name="T160"> </text:span><text:span text:style-name="T157">„</text:span><text:span text:style-name="T158">Vběhl</text:span><text:span text:style-name="T159">i</text:span><text:span text:style-name="T160"> js</text:span><text:span text:style-name="T159">te</text:span><text:span text:style-name="T160"> do </text:span><text:span text:style-name="T166">velké,</text:span><text:span text:style-name="T160"> obdélníkové místnosti. </text:span><text:span text:style-name="T161">Strop podpírají čtyři sloupy. </text:span><text:span text:style-name="T162">U stěn jsou dlouhé stoly, </text:span><text:span text:style-name="T163">další je uprostřed</text:span><text:span text:style-name="T162">. Na nich jsou kosti, spousta různých váčků </text:span><text:span text:style-name="T164">a</text:span><text:span text:style-name="T162"> svázané otýpky bylin</text:span><text:span text:style-name="T163">.</text:span><text:span text:style-name="T160"> </text:span><text:span text:style-name="T167">V</text:span><text:span text:style-name="T160">elký, svalnatý ork </text:span><text:span text:style-name="T167">u prostředního stolu </text:span><text:span text:style-name="T165">něco ukazuje</text:span><text:span text:style-name="T160"> mnohem menší</text:span><text:span text:style-name="T165">mu</text:span><text:span text:style-name="T160"> goblin</text:span><text:span text:style-name="T165">ovi</text:span><text:span text:style-name="T160">. Ork má zbroj ze silné kůže, </text:span><text:span text:style-name="T165">g</text:span><text:span text:style-name="T160">oblin plášť z ptačího peří.“</text:span></text:p>
      <text:p text:style-name="P22"><text:span text:style-name="T136">Pokud ti z popisu něco není jasné, po</text:span><text:span text:style-name="T138">žádej</text:span><text:span text:style-name="T136"> Pána jeskyně o upřesnění. </text:span><text:span text:style-name="T139">Můžeš mu také návrhy </text:span><text:span text:style-name="T142">nebo</text:span><text:span text:style-name="T139"> návodnými dotazy </text:span><text:span text:style-name="T142">s popisem pomáhat</text:span><text:span text:style-name="T139">.</text:span></text:p>
      <text:p text:style-name="P69"><text:span text:style-name="T2">P</text:span><text:span text:style-name="T1">říklad:</text:span></text:p>
      <text:p text:style-name="P91"><text:span text:style-name="T316">Katka</text:span><text:span text:style-name="T315">:</text:span><text:span text:style-name="T221"> </text:span><text:span text:style-name="T224">„</text:span><text:span text:style-name="T242">Jsou tu po tmě, nebo si něčím svítí</text:span><text:span text:style-name="T221">?</text:span><text:span text:style-name="T225">“</text:span></text:p>
      <text:p text:style-name="P91"><text:span text:style-name="T315">Pán jeskyně:</text:span><text:span text:style-name="T221"> </text:span><text:span text:style-name="T224">„</text:span><text:span text:style-name="T221">Hmm, </text:span><text:span text:style-name="T242">vidíš,</text:span><text:span text:style-name="T221"> </text:span><text:span text:style-name="T242">na to jsem zapomněl</text:span><text:span text:style-name="T221">. Na stole uprostřed jsou dvě </text:span><text:span text:style-name="T259">olejové</text:span><text:span text:style-name="T221"> lampy. Jedna z nich je zapálená.</text:span><text:span text:style-name="T224">“</text:span></text:p>
      <text:h text:style-name="Heading_20_3" text:outline-level="3"><text:bookmark-start text:name="__RefHeading___Toc28325_1587421224"/>Úmysly<text:bookmark-end text:name="__RefHeading___Toc28325_1587421224"/></text:h>
      <text:p text:style-name="P25">Kolo začíná vždy Pán jeskyně nastíněním úmyslů protivníků, aby na to mohli hráči reagovat.</text:p>
      <text:p text:style-name="P90"><text:span text:style-name="T2">P</text:span><text:span text:style-name="T1">říklad:</text:span></text:p>
      <text:p text:style-name="P98"><text:span text:style-name="T134">Pán jeskyně:</text:span><text:span text:style-name="T160"> </text:span><text:span text:style-name="T157">„</text:span><text:span text:style-name="T168">O</text:span><text:span text:style-name="T160">rk </text:span><text:span text:style-name="T169">zved</text:span><text:span text:style-name="T170">á</text:span><text:span text:style-name="T169"> kyj, </text:span><text:span text:style-name="T171">který měl opřený o stůl,</text:span><text:span text:style-name="T160"> </text:span><text:span text:style-name="T165">a staví se mezi vás a goblina</text:span><text:span text:style-name="T160">. </text:span><text:span text:style-name="T172">Goblin</text:span><text:span text:style-name="T160"> ukazuje na </text:span><text:span text:style-name="T173">Gorondara</text:span><text:span text:style-name="T160"> a </text:span><text:span text:style-name="T174">mumlá při tom nějaké zaklínadlo</text:span><text:span text:style-name="T160">. Co dělá</text:span><text:span text:style-name="T175">te</text:span><text:span text:style-name="T160">?“</text:span></text:p>
      <text:p text:style-name="P51">Poté hráči popíší úmysly svých postav a jejich pomocníků.</text:p>
      <text:h text:style-name="Heading_20_4" text:outline-level="4"><text:bookmark-start text:name="__RefHeading___Toc28327_1587421224"/>Proveditelnost úmyslů<text:bookmark-end text:name="__RefHeading___Toc28327_1587421224"/></text:h>
      <text:p text:style-name="P12">Když si nejsi jistý, jestli <text:span text:style-name="T395">něco půjde udělat</text:span>, zeptej se.</text:p>
      <text:p text:style-name="P70"><text:soft-page-break/>Příklad:</text:p>
      <text:p text:style-name="P95"><text:span text:style-name="T188">Pavel</text:span><text:span text:style-name="T187">:</text:span><text:span text:style-name="T69"> </text:span><text:span text:style-name="T135">„Půjde kolem orka proběhnout ke goblinovi?“</text:span></text:p>
      <text:p text:style-name="P33"><text:span text:style-name="T152">Povšimni si, že se Pavel neptá, jak je místnost široká. </text:span><text:span text:style-name="T153">Místo toho </text:span><text:span text:style-name="T452">ř</text:span><text:span text:style-name="T454">ekl</text:span><text:span text:style-name="T152">, čeho se snaží dosáhnout. Díky tomu mu Pán jeskyně může </text:span><text:span text:style-name="T156">rovnou</text:span><text:span text:style-name="T152"> </text:span><text:span text:style-name="T135">říct, jak na to budou reagovat protivníci.</text:span></text:p>
      <text:p text:style-name="Example_20_Header">Příklad:</text:p>
      <text:p text:style-name="P92"><text:span text:style-name="T189">Pán jeskyně:</text:span><text:span text:style-name="T186"> </text:span><text:span text:style-name="T136">„</text:span><text:span text:style-name="T144">Určitě, místnost je dost široká.</text:span><text:span text:style-name="T145"> </text:span><text:span text:style-name="T144">Ork se ti v tom ale </text:span><text:span text:style-name="T146">bude</text:span><text:span text:style-name="T144"> snažit zabránit.</text:span><text:span text:style-name="T136">“</text:span></text:p>
      <text:p text:style-name="P4">Když chceš udělat něco, co není v silách tvé postavy, nebo je to zbytečně komplikované, může ti také Pán jeskyně <text:span text:style-name="T426">rovnou navrhnout</text:span> alternativy.</text:p>
      <text:p text:style-name="P70">Příklad:</text:p>
      <text:p text:style-name="P95"><text:span text:style-name="T188">Pavel</text:span><text:span text:style-name="T187">:</text:span><text:span text:style-name="T69"> </text:span><text:span text:style-name="T135">„</text:span><text:span text:style-name="T140">Zvládnu zvednout jeden z těch stolů, co jsou u stěn, a hodit ho orkovi na hlavu</text:span><text:span text:style-name="T135">?“</text:span></text:p>
      <text:p text:style-name="P92"><text:span text:style-name="T131">Pán jeskyně:</text:span><text:span text:style-name="T136"> „</text:span><text:span text:style-name="T140">To asi </text:span><text:span text:style-name="T147">nedáš</text:span><text:span text:style-name="T140">, jsou fakt masivní</text:span><text:span text:style-name="T144">. </text:span><text:span text:style-name="T140">Ten uprostřed je ale mnohem menší, s tím </text:span><text:span text:style-name="T148">by to šlo</text:span><text:span text:style-name="T140">.</text:span><text:span text:style-name="T136">“</text:span></text:p>
      <text:h text:style-name="Heading_20_4" text:outline-level="4"><text:bookmark-start text:name="__RefHeading___Toc28329_1587421224"/>Co jde stihnout v jednom kole<text:bookmark-end text:name="__RefHeading___Toc28329_1587421224"/></text:h>
      <text:p text:style-name="P23">V jednom kole stihneš například:</text:p>
      <text:list xml:id="list3514446109" text:style-name="L2">
        <text:list-item>
          <text:p text:style-name="P163">Srazit nepřítele na zem, tasit <text:span text:style-name="T406">dýku</text:span> a bodnout ho</text:p>
        </text:list-item>
        <text:list-item>
          <text:p text:style-name="P163">Tasit <text:span text:style-name="T394">jednoruční zbraň</text:span>, uběhnout <text:span text:style-name="T203">krátkou vzdálenost</text:span> a zaútočit</text:p>
        </text:list-item>
        <text:list-item>
          <text:p text:style-name="P164">Sebrat ze země meč a rovnou jím někoho seknout</text:p>
        </text:list-item>
      </text:list>
      <text:list xml:id="list3111334010" text:style-name="L3">
        <text:list-item>
          <text:p text:style-name="P165"><text:span text:style-name="T393">Přimáčknout protivníka ke stěně štítem</text:span> a bodnout ho zbraní</text:p>
        </text:list-item>
        <text:list-item>
          <text:p text:style-name="P166"><text:soft-page-break/>Srazit <text:span text:style-name="T399">jej</text:span> na zem a zalehnout ho, aby nemohl vstát</text:p>
        </text:list-item>
        <text:list-item>
          <text:p text:style-name="P167"><text:span text:style-name="T334">N</text:span>abít luk a vystřelit</text:p>
        </text:list-item>
        <text:list-item>
          <text:p text:style-name="P168">Vystřelit z nabité zbraně a <text:span text:style-name="T391">začít</text:span> <text:span text:style-name="T390">utíkat</text:span></text:p>
        </text:list-item>
        <text:list-item>
          <text:p text:style-name="P169">Nabít kuši</text:p>
        </text:list-item>
        <text:list-item>
          <text:p text:style-name="P170">Sundat ze zad luk nebo jinou zbraň</text:p>
        </text:list-item>
        <text:list-item>
          <text:p text:style-name="P171">Opatrně něco položit na zem</text:p>
        </text:list-item>
        <text:list-item>
          <text:p text:style-name="P170">Sundat ze zad tornu</text:p>
        </text:list-item>
        <text:list-item>
          <text:p text:style-name="P170">Vyndat něco z<text:span text:style-name="T335">e sundané</text:span> torny</text:p>
        </text:list-item>
        <text:list-item>
          <text:p text:style-name="P172">Vypít <text:span text:style-name="T333">připravený</text:span> lektvar</text:p>
        </text:list-item>
        <text:list-item>
          <text:p text:style-name="P172"><text:span text:style-name="T388">Udělat pár kroků a s</text:span>eslat kouzlo</text:p>
        </text:list-item>
        <text:list-item>
          <text:p text:style-name="P173"><text:span text:style-name="T387">Pečlivě z</text:span>amířit</text:p>
        </text:list-item>
        <text:list-item>
          <text:p text:style-name="P174">Dorazit vyřazeného protivníka</text:p>
        </text:list-item>
      </text:list>
      <text:h text:style-name="P139" text:outline-level="4"><text:bookmark-start text:name="__RefHeading___Toc28331_1587421224"/>Vzdálenost<text:bookmark-end text:name="__RefHeading___Toc28331_1587421224"/></text:h>
      <text:p text:style-name="P24">Při boji <text:span text:style-name="T428">na dálku</text:span> <text:span text:style-name="T430">budeš</text:span> často potřeb<text:span text:style-name="T430">ovat</text:span> vědět, <text:span text:style-name="T430">zda dostřelíš na cíl a případně</text:span> kolikrát stihne<text:span text:style-name="T430">š</text:span> vystřelit nebo kolik kouzel stihne<text:span text:style-name="T430">š</text:span> seslat, než k <text:span text:style-name="T430">tobě protivník</text:span> doběhne. Dostřel zbraní a dosah kouzel <text:span text:style-name="T427">je proto vždy jedna z následujících možností:</text:span></text:p>
      <text:p text:style-name="P15"><text:span text:style-name="T218">Kontaktní </text:span><text:span text:style-name="T219">vzdálenost</text:span> – <text:span text:style-name="T382">pár kroků od tebe</text:span></text:p>
      <text:list xml:id="list1257396815" text:style-name="L4">
        <text:list-item>
          <text:p text:style-name="P175">Protivníky v kontaktní vzdálenosti můžeš ohrozit zblízka, i když se od tebe snaží utéct.</text:p>
        </text:list-item>
      </text:list>
      <text:p text:style-name="P15"><text:span text:style-name="T218">Krátká </text:span><text:span text:style-name="T219">vzdálenost</text:span> – v dostřelu malé vrhací zbraně</text:p>
      <text:list xml:id="list999924946" text:style-name="L5">
        <text:list-item>
          <text:p text:style-name="P176">Dá se uběhnout za <text:span text:style-name="T404">1</text:span> kol<text:span text:style-name="T419">o.</text:span></text:p>
        </text:list-item>
        <text:list-item>
          <text:p text:style-name="P176"><text:soft-page-break/><text:span text:style-name="T404">Pokud je tedy od tebe protivník v </text:span><text:span text:style-name="T206">krátké vzdálenosti</text:span><text:span text:style-name="T404"> a neustupuje ani neutíká, můžeš k němu v jednom kole doběhnout a rovnou na něj zaútočit zblízka. Když od tebe ustupuje, dostaneš se k němu až v příštím kole. Když utíká, musíš ho nejdřív dohonit (viz kapitola</text:span><text:span text:style-name="T191"> </text:span><text:span text:style-name="Odkaz_20_na_20_kapitolu"><text:span text:style-name="T507">Pronásledování</text:span></text:span><text:span text:style-name="T337">).</text:span></text:p>
        </text:list-item>
      </text:list>
      <text:p text:style-name="P15"><text:span text:style-name="T218">Střední </text:span><text:span text:style-name="T219">vzdálenost</text:span> – v dostřelu <text:span text:style-name="T338">oštěpu, krátkého luku</text:span> nebo kuše</text:p>
      <text:list xml:id="list3376190747" text:style-name="L6">
        <text:list-item>
          <text:p text:style-name="P177">Dá se uběhnout za 2-3 kola</text:p>
        </text:list-item>
      </text:list>
      <text:p text:style-name="P15"><text:span text:style-name="T218">Dlouhá </text:span><text:span text:style-name="T219">vzdálenost</text:span> – v dostřelu dlouhého luku</text:p>
      <text:list xml:id="list3063275320" text:style-name="L7">
        <text:list-item>
          <text:p text:style-name="P178">Dá se uběhnout za 4-9 kol</text:p>
        </text:list-item>
      </text:list>
      <text:p text:style-name="P71">Příklad:</text:p>
      <text:p text:style-name="P96"><text:span text:style-name="T328">Pán jeskyně:</text:span> „Jak se blížíte ke srubu, vidíte, že ze dveří vyběhl skřet. Je <text:span text:style-name="T430">v dlouhé vzdálenosti </text:span>od vás, <text:span text:style-name="T431">zhruba pět kol běhu</text:span>. Krátký luk nebo kuše na něj tedy nedostřelí, dlouhý luk ano. Když se k němu rozběhnete, tak za dvě kola budete na dostřel krátkého luku, za <text:span text:style-name="T400">čtyři</text:span> na dohoz <text:span text:style-name="T389">malé</text:span> vrhací zbraně a za <text:span text:style-name="T400">pět</text:span> kol doběhnete tam, co teď stojí.“</text:p>
      <text:h text:style-name="P140" text:outline-level="4"><text:bookmark-start text:name="__RefHeading___Toc28333_1587421224"/>Rychlost<text:bookmark-end text:name="__RefHeading___Toc28333_1587421224"/></text:h>
      <text:p text:style-name="P3"><text:span text:style-name="T336">Všichni sice samozřejmě neběhají stejně rychle, ale v boji se běhá na vzdálenosti, kde se malé rozdíly v rychlosti nestihnou projevit. Když tedy střílíš na </text:span><text:span text:style-name="T207">krátkou vzdálenost</text:span><text:span text:style-name="T336">, útočník k tobě doběhne za jedno kolo, ať už je to skřet, hobit nebo elf. </text:span></text:p>
      <text:list xml:id="list429916032" text:style-name="L8">
        <text:list-item>
          <text:p text:style-name="P179"><text:span text:style-name="T17">Pokud </text:span><text:span text:style-name="T18">ale</text:span><text:span text:style-name="T17"> z nějakého důvodu nemůžeš běhat, třeba když se </text:span><text:span text:style-name="T3">soustředíš</text:span><text:span text:style-name="T17"> na nějakou schopnost či kouzlo </text:span><text:span text:style-name="T14">nebo</text:span><text:span text:style-name="T17"> když máš vážně zraněnou nohu nebo břicho</text:span><text:span text:style-name="T15">,</text:span><text:span text:style-name="T17"> pohybuješ se poloviční rychlostí, takže </text:span><text:span text:style-name="T3">krátkou vzdálenost</text:span><text:span text:style-name="T8"> urazíš za dvě kola. </text:span><text:span text:style-name="T7">To samé platí, když chceš dělat něco, při čem se dost dobře nedá běhat: střílet, kouzlit, nabíjet luk, vytahovat věci z torny a podobně.</text:span></text:p>
        </text:list-item>
        <text:list-item>
          <text:p text:style-name="P179"><text:soft-page-break/><text:span text:style-name="T429">Když</text:span> jsi <text:span text:style-name="T203">vyřazený</text:span><text:span text:style-name="T220">, </text:span><text:span text:style-name="T453">z</text:span><text:span text:style-name="T454">vládneš</text:span><text:span text:style-name="T241"> se </text:span><text:span text:style-name="T244">nanejvýš </text:span><text:span text:style-name="T241">plazit </text:span><text:span text:style-name="T281">a urazit krátkou vzdálenost ti zabere 4 kola</text:span><text:span text:style-name="T223">.</text:span></text:p>
        </text:list-item>
        <text:list-item>
          <text:p text:style-name="P180"><text:span text:style-name="T223">K</text:span><text:span text:style-name="T220">dyž míříš, nabíjíš kuši a podobně, tak se nemůžeš přesouvat vůbec.</text:span></text:p>
        </text:list-item>
      </text:list>
      <text:p text:style-name="P25"><text:span text:style-name="T220">Ve hře také existují kouzla, lektvary a jiné efekty, které tě výrazně zrychlí nebo zpomalí. </text:span><text:span text:style-name="T205">Z</text:span><text:span text:style-name="T204">pomalení</text:span><text:span text:style-name="T270"> znamená snížení rychlosti na polovinu, </text:span><text:span text:style-name="T208">z</text:span><text:span text:style-name="T204">rychl</text:span><text:span text:style-name="T205">ení</text:span><text:span text:style-name="T270"> </text:span><text:span text:style-name="T279">ji zdvojnásobí</text:span><text:span text:style-name="T270">.</text:span></text:p>
      <text:p text:style-name="P72">Příklad:</text:p>
      <text:p text:style-name="P97"><text:span text:style-name="T270">Když Nari</text:span><text:span text:style-name="T220">a</text:span><text:span text:style-name="T270"> </text:span><text:span text:style-name="T220">vypije </text:span><text:span text:style-name="T203">lektvar</text:span><text:span text:style-name="T204"> rychlost</text:span><text:span text:style-name="T203">i</text:span><text:span text:style-name="T270">, </text:span><text:span text:style-name="T282">poběží </text:span><text:span text:style-name="T220">dvakrát rychleji a vzdálenost, která by jí normálně zabrala 5 kol, uběhne za 3 kola</text:span><text:span text:style-name="T270">.</text:span></text:p>
      <text:p text:style-name="P6">Někteří tvorové běhají výrazně rychleji nebo naopak pomaleji než člověk.</text:p>
      <text:p text:style-name="P72">Příklad:</text:p>
      <text:p text:style-name="P123"><text:span text:style-name="T270">K</text:span><text:span text:style-name="T281">ůň běhá zhruba dvakrát rychleji než člověk. </text:span><text:span text:style-name="T311">Když tedy</text:span><text:span text:style-name="T281"> Naria </text:span><text:span text:style-name="T481">v</text:span><text:span text:style-name="T482">ypije</text:span><text:span text:style-name="T281"> </text:span><text:span text:style-name="T215">lektvar rychlosti</text:span><text:span text:style-name="T281">, udrží krok s koněm v trysku.</text:span></text:p>
      <text:h text:style-name="P141" text:outline-level="4"><text:bookmark-start text:name="__RefHeading___Toc28335_1587421224"/>Změny úmyslů<text:bookmark-end text:name="__RefHeading___Toc28335_1587421224"/></text:h>
      <text:p text:style-name="P8"><text:span text:style-name="T143">Aby nezáleželo na tom, v jakém pořadí </text:span><text:span text:style-name="T155">říkáte, co má kdo v úmyslu</text:span><text:span text:style-name="T143">, můžete </text:span><text:span text:style-name="T155">to</text:span><text:span text:style-name="T143"> libovolně upravovat</text:span><text:span text:style-name="T137">. Stejně tak </text:span><text:span text:style-name="T154">může</text:span><text:span text:style-name="T137"> Pán jeskyně </text:span><text:span text:style-name="T141">měnit</text:span><text:span text:style-name="T137"> záměry protivníků.</text:span></text:p>
      <text:p text:style-name="P73">Příklad:</text:p>
      <text:p text:style-name="P93"><text:span text:style-name="T130">Katka:</text:span><text:span text:style-name="T137"> „</text:span><text:span text:style-name="T151">Otočím se</text:span><text:span text:style-name="T137"> a běžím zp</text:span><text:span text:style-name="T149">átky</text:span><text:span text:style-name="T137">.“</text:span></text:p>
      <text:p text:style-name="P99"><text:span text:style-name="T129">Pavel</text:span><text:span text:style-name="T130">:</text:span><text:span text:style-name="T137"> „</text:span><text:span text:style-name="T151">Já z</text:span><text:span text:style-name="T150">kusím oběhnout orka a dostat se ke goblinovi, abych mu zabránil v mumlání.</text:span><text:span text:style-name="T137">“</text:span></text:p>
      <text:p text:style-name="P99"><text:span text:style-name="T329">Katka</text:span><text:span text:style-name="T328">:</text:span> <text:span text:style-name="T220">„</text:span><text:span text:style-name="T226">Aha, </text:span><text:span text:style-name="T227">tak</text:span><text:span text:style-name="T226"> v</text:span><text:span text:style-name="T220"> tom případě </text:span><text:span text:style-name="T227">se zastavím a připravím si luk</text:span><text:span text:style-name="T220">. </text:span><text:span text:style-name="T243">N</text:span><text:span text:style-name="T228">enechám </text:span><text:span text:style-name="T243">v tom </text:span><text:span text:style-name="T228">Gorondara </text:span><text:span text:style-name="T243">samotného</text:span><text:span text:style-name="T228">.</text:span><text:span text:style-name="T220">“</text:span></text:p>
      <text:p text:style-name="P99"><text:soft-page-break/><text:span text:style-name="T216">P</text:span><text:span text:style-name="T217">án jeskyně</text:span><text:span text:style-name="T216">:</text:span><text:span text:style-name="T203"> </text:span><text:span text:style-name="T220">„</text:span><text:span text:style-name="T229">Dobře. </text:span><text:span text:style-name="T230">Ork vyráží Gorondarovi naproti, aby mu zablokoval cestu ke goblinovi</text:span><text:span text:style-name="T229">. Goblin dál mumlá.</text:span><text:span text:style-name="T220">“</text:span></text:p>
      <text:p text:style-name="P11"><text:span text:style-name="T124">Své úmysly byste ale měli měnit co nejméně. Tuto možnost máte, abyste mohli reagovat na to, co dělají ostatní</text:span><text:span text:style-name="T122">, nikoliv</text:span><text:span text:style-name="T120"> aby</text:span><text:span text:style-name="T125">ste</text:span><text:span text:style-name="T122"> </text:span><text:span text:style-name="T123">se s Pánem jeskyně snažili</text:span><text:span text:style-name="T122"> vzájemně</text:span><text:span text:style-name="T120"> přechytračit</text:span><text:span text:style-name="T121">.</text:span></text:p>
      <text:h text:style-name="P142" text:outline-level="4"><text:bookmark-start text:name="__RefHeading___Toc28337_1587421224"/>Jak popisovat úmysly<text:bookmark-end text:name="__RefHeading___Toc28337_1587421224"/></text:h>
      <text:p text:style-name="P9"><text:span text:style-name="T432">Kolik získáš úspěchů,</text:span> <text:span text:style-name="T397">závisí na hodu </text:span>kostkou, takže předem nevíš, co všechno <text:span text:style-name="T398">se ti podaří soupeři udělat</text:span>.</text:p>
      <text:p text:style-name="P73">Příklad:</text:p>
      <text:p text:style-name="P99">Gorondar by chtěl <text:span text:style-name="T392">doběhnout ke goblinovi,</text:span> srazit <text:span text:style-name="T392">ho</text:span> na zem a zacpat mu <text:span text:style-name="T476">ú</text:span><text:span text:style-name="T477">sta</text:span>. Pokud ale hodí jen jeden úspěch, <text:span text:style-name="T396">podaří se mu ho</text:span> <text:span text:style-name="T434">jen</text:span> srazit na zem.</text:p>
      <text:p text:style-name="P10">Abys zbytečně nevymýšlel a nepopisoval věci, které se pak nestanou, nemusíš nutně říkat, co všechno soupeři uděláš. Měl bys ale <text:span text:style-name="T433">říct, kam se chceš přesunout, koho chceš ohrozit a čím to chceš udělat, aby na to ostatní mohli reagovat</text:span>.</text:p>
      <text:p text:style-name="P68">Příklad:</text:p>
      <text:p text:style-name="P99"><text:span text:style-name="T328">Pavel:</text:span> „Se sekerou v ruce běžím ke goblinovi.“</text:p>
      <text:p text:style-name="P94"><text:span text:style-name="T132">Pán jeskyně:</text:span><text:span text:style-name="T121"> „Ork se </text:span><text:span text:style-name="T126">ti snaží zastoupit cestu</text:span><text:span text:style-name="T121">.“</text:span></text:p>
      <text:h text:style-name="Heading_20_3" text:outline-level="3"><text:bookmark-start text:name="__RefHeading___Toc28339_1587421224"/>Hod na ú<text:span text:style-name="T421">tok</text:span> a na obranu<text:bookmark-end text:name="__RefHeading___Toc28339_1587421224"/></text:h>
      <text:p text:style-name="P7">Když je jasné, co kdo chce udělat, je třeba určit, jak to dopadne.</text:p>
      <text:list xml:id="list4269294480" text:style-name="L9">
        <text:list-item>
          <text:p text:style-name="P181">Když se dva soupeři ohrožují vzájemně, hází si proti sobě na útok.</text:p>
        </text:list-item>
        <text:list-item>
          <text:p text:style-name="P181">Když obránce útočníka neohrožuje, hází si proti němu na obranu.</text:p>
        </text:list-item>
      </text:list>
      <text:p text:style-name="P74"><text:soft-page-break/>Příklad:</text:p>
      <text:p text:style-name="P100"><text:span text:style-name="T220">Naria s Gorondarem bojují se skřetem. Gorondar útočí sekerou, Naria </text:span><text:span text:style-name="T299">z </text:span><text:span text:style-name="T295">dálky</text:span><text:span text:style-name="T220"> střílí z luku. Skřet útočí na Gorondara. </text:span><text:span text:style-name="T294">Go</text:span><text:span text:style-name="T220">rondar se skřetem se ohrožují vzájemně a hodí si tedy proti sobě na útok. </text:span><text:span text:style-name="T309">Když Gorondar hodí víc, zasáhne skřeta. Když hodí víc skřet, zasáhne Gorondara. Když padne oběma stejně, něco si udělají vzájemně.</text:span><text:span text:style-name="T220"><text:line-break/><text:tab/>Naria střílí na skřeta, ale on ji neohrožuje, </text:span><text:span text:style-name="T300">protože útočí na Gorondara</text:span><text:span text:style-name="T220">. Hodí si tedy proti němu na útok a on si proti ní hodí na obranu.</text:span></text:p>
      <text:p text:style-name="P17"><text:span text:style-name="T435">Na útok i na obranu se hází </text:span><text:span text:style-name="T332">v</text:span><text:span text:style-name="T330">lastnost + k6 + postihy a bonusy</text:span><text:span text:style-name="T386">. Rozdíl je v tom, jakou vlastnost si počítáš.</text:span></text:p>
      <text:h text:style-name="P143" text:outline-level="4"><text:bookmark-start text:name="__RefHeading___Toc28341_1587421224"/>Vlastnost při hodu na útok<text:bookmark-end text:name="__RefHeading___Toc28341_1587421224"/></text:h>
      <text:list xml:id="list758782818" text:style-name="L10">
        <text:list-item>
          <text:p text:style-name="P183">Když <text:span text:style-name="T402">bojuješ beze zbraně,</text:span> s těžkou zbraní nebo v těžké zbroji, házíš<text:span text:style-name="T251"> </text:span><text:span text:style-name="T250">Fyzičkou</text:span><text:span text:style-name="T248">. </text:span><text:span text:style-name="T250">Platí to i p</text:span><text:span text:style-name="T256">ro</text:span><text:span text:style-name="T253"> </text:span><text:span text:style-name="T256">těžké</text:span><text:span text:style-name="T250"> vrhací zbran</text:span><text:span text:style-name="T256">ě</text:span><text:span text:style-name="T250"> </text:span><text:span text:style-name="T253">nebo</text:span><text:span text:style-name="T250"> když bojuješ se dvěma zbraněmi a </text:span><text:span text:style-name="T253">jen</text:span><text:span text:style-name="T250"> jedna z nich je těžká. </text:span><text:span text:style-name="T262">Fyzičkou také házíš, k</text:span><text:span text:style-name="T260">dyž se snažíš někam doběhnout rychleji než tvůj protivník </text:span><text:span text:style-name="T262">a</text:span><text:span text:style-name="T261"> když se s někým přetlačuješ nebo přetahuješ</text:span><text:span text:style-name="T249">.</text:span></text:p>
        </text:list-item>
        <text:list-item>
          <text:p text:style-name="P182">Když střílíš z libovolné zbraně, házíš Finesou <text:span text:style-name="T408">(i když střílíš v těžké zbroji)</text:span>.</text:p>
        </text:list-item>
        <text:list-item>
          <text:p text:style-name="P183"><text:span text:style-name="T249">Když sesíláš </text:span><text:span text:style-name="T252">kouzlo, ať už</text:span><text:span text:style-name="T249"> sám nebo pomocí svitku či jiného magického předmětu, </text:span><text:span text:style-name="T274">házíš Duší</text:span><text:span text:style-name="T254">. </text:span><text:span text:style-name="T310">Když kouzlíš v těžké zbroji, počítáš si nevýhodu (-1).</text:span></text:p>
        </text:list-item>
      </text:list>
      <text:p text:style-name="P20"><text:span text:style-name="T403">V ostatních případech, například když nemáš těžkou zbroj a bojuješ lehkou zbraní, házíš lehkou vrhací zbraň, snažíš se někoho srazit na zem, chceš dostat z nevýhodné pozice a podobně, si můžeš </text:span><text:span text:style-name="T85">na ú</text:span><text:span text:style-name="T86">tok</text:span><text:span text:style-name="T403"> hodit Fyzičkou nebo Finesou podle toho, co je pro tebe lepší.</text:span></text:p>
      <text:h text:style-name="Heading_20_4" text:outline-level="4"><text:bookmark-start text:name="__RefHeading___Toc28343_1587421224"/><text:soft-page-break/>Vlastnost při hodu na obranu<text:bookmark-end text:name="__RefHeading___Toc28343_1587421224"/></text:h>
      <text:list xml:id="list335341502" text:style-name="L11">
        <text:list-item>
          <text:p text:style-name="P185">Když se bráníš proti kouzlu <text:span text:style-name="T405">nebo odoláváš nějaké schopnosti</text:span>, házíš vlastností, která je uvedená v jeho <text:span text:style-name="T405">nebo jejím</text:span> popisu.</text:p>
        </text:list-item>
        <text:list-item>
          <text:p text:style-name="P186">Když se bráníš proti čemukoliv jinému <text:span text:style-name="T401">a máš na sobě těžkou zbroj, házíš Fyzičkou. Když těžkou zbroj nemáš, házíš Finesou.</text:span></text:p>
        </text:list-item>
        <text:list-item>
          <text:p text:style-name="P186">Když odoláváš jedu, házíš Fyzičkou.</text:p>
        </text:list-item>
        <text:list-item>
          <text:p text:style-name="P184"><text:span text:style-name="T411">Když se bráníš kouzlem, </text:span><text:span text:style-name="T274">házíš Duší </text:span><text:span text:style-name="T312">(s nevýhodou (-1), pokud kouzlíš v těžké zbroji)</text:span><text:span text:style-name="T254">.</text:span><text:span text:style-name="T255"> </text:span><text:span text:style-name="T263">Platí to, i </text:span><text:span text:style-name="T284">když se</text:span><text:span text:style-name="T263"> bráníš před jiným kouzlem nebo před nějakou schopností. </text:span><text:span text:style-name="T310">P</text:span><text:span text:style-name="T275">ři obraně kouzlem tedy </text:span><text:span text:style-name="T310">házíš Duší a nikoliv</text:span><text:span text:style-name="T263"> vlastností uvedenou u toho, před čím se bráníš.</text:span></text:p>
        </text:list-item>
      </text:list>
      <text:p text:style-name="P36"><text:span text:style-name="T263">P</text:span><text:span text:style-name="T301">okud se vůbec nemůže</text:span><text:span text:style-name="T269">š</text:span><text:span text:style-name="T301"> hýbat, třeba protože j</text:span><text:span text:style-name="T269">si</text:span><text:span text:style-name="T301"> </text:span><text:span text:style-name="T209">vyřazený</text:span><text:span text:style-name="T301">, </text:span><text:span text:style-name="T209">v bezvědomí</text:span><text:span text:style-name="T301">, pevně svázaný, paralyzovaný kouzlem a podobně, tak si do hodu na obranu vlastnost vůbec nepočítá</text:span><text:span text:style-name="T269">š </text:span><text:span text:style-name="T271">(viz</text:span><text:span text:style-name="T301"> </text:span><text:span text:style-name="Odkaz_20_na_20_kapitolu"><text:span text:style-name="T317">Útok na nehybného protivníka</text:span></text:span><text:span text:style-name="T271">).</text:span><text:span text:style-name="T21"> </text:span><text:span text:style-name="T31">To samé platí, když se skoro nehýbeš a o útočníkovi nevíš (viz </text:span><text:span text:style-name="T41">Útok ze zálohy</text:span><text:span text:style-name="T31">).</text:span></text:p>
      <text:h text:style-name="P144" text:outline-level="4"><text:bookmark-start text:name="__RefHeading___Toc28349_1587421224"/><text:span text:style-name="T371">V</text:span>ýhod<text:span text:style-name="T371">y</text:span> a nevýhod<text:span text:style-name="T372">y</text:span><text:bookmark-end text:name="__RefHeading___Toc28349_1587421224"/></text:h>
      <text:p text:style-name="P31"><text:span text:style-name="T513">Podmínky při boji nejsou vždy vyrovnané</text:span>. <text:span text:style-name="T513">Když například ležíš a tvůj protivník stojí, budeš mít proti němu nevýhodu.</text:span></text:p>
      <text:list xml:id="list531742157" text:style-name="L12">
        <text:list-item>
          <text:p text:style-name="P187"><text:span text:style-name="T376">Za každou výhodu </text:span><text:span text:style-name="T377">máš</text:span><text:span text:style-name="T376"> </text:span><text:span text:style-name="T377">+</text:span><text:span text:style-name="T376">1 </text:span><text:span text:style-name="T377">k hodu,</text:span><text:span text:style-name="T376"> za každou nevýhodu naopak -</text:span><text:span text:style-name="T377">1.</text:span></text:p>
        </text:list-item>
      </text:list>
      <text:list xml:id="list2770860075" text:style-name="L13">
        <text:list-item>
          <text:p text:style-name="P193"><text:span text:style-name="T345">Výhody a nevýhody si počítáš, i když se do nich dostaneš v průběhu kola</text:span><text:span text:style-name="T346">.</text:span></text:p>
        </text:list-item>
        <text:list-item>
          <text:p text:style-name="P193"><text:soft-page-break/><text:span text:style-name="T350">Když se na tebe něco vztahuje stejně jako na tvého protivníka, výhodu za to nebude mít žádný z vás</text:span><text:span text:style-name="T351">.</text:span></text:p>
        </text:list-item>
        <text:list-item>
          <text:p text:style-name="P188">Postihy a bonusy za výhody nebo nevýhody stejného druhu se nesčítají.</text:p>
        </text:list-item>
        <text:list-item>
          <text:p text:style-name="P189"><text:span text:style-name="T383">Počítáš si vždy jen výhody a nevýhody, které se vztahují k tomu, co se snažíš udělat</text:span>.</text:p>
        </text:list-item>
        <text:list-item>
          <text:p text:style-name="P190">Na kouzlení se vztahují stejné výhody a nevýhody jako na střelbu.</text:p>
        </text:list-item>
      </text:list>
      <text:p text:style-name="P18"><text:span text:style-name="T16">Výhody a nevýhody jsou </text:span><text:span text:style-name="T12">vždy</text:span><text:span text:style-name="T16"> spojené </text:span><text:span text:style-name="T6">s nějakým stavem nebo situací</text:span><text:span text:style-name="T16"> ve hře. </text:span><text:span text:style-name="T5">Jakmile </text:span><text:span text:style-name="T6">t</text:span><text:span text:style-name="T13">ato situace skončí</text:span><text:span text:style-name="T5">, zmizí i výhoda či nevýhoda. </text:span><text:span text:style-name="T340">J</text:span><text:span text:style-name="T341">ednorázové výhody a nevýhody, jako třeba překvapení, vyvedení z rovnováhy </text:span><text:span text:style-name="T342">nebo útok do zad </text:span><text:span text:style-name="T348">trvají</text:span><text:span text:style-name="T341"> pouze</text:span><text:span text:style-name="T343"> jed</text:span><text:span text:style-name="T347">no</text:span><text:span text:style-name="T343"> </text:span><text:span text:style-name="T347">kolo</text:span><text:span text:style-name="T341">.</text:span></text:p>
      <text:h text:style-name="P145" text:outline-level="4"><text:bookmark-start text:name="__RefHeading___Toc3277_2705946275"/>Druhy výhod a nevýhod<text:bookmark-end text:name="__RefHeading___Toc3277_2705946275"/></text:h>
      <text:p text:style-name="P28">Nejčastější druhy <text:span text:style-name="T373">výhod a</text:span> nevýhod <text:span text:style-name="T373">v boji</text:span> jsou:</text:p>
      <text:list xml:id="list2542661235" text:style-name="L14">
        <text:list-header>
          <text:p text:style-name="P194"><text:span text:style-name="T440">Ztížení</text:span> pohybu</text:p>
          <text:list>
            <text:list-header>
              <text:p text:style-name="P133">Jsi zalehnutý, jsi zatlačený do rohu nebo přimáčknutý ke stěně, jsi po pás ve vodě, brodíš se v bahně, <text:span text:style-name="T441">balancuješ na hraně propasti,</text:span> <text:span text:style-name="T442">máš vážně zraněnou nohu.</text:span></text:p>
            </text:list-header>
          </text:list>
          <text:p text:style-name="P195"><text:span text:style-name="T440">Ztížení</text:span> viditelnosti</text:p>
          <text:list text:continue-numbering="true">
            <text:list-header>
              <text:p text:style-name="P133">Bojuješ se zavázanýma očima, <text:span text:style-name="T443">jsi poblíž pochodně a někdo na tebe střílí ze tmy</text:span>, <text:span text:style-name="T444">máš písek v očích, protivník je neviditelný, cíl je schovaný v křoví.</text:span></text:p>
            </text:list-header>
          </text:list>
          <text:p text:style-name="P196">Nevhodná zbraň</text:p>
          <text:list text:continue-numbering="true">
            <text:list-header>
              <text:p text:style-name="P133">Bojuješ <text:span text:style-name="T445">dlouhou zbraní</text:span> v<text:span text:style-name="T445">e stísněném</text:span> prostoru <text:span text:style-name="T446">nebo</text:span> při zápasení na zemi.</text:p>
            </text:list-header>
          </text:list>
          <text:p text:style-name="P197"><text:soft-page-break/>Nadměrný náklad</text:p>
          <text:list text:continue-numbering="true">
            <text:list-header>
              <text:p text:style-name="P133"><text:span text:style-name="T447">Vlečeš</text:span> těžkou truhlu, táhneš vyřazeného spolubojovníka, neseš několik velkých zbraní.</text:p>
            </text:list-header>
          </text:list>
          <text:p text:style-name="P198">Kryt</text:p>
          <text:list text:continue-numbering="true">
            <text:list-header>
              <text:p text:style-name="P133"><text:span text:style-name="T448">Střílíš zpoza rohu</text:span>, bráníš hradby před ztečí.</text:p>
            </text:list-header>
          </text:list>
          <text:p text:style-name="P199">Dezorientace</text:p>
          <text:list text:continue-numbering="true">
            <text:list-header>
              <text:p text:style-name="P133"><text:span text:style-name="T441">Máš vážné zranění hlavy, kouzlo ti způsobuje halucinace, zmatení nebo ztrátu paměti</text:span>.</text:p>
            </text:list-header>
          </text:list>
          <text:p text:style-name="P200">Strach</text:p>
          <text:list text:continue-numbering="true">
            <text:list-header>
              <text:p text:style-name="P134"><text:span text:style-name="T449">K</text:span>ouzlo nebo schopnost <text:span text:style-name="T449">v tobě vzbudilo</text:span> <text:span text:style-name="T203">strach</text:span><text:span text:style-name="T220"> </text:span><text:span text:style-name="T298">a ty přesto útočíš na to, čeho se bojíš</text:span>.</text:p>
            </text:list-header>
          </text:list>
          <text:p text:style-name="P201">Vyvedení z rovnováhy</text:p>
          <text:list text:continue-numbering="true">
            <text:list-header>
              <text:p text:style-name="P133">Dostal jsi těžký zásah, někdo do tebe narazil.</text:p>
            </text:list-header>
          </text:list>
          <text:p text:style-name="P202">Překvapení</text:p>
          <text:list text:continue-numbering="true">
            <text:list-header>
              <text:p text:style-name="P133"><text:span text:style-name="T449">Ú</text:span>tok jsi nečekal.</text:p>
            </text:list-header>
          </text:list>
          <text:p text:style-name="P203">Střelba na běžící cíl</text:p>
          <text:list text:continue-numbering="true">
            <text:list-header>
              <text:p text:style-name="P135">Běžící cíl se hůře zasahuje, střelec má tedy nevýhodu. Platí to i pro útoky vrhací zbraní nebo kouzlem.</text:p>
            </text:list-header>
          </text:list>
          <text:p text:style-name="P204">Útok <text:span text:style-name="T450">do zad</text:span></text:p>
          <text:list text:continue-numbering="true">
            <text:list-header>
              <text:p text:style-name="P133">Protivník utíká z boje nebo probíhá kolem tebe. <text:span text:style-name="T451">P</text:span>rotivník je obklíčený, v tomto kole tě neohrožuje a máš dost prostoru, aby ses mu dostal do zad.</text:p>
            </text:list-header>
          </text:list>
          <text:p text:style-name="P205">Vyčerpání</text:p>
          <text:list text:continue-numbering="true">
            <text:list-header>
              <text:p text:style-name="P136"><text:soft-page-break/>V noci jsi nespal, bez odpočinku ses pustil do boje po běhu nebo po celodenním pochodu, nepřátelům v průběhu boje dorazily čerstvé posily.</text:p>
            </text:list-header>
          </text:list>
        </text:list-header>
      </text:list>
      <text:p text:style-name="P32">Přestože se postihy za nevýhody stejného druhu nesčítají, každá z nich omezuje, co můžeš dělat.</text:p>
      <text:p text:style-name="P78">Příklad:</text:p>
      <text:p text:style-name="P109"><text:span text:style-name="T358">Gorondar sraz</text:span><text:span text:style-name="T359">il</text:span><text:span text:style-name="T358"> goblina k zemi a zalehn</text:span><text:span text:style-name="T359">ul</text:span><text:span text:style-name="T358"> ho. </text:span><text:span text:style-name="T492">G</text:span><text:span text:style-name="T493">oblin má teď nevýhodu (-1) a</text:span><text:span text:style-name="T360"> nemůže se zvednout a utéct, dokud na něm Gorondar leží. P</text:span><text:span text:style-name="T358">ořád </text:span><text:span text:style-name="T361">má ale</text:span><text:span text:style-name="T358"> volné obě ruce a může s nimi něco dělat.<text:line-break/><text:tab/></text:span><text:span text:style-name="T362">Když přiběhne ještě Naria a přišlápne </text:span><text:span text:style-name="T494">m</text:span><text:span text:style-name="T496">u</text:span><text:span text:style-name="T362"> ruku, bude </text:span><text:span text:style-name="T364">si</text:span><text:span text:style-name="T362"> stále počítat jen -1, protože jak zalehnutí, tak přišlápnutá ruka </text:span><text:span text:style-name="T494">m</text:span><text:span text:style-name="T495">u</text:span><text:span text:style-name="T362"> ztěžují volnost pohybu. Kromě toho, že nemůže vstát, dokud na něm Gorondar leží, teď </text:span><text:span text:style-name="T363">ale</text:span><text:span text:style-name="T362"> také nemůže hýbat rukou, na které mu Naria stojí.</text:span></text:p>
      <text:h text:style-name="P146" text:outline-level="4"><text:bookmark-start text:name="__RefHeading___Toc28351_1587421224"/>Plná obrana<text:bookmark-end text:name="__RefHeading___Toc28351_1587421224"/></text:h>
      <text:p text:style-name="P21"><text:span text:style-name="T353">Když </text:span><text:span text:style-name="T354">se</text:span><text:span text:style-name="T353"> soustředíš se na obranu, neházíš</text:span><text:span text:style-name="T344"> </text:span><text:span text:style-name="T185">na ú</text:span><text:span text:style-name="T183">tok, </text:span><text:span text:style-name="T184">ale </text:span><text:span text:style-name="T352">máš výhodu (+1) </text:span><text:span text:style-name="T318">na všechny hody na obranu</text:span><text:span text:style-name="T339">.</text:span></text:p>
      <text:h text:style-name="P146" text:outline-level="4"><text:bookmark-start text:name="__RefHeading___Toc25641_406846050111"/>Klamný útok nebo jiná finta<text:bookmark-end text:name="__RefHeading___Toc25641_406846050111"/></text:h>
      <text:p text:style-name="P35"><text:span text:style-name="T319">K</text:span><text:span text:style-name="T322">dyž se snažíš někoho rozhodit nějakou fintou nebo klamným útokem, </text:span><text:span text:style-name="T319">n</text:span><text:span text:style-name="T344">eházíš </text:span><text:span text:style-name="T185">na ú</text:span><text:span text:style-name="T183">tok</text:span><text:span text:style-name="T349">, </text:span><text:span text:style-name="T355">ale</text:span><text:span text:style-name="T349"> </text:span><text:span text:style-name="T352">v následujícím </text:span><text:span text:style-name="T355">kole</text:span><text:span text:style-name="T352"> </text:span><text:span text:style-name="T357">budeš mít</text:span><text:span text:style-name="T352"> výhodu (+1) na všechny hody, které budou z tvé přípravy těžit. </text:span><text:span text:style-name="T356">Přípravu nemusíš využít hned, můžeš si například počíhat za rohem a bonus si započítat, až zpoza něj někdo vyjde.</text:span></text:p>
      <text:h text:style-name="P147" text:outline-level="4"><text:bookmark-start text:name="__RefHeading___Toc3279_2705946275"/>Boj na dálku<text:bookmark-end text:name="__RefHeading___Toc3279_2705946275"/></text:h>
      <text:p text:style-name="P30">Při boji na dálku, ať už střelnou zbraní, vrhací zbraní, kouzlem, nebo čímkoliv jiným si počítáš postih podle vzdálenosti cíle:</text:p>
      <text:list xml:id="list4013055829" text:style-name="L15">
        <text:list-item>
          <text:p text:style-name="P207"><text:span text:style-name="T203">Kontaktní</text:span> nebo <text:span text:style-name="T203">krátká</text:span>: <text:span text:style-name="T220">bez postihu</text:span></text:p>
        </text:list-item>
        <text:list-item>
          <text:p text:style-name="P207"><text:soft-page-break/><text:span text:style-name="T203">Střední</text:span>:<text:span text:style-name="T220"> postih -1</text:span></text:p>
        </text:list-item>
        <text:list-item>
          <text:p text:style-name="P206"><text:span text:style-name="T205">Dlouhá:</text:span><text:span text:style-name="T271"> postih -2</text:span></text:p>
        </text:list-item>
      </text:list>
      <text:h text:style-name="P146" text:outline-level="4"><text:bookmark-start text:name="__RefHeading___Toc28353_1587421224"/>Míření<text:bookmark-end text:name="__RefHeading___Toc28353_1587421224"/></text:h>
      <text:p text:style-name="P54"><text:span text:style-name="T323">Když míříš, </text:span><text:span text:style-name="T321">n</text:span><text:span text:style-name="T319">eházíš </text:span><text:span text:style-name="T185">na ú</text:span><text:span text:style-name="T183">tok</text:span><text:span text:style-name="T320"> </text:span><text:span text:style-name="T325">a</text:span><text:span text:style-name="T324"> na následující výstřel</text:span><text:span text:style-name="T323"> </text:span><text:span text:style-name="T326">máš</text:span><text:span text:style-name="T320"> výhodu (+1).</text:span></text:p>
      <text:h text:style-name="P148" text:outline-level="4"><text:bookmark-start text:name="__RefHeading___Toc3281_2705946275"/>Munice<text:bookmark-end text:name="__RefHeading___Toc3281_2705946275"/></text:h>
      <text:p text:style-name="P56"><text:span text:style-name="T548">V</text:span>zácn<text:span text:style-name="T548">ou nebo drahou</text:span> munic<text:span text:style-name="T548">i</text:span>, která se při útoku spotřebuje, <text:span text:style-name="T548">jako jsou</text:span> granáty, jedy, magické flakóny a podobně, si vždycky <text:span text:style-name="T515">ode</text:span>čítej. <text:span text:style-name="T549">Obyčejnou munici počítej, pokud od ní máš jen několik kusů.</text:span></text:p>
      <text:p text:style-name="P89">Příklad:</text:p>
      <text:p text:style-name="P121">Naria má <text:span text:style-name="T548">tři vrhací nože. V jednom boji je tedy nemůže hodit víc jak třikrát a když o nějaký z nich přijde, její možnosti to dále sníží. Katka si tedy bude držet přehled o tom, kolik jich ještě má.</text:span></text:p>
      <text:p text:style-name="P56"><text:span text:style-name="T548">Pokud ale používáš snadno dostupnou munici a máš jí tolik, že ji v jednom boji určitě nespotřebuješ, tak </text:span>prostě předpokládáme, že <text:span text:style-name="T550">si ji vždy po boji</text:span> posbíráš <text:span text:style-name="T550">a při nejbližší návštěvě města nebo jiné vhodné příležitosti doplníš</text:span>.</text:p>
      <text:p text:style-name="P89">Příklad:</text:p>
      <text:p text:style-name="P120">Dvacet šípů v toulci určitě vystačí nejméně na několik bojů, takže si je <text:span text:style-name="T551">Katka</text:span> po každém výstřelu odečítat nemusí.</text:p>
      <text:p text:style-name="P55"><text:span text:style-name="T320">Snaž se ale občas zmínit, že si po boji šípy sbíráš, </text:span><text:span text:style-name="T327">nebo</text:span><text:span text:style-name="T320"> že je ve městě zajdeš nakoupit, aby se to dostalo do hry.</text:span></text:p>
      <text:h text:style-name="P149" text:outline-level="4"><text:bookmark-start text:name="__RefHeading___Toc3283_2705946275"/><text:soft-page-break/><text:span text:style-name="T410">Útok na více</text:span> protivník<text:span text:style-name="T410">ů</text:span><text:bookmark-end text:name="__RefHeading___Toc3283_2705946275"/></text:h>
      <text:p text:style-name="P37"><text:span text:style-name="T407">Pokud útočíš něčím, co zasahuje víc cílů, </text:span><text:span text:style-name="T246">házíš </text:span><text:span text:style-name="T85">na ú</text:span><text:span text:style-name="T86">tok</text:span><text:span text:style-name="T246"> bez postihu, </text:span><text:span text:style-name="T271">jinak s postihem</text:span><text:span text:style-name="T246"> -</text:span><text:span text:style-name="T247">1 za každ</text:span><text:span text:style-name="T264">ý cíl </text:span><text:span text:style-name="T265">nad první</text:span><text:span text:style-name="T246">. </text:span><text:span text:style-name="T271">N</text:span><text:span text:style-name="T276">a </text:span><text:span text:style-name="T297">útok</text:span><text:span text:style-name="T276"> házíš jen jednou a výsledek </text:span><text:span text:style-name="T277">postupně</text:span><text:span text:style-name="T276"> použiješ proti </text:span><text:span text:style-name="T277">všem</text:span><text:span text:style-name="T276"> cíl</text:span><text:span text:style-name="T277">ům</text:span><text:span text:style-name="T276">.</text:span></text:p>
      <text:p text:style-name="P79">Příklad:</text:p>
      <text:p text:style-name="P111"><text:span text:style-name="T220">Kara sesílá </text:span><text:span text:style-name="T296">na dva skřety</text:span><text:span text:style-name="T220"> </text:span><text:span text:style-name="T203">zelený blesk</text:span><text:span text:style-name="T220">, </text:span><text:span text:style-name="T296">který</text:span><text:span text:style-name="T220"> zasahuje dva cíle najednou. </text:span><text:span text:style-name="T296">Hází tedy bez postihu</text:span><text:span text:style-name="T220">.</text:span></text:p>
      <text:p text:style-name="P110">Když by chtěl Gorondar v jednom kole zasáhnout dva skřety sekerou, bude si na útok počítat postih -1, protože se na každého musí znovu rozmáchnout.</text:p>
      <text:h text:style-name="P150" text:outline-level="4"><text:bookmark-start text:name="__RefHeading___Toc3285_2705946275"/>Útok na nehybného protivníka<text:bookmark-end text:name="__RefHeading___Toc3285_2705946275"/></text:h>
      <text:p text:style-name="P34"><text:span text:style-name="T510">Když se protivník nemůže hýbat, </text:span><text:span text:style-name="T301">třeba protože je </text:span><text:span text:style-name="T209">v bezvědomí</text:span><text:span text:style-name="T301">, pevně svázaný, paralyzovaný kouzlem a podobně</text:span><text:span text:style-name="T510">, do hodu na obranu</text:span><text:span text:style-name="T455"> </text:span><text:span text:style-name="T456">si nepočítá vlastnost</text:span><text:span text:style-name="T510"> a nepočítá si žádné výhody ani nevýhody. Útočník si své výhody a nevýhody počítá.</text:span></text:p>
      <text:p text:style-name="P77">Příklad:</text:p>
      <text:p text:style-name="P108"><text:span text:style-name="T511">Když Naria před výstřelem zamíří na svázaného a oslepeného skřeta, bude za to mít výhodu. Skřet si do hodu na obranu nebude počítat vlastnost, ale </text:span><text:span text:style-name="T478">a</text:span><text:span text:style-name="T479">ni</text:span><text:span text:style-name="T511"> nevýhodu za to, že je oslepený, protože i kdyby Nariu viděl, stejně by mu to nepomohlo, </text:span><text:span text:style-name="T478">j</text:span><text:span text:style-name="T480">elikož</text:span><text:span text:style-name="T511"> se nemůže hýbat.</text:span></text:p>
      <text:p text:style-name="P34"><text:span text:style-name="T52">Když někoho držíš, ležíš na něm, tiskneš ho štítem ke zdi a podobně, tak to není nehybný protivník, protože sebou pořád může zmítat. </text:span><text:span text:style-name="T499">D</text:span><text:span text:style-name="T500">o hodu na obranu si tedy počítá vlastnost a nevýhodu za to, že mu ztěžuješ pohyb</text:span><text:span text:style-name="T52">.</text:span></text:p>
      <text:h text:style-name="P151" text:outline-level="4"><text:bookmark-start text:name="__RefHeading___Toc3287_2705946275"/><text:soft-page-break/>Útok ze zálohy<text:bookmark-end text:name="__RefHeading___Toc3287_2705946275"/></text:h>
      <text:p text:style-name="P52">O nehybného obránce se ale jedná, pokud o útočníkovi neví a zrovna se prakticky nehýbe, třeba protože stojí na hlídce, leží, nebo pomalu jde a s někým se baví.</text:p>
      <text:p text:style-name="P76">Příklad:</text:p>
      <text:p text:style-name="P106">Postavy chtějí zlikvidovat skřetí <text:span text:style-name="T508">stráž</text:span>, aniž by zavolala na poplach.</text:p>
      <text:p text:style-name="P108"><text:span text:style-name="T328">Katka:</text:span> <text:span text:style-name="T203">„Můžu se k němu připlížit a zkusit ho zastřelit ze zálohy. Stojí na hlídce, takže je výborný cíl, ale i tak si nejsem jistá, že jedna rána bude stačit.“</text:span></text:p>
      <text:p text:style-name="P108"><text:span text:style-name="T328">Pavel:</text:span><text:span text:style-name="T203"> „Já </text:span><text:span text:style-name="T210">sice</text:span><text:span text:style-name="T203"> mám kuši, ale neumím se plížit.“</text:span></text:p>
      <text:p text:style-name="P108"><text:span text:style-name="T328">Jana:</text:span> <text:span text:style-name="T203">„</text:span><text:span text:style-name="T211">Já </text:span><text:span text:style-name="T497">s</text:span><text:span text:style-name="T498">e také plížit neumím a</text:span><text:span text:style-name="T211"> </text:span><text:span text:style-name="T214">p</text:span><text:span text:style-name="T203">ři kouzlení </text:span><text:span text:style-name="T214">navíc</text:span><text:span text:style-name="T203"> musím vyslovit zaklínací formuli, takže nikoho nepřekvapím. </text:span><text:span text:style-name="T211">Mohla bych</text:span><text:span text:style-name="T203"> ale </text:span><text:span text:style-name="T212">předem</text:span><text:span text:style-name="T203"> seslat neviditelnost na Gorondara.“</text:span></text:p>
      <text:p text:style-name="P108"><text:span text:style-name="T328">Pavel:</text:span><text:span text:style-name="T203"> „To by šlo. Ve dvou ho </text:span><text:span text:style-name="T211">určitě složíme</text:span><text:span text:style-name="T203">.“</text:span></text:p>
      <text:p text:style-name="P108"><text:span text:style-name="T328">Katka:</text:span><text:span text:style-name="T203"> </text:span><text:span text:style-name="T220">„</text:span><text:span text:style-name="T48">‚</text:span><text:span text:style-name="T53">Jsem</text:span><text:span text:style-name="T213"> pro</text:span><text:span text:style-name="T203">.</text:span><text:span text:style-name="T220">‘ </text:span><text:span text:style-name="T304">Připlížíme se k němu a vystřelíme současně.</text:span><text:span text:style-name="T220">“</text:span></text:p>
      <text:p text:style-name="P108"><text:span text:style-name="T314">Pán jeskyně:</text:span><text:span text:style-name="T220"> „</text:span><text:span text:style-name="T302">Bez problémů jste se </text:span><text:span text:style-name="T303">přiblížili skoro až k němu, aniž by si vás všimnul</text:span><text:span text:style-name="T220">. Oba si zamíříte, předpokládám?“</text:span></text:p>
      <text:p text:style-name="P108"><text:span text:style-name="T328">Pavel:</text:span> „<text:span text:style-name="T509">Jasně</text:span>.“</text:p>
      <text:p text:style-name="P107"><text:span text:style-name="T24">Pán jeskyně si teď bude za skřeta dvakrát házet na obranu. Jednou proti Katce, podruhé proti Pavlovi. V obou případech hází </text:span><text:span text:style-name="T25">0 +</text:span><text:span text:style-name="T24"> k6, protože </text:span><text:span text:style-name="T30">skřet stojí na hlídce a nehýbe se</text:span><text:span text:style-name="T24"> </text:span><text:span text:style-name="T30">(</text:span><text:span text:style-name="T24">jde o útoky ze zálohy</text:span><text:span text:style-name="T30">)</text:span><text:span text:style-name="T24">. </text:span><text:span text:style-name="T26">J</text:span><text:span text:style-name="T27">ak Pavel, tak Katka mají výhodu za míření, takže si ke svým hodům přičítají +</text:span><text:span text:style-name="T28">1</text:span><text:span text:style-name="T27">. </text:span><text:span text:style-name="T26">Nebudou si ale počítat výhodu za to, že je skřet nevidí, ani za to, že ho překvapili. Skřet se totiž vůbec nebrání, takže je jedno, </text:span><text:span text:style-name="T29">že</text:span><text:span text:style-name="T26"> útočníky </text:span><text:span text:style-name="T29">ne</text:span><text:span text:style-name="T26">vidí, </text:span><text:span text:style-name="T29">a že je nečekal</text:span><text:span text:style-name="T26">.</text:span></text:p>
      <text:p text:style-name="P34"><text:span text:style-name="T512">Když ale </text:span><text:span text:style-name="T458">cíl</text:span><text:span text:style-name="T512"> běží, bojuje, nebo jinak svým pohybem ztěžuje útočníkovi zásah, o nehybného obránce se nejedná a do hodu si tedy počítá jak vlastnost, </text:span><text:span text:style-name="T457">t</text:span><text:span text:style-name="T459">ak všechny výhody a nevýhody</text:span><text:span text:style-name="T512">.</text:span></text:p>
      <text:p text:style-name="P76"><text:soft-page-break/>Příklad:</text:p>
      <text:p text:style-name="P108"><text:span text:style-name="T19">Pokud skřet první kolo přežije, v dalším </text:span><text:span text:style-name="T20">nejspíš</text:span><text:span text:style-name="T19"> začne volat na poplach </text:span><text:span text:style-name="T21">a</text:span><text:span text:style-name="T19"> rozběhne </text:span><text:span text:style-name="T21">se </text:span><text:span text:style-name="T19">do úkrytu. Proti dalším výstřelům si tedy už bude počítat Finesu, </text:span><text:span text:style-name="T22">protože střelcům aktivně ztěžuje zásah,</text:span><text:span text:style-name="T19"> </text:span><text:span text:style-name="T21">ale také nevýhody za to, že </text:span><text:span text:style-name="T503">j</text:span><text:span text:style-name="T504">e</text:span><text:span text:style-name="T21"> nevidí a za případná vážná zranění, která utrpěl v prvním kole. </text:span><text:span text:style-name="T23">Současně ale bude</text:span><text:span text:style-name="T21"> mít výhodu za </text:span><text:span text:style-name="T47">plnou obranu</text:span><text:span text:style-name="T21">, protože v tomto kole nikoho neohrožuje a soustředí se na to, aby nebyl zasažen, a další výhodu za kryt, protože zabíhá do úzkého vchodu do doupěte, takže bude těžší ho zasáhnout.</text:span></text:p>
      <text:h text:style-name="P152" text:outline-level="4"><text:bookmark-start text:name="__RefHeading___Toc3289_2705946275"/><text:span text:style-name="T514">B</text:span>onusy <text:span text:style-name="T515">a</text:span> postihy si přičítá hráč postavy<text:bookmark-end text:name="__RefHeading___Toc3289_2705946275"/></text:h>
      <text:p text:style-name="P39">Když má <text:span text:style-name="T516">někdo</text:span> v boji výhodu, tak se to dá vyjádřit dvěma způsoby: buď si <text:span text:style-name="T516">on</text:span> přičte <text:span text:style-name="T517">k hodu</text:span> +1, nebo jeho protivník -1. <text:span text:style-name="T516">Rozdíl hodů bude v obou případech stejný. To samé platí i pro nevýhody.<text:line-break/><text:tab/></text:span><text:span text:style-name="T365">Přestože je ale jedno, kdo si </text:span><text:span text:style-name="T366">započítá</text:span><text:span text:style-name="T365"> bonus (nebo </text:span><text:span text:style-name="T366">odpovídající</text:span><text:span text:style-name="T365"> postih), </text:span><text:span text:style-name="T367">je lepší, když si všechn</text:span><text:span text:style-name="T365">o</text:span><text:span text:style-name="T368"> přičítá hráč </text:span><text:span text:style-name="T369">postavy</text:span><text:span text:style-name="T370">.</text:span></text:p>
      <text:list xml:id="list3048163738" text:style-name="L16">
        <text:list-item>
          <text:p text:style-name="P191"><text:span text:style-name="T518">Nestane se vám, že byste</text:span> stejnou okolnost <text:span text:style-name="T519">omylem</text:span> započítali dvakrát.</text:p>
        </text:list-item>
        <text:list-item>
          <text:p text:style-name="P192">Pán jeskyně pak za protivníky vždycky hází jen (Vlastnost + k6) a nemusí nic dalšího přičítat, což mu výrazně ulehčí práci.</text:p>
        </text:list-item>
      </text:list>
      <text:p text:style-name="P80">Příklad:</text:p>
      <text:p text:style-name="P105">Naria má zamířeno na těžce zraněného skřeta. Při výstřelu si Jana přičte k hodu +1 za míření a další +1 za skřetovo zranění. Pán jeskyně za skřeta hází jen Finesa + k6.</text:p>
      <text:h text:style-name="P152" text:outline-level="4"><text:bookmark-start text:name="__RefHeading___Toc3291_2705946275"/>Říkej nahlas, co do hodu počítáš<text:bookmark-end text:name="__RefHeading___Toc3291_2705946275"/></text:h>
      <text:p text:style-name="P40"><text:span text:style-name="T462">N</text:span>ež hodíš <text:span text:style-name="T520">kostkou</text:span>, vždycky nahlas <text:span text:style-name="T521">řekni</text:span>, co si do hodu počítáš.</text:p>
      <text:p text:style-name="P81"><text:soft-page-break/>Příklad:</text:p>
      <text:p text:style-name="P102"><text:span text:style-name="T328">Pavel:</text:span> <text:span text:style-name="T220">„</text:span><text:span text:style-name="T306">Házím </text:span><text:span text:style-name="T307">Fyzičkou</text:span><text:span text:style-name="T306"> a počítám si +1, </text:span><text:span text:style-name="T308">proto</text:span><text:span text:style-name="T306">že jsem na břehu řeky a skřet se brodí vodou.</text:span><text:span text:style-name="T220">“</text:span></text:p>
      <text:p text:style-name="P40"><text:span text:style-name="T32">Neostýchej se připomínat výhody a nevýhody, které si někdo zapomněl započítat. Pomůže to tomu, abyste hráli fér, a také se </text:span><text:span text:style-name="T501">t</text:span><text:span text:style-name="T502">ím</text:span><text:span text:style-name="T32"> ujistíte, že si všichni představujete situaci stejně.</text:span></text:p>
      <text:h text:style-name="P137" text:outline-level="3"><text:bookmark-start text:name="__RefHeading___Toc28355_1587421224"/>Pořadí házení<text:bookmark-end text:name="__RefHeading___Toc28355_1587421224"/></text:h>
      <text:p text:style-name="P26"><text:span text:style-name="T266">N</text:span><text:span text:style-name="T232">a ú</text:span><text:span text:style-name="T297">tok</text:span><text:span text:style-name="T232"> </text:span><text:span text:style-name="T266">se </text:span><text:span text:style-name="T232">hází</text:span><text:span text:style-name="T222"> v pořadí, v jakém </text:span><text:span text:style-name="T236">jsou záměry zřetězené</text:span><text:span text:style-name="T222">.</text:span></text:p>
      <text:p text:style-name="P75">Příklad:</text:p>
      <text:p text:style-name="P101"><text:span text:style-name="T287">Naria s Gorondarem bojují s orkem a goblinem. </text:span><text:span text:style-name="T286">Goblin </text:span><text:span text:style-name="T287">kouzlí</text:span><text:span text:style-name="T286"> na Gorondara. Gorondar chce </text:span><text:span text:style-name="T287">doběhnout</text:span><text:span text:style-name="T286"> </text:span><text:span text:style-name="T287">ke goblinovi</text:span><text:span text:style-name="T286">. </text:span><text:span text:style-name="T287">Ork se mu v tom snaží zabránit.</text:span><text:span text:style-name="T286"> Naria střílí na orka.<text:line-break/><text:tab/></text:span><text:span text:style-name="T287">To, zda Gorondar něco udělá goblinovi, závisí na tom, jestli k němu vůbec doběhne, tedy zda se orkovi podaří ho zastavit.</text:span><text:span text:style-name="T286"> Na to má ovšem vliv ještě Naria, která na orka střílí. </text:span><text:span text:style-name="T239">Když </text:span><text:span text:style-name="T235">ho </text:span><text:span text:style-name="T257">totiž</text:span><text:span text:style-name="T235"> vyřadí, </text:span><text:span text:style-name="T287">ork</text:span><text:span text:style-name="T235"> </text:span><text:span text:style-name="T257">Gorondarovi v cestě ke goblinovi ne</text:span><text:span text:style-name="T287">zabrání</text:span><text:span text:style-name="T235">.<text:line-break/><text:tab/></text:span><text:span text:style-name="T222">Nejdřív si </text:span><text:span text:style-name="T287">tedy</text:span><text:span text:style-name="T222"> musí hodit Katka </text:span><text:span text:style-name="T231">proti orkovi</text:span><text:span text:style-name="T222">. Pokud </text:span><text:span text:style-name="T288">jej</text:span><text:span text:style-name="T222"> nevyřadí, bude </text:span><text:span text:style-name="T234">se házet,</text:span><text:span text:style-name="T222"> </text:span><text:span text:style-name="T234">jestli</text:span><text:span text:style-name="T233"> ork</text:span><text:span text:style-name="T222"> zastav</text:span><text:span text:style-name="T233">í</text:span><text:span text:style-name="T222"> Gorondara. Když se </text:span><text:span text:style-name="T233">mu</text:span><text:span text:style-name="T222"> to nepodaří, bude si teprve Pavel moci hodit </text:span><text:span text:style-name="T288">proti goblinovi</text:span><text:span text:style-name="T222">.</text:span></text:p>
      <text:p text:style-name="P128"><text:span text:style-name="T238">Když </text:span><text:span text:style-name="T273">více spojenců</text:span><text:span text:style-name="T238"> ohrožuje stejného protivníka, </text:span><text:span text:style-name="T237">na pořadí </text:span><text:span text:style-name="T305">házení</text:span><text:span text:style-name="T237"> </text:span><text:span text:style-name="T267">se</text:span><text:span text:style-name="T237"> </text:span><text:span text:style-name="T273">mohou</text:span><text:span text:style-name="T237"> domluvit. </text:span><text:span text:style-name="T245">O</text:span><text:span text:style-name="T237">bvykle je výhodné, aby nejdřív házeli ti, </text:span><text:span text:style-name="T239">kdo nejsou ohroženi, </text:span><text:span text:style-name="T268">protože jejich výsledek může pomoci těm, kteří ohroženi jsou</text:span><text:span text:style-name="T237">. Je to ale každopádně na vás, můžete se </text:span><text:span text:style-name="T245">rozhodnout</text:span><text:span text:style-name="T237"> i jinak.</text:span></text:p>
      <text:p text:style-name="P75">Příklad:</text:p>
      <text:p text:style-name="P101">Naria střílí na skřeta, se kterým bojuje Gorondar.</text:p>
      <text:p text:style-name="P101"><text:span text:style-name="T314">Pavel:</text:span><text:span text:style-name="T220"> „Katko, házej první. </text:span><text:span text:style-name="T289">Když ho nějak znevýhodníš, dáš mi tím bonus</text:span><text:span text:style-name="T258">.</text:span><text:span text:style-name="T220">“</text:span></text:p>
      <text:p text:style-name="P26"><text:soft-page-break/><text:span text:style-name="T289">Obdobně k</text:span><text:span text:style-name="T245">dyž více </text:span><text:span text:style-name="T460">n</text:span><text:span text:style-name="T461">epřátel</text:span><text:span text:style-name="T239"> oh</text:span><text:span text:style-name="T240">r</text:span><text:span text:style-name="T239">ožuje stejnou postavu, </text:span><text:span text:style-name="T245">o pořadí, v jakém budou házet,</text:span><text:span text:style-name="T239"> rozhoduje Pán jeskyně.</text:span></text:p>
      <text:h text:style-name="P153" text:outline-level="4"><text:bookmark-start text:name="__RefHeading___Toc28357_1587421224"/>Zacyklení úmyslů<text:bookmark-end text:name="__RefHeading___Toc28357_1587421224"/></text:h>
      <text:p text:style-name="P26"><text:span text:style-name="T273">Když </text:span><text:span text:style-name="T285">jsou </text:span><text:span text:style-name="T289">úmysly</text:span><text:span text:style-name="T285"> zacyklené</text:span><text:span text:style-name="T273">, </text:span><text:span text:style-name="T289">nebo když se nedokážete dohodnout, </text:span><text:span text:style-name="T290">postupujte takto:</text:span></text:p>
      <text:list xml:id="list2706356214" text:style-name="L17">
        <text:list-item>
          <text:p text:style-name="P209">Nejdříve si všichni hodí <text:span text:style-name="T85">na ú</text:span><text:span text:style-name="T86">tok</text:span>. Výsledky si zapamatujte <text:span text:style-name="T436">nebo zapište.</text:span> Zatím ale neurčujte, co se stalo.</text:p>
        </text:list-item>
        <text:list-item>
          <text:p text:style-name="P208"><text:span text:style-name="T291">Vyhodnoťte je v pořadí </text:span><text:span text:style-name="T290">od nejvyššího po nejnižší. V případě rovnosti buď </text:span><text:span text:style-name="T292">proběhnou</text:span><text:span text:style-name="T290"> současně (pokud to dává smysl), nebo to rozhodněte </text:span><text:span text:style-name="T293">zopakováním hodu</text:span><text:span text:style-name="T290">.</text:span></text:p>
        </text:list-item>
      </text:list>
      <text:h text:style-name="P138" text:outline-level="3"><text:bookmark-start text:name="__RefHeading___Toc28361_1587421224"/>Úspěchy<text:bookmark-end text:name="__RefHeading___Toc28361_1587421224"/></text:h>
      <text:p text:style-name="P16"><text:span text:style-name="T424">R</text:span>ozdíl hodů určuje počet úspěchů.</text:p>
      <text:list xml:id="list3719550512" text:style-name="L18">
        <text:list-item>
          <text:p text:style-name="P210">Pokud jsi hodil stejně, nebo jsi <text:span text:style-name="T424">protivníka</text:span> přehodil o 1 či 2, máš <text:span text:style-name="T374">proti němu</text:span> jeden úspěch.</text:p>
        </text:list-item>
        <text:list-item>
          <text:p text:style-name="P210">Jestliže jsi ho přehodil o 3-5, máš <text:span text:style-name="T374">proti němu</text:span> <text:span text:style-name="T375">dva</text:span> úspěchy.</text:p>
        </text:list-item>
        <text:list-item>
          <text:p text:style-name="P210">Pokud jsi ho přehodil o 6 nebo víc, máš <text:span text:style-name="T374">proti němu dokonce</text:span> tři úspěchy. <text:span text:style-name="T420">Více než tři úspěchy není možné získat.</text:span></text:p>
        </text:list-item>
      </text:list>
      <text:p text:style-name="P38">Úspěchy je možné získat pouze při hodu na útok, nikoliv při hodu na obranu.</text:p>
      <text:p text:style-name="Example_20_Header"><text:soft-page-break/>Příklad:</text:p>
      <text:p text:style-name="Example">Naria střílí na skřeta, který zrovna bojuje s Gorondarem, takže se proti ní jen brání. Finesu má 3 a nemá žádné výhody, nevýhody ani jiné bonusy a postihy. Katka na kostce hodila 4, celkem má tedy na útok 7. Skřet má Finesu 2 a také nemá žádné bonusy ani postihy. Pán jeskyně hodil 5, skřet má tedy na obranu také 7. Při rovnosti hodů má Katka jeden úspěch, za který <text:span text:style-name="T540">mu </text:span>může něco udělat.<text:span text:style-name="T193"> </text:span><text:span text:style-name="T194">Skřet se jen bránil, takže přestože </text:span><text:span text:style-name="T195">také</text:span><text:span text:style-name="T194"> hodil stejně, úspěch proti ní nezískal.</text:span></text:p>
      <text:p text:style-name="P41"><text:span text:style-name="T178">V následujících kapitolách najdeš příklady toho, co můžeš soupeři za své úspěchy udělat. </text:span><text:span text:style-name="T176">Výsledek </text:span><text:span text:style-name="T178">ale</text:span><text:span text:style-name="T176"> musí odpovídat úmyslům a musí dávat smysl – </text:span><text:span text:style-name="T177">nezvládneš například povalit draka nehledě na to, jak dobře si hodíš</text:span><text:span text:style-name="T176">.</text:span></text:p>
      <text:h text:style-name="P154" text:outline-level="4"><text:bookmark-start text:name="__RefHeading___Toc3293_2705946275"/>Remíza<text:bookmark-end text:name="__RefHeading___Toc3293_2705946275"/></text:h>
      <text:p text:style-name="P58">Když tobě i tvému soupeři padne stejně, máte oba po jednom úspěchu. Pokud jeden z vás chtěl tomu druhému v něčem zabránit, soupeř to pochopitelně udělat nemůže, ale může za svůj úspěch udělat něco jiného <text:span text:style-name="T522">z toho, co měl v úmyslu</text:span>. </text:p>
      <text:p text:style-name="P43">Příklad:</text:p>
      <text:p text:style-name="P114">Gorondar <text:span text:style-name="T524">bojuje s orkem a podařilo se mu ho srazit na zem</text:span>.</text:p>
      <text:p text:style-name="P113"><text:span text:style-name="T328">Pán jeskyně:</text:span> „Ork se <text:span text:style-name="T525">zvedá a seká po tobě svým tesákem</text:span>.“</text:p>
      <text:p text:style-name="P113"><text:span text:style-name="T328">Pavel:</text:span> „Já do něj chci kopnout, aby zůstal na zemi.“</text:p>
      <text:p text:style-name="P114"><text:span text:style-name="T526">Oba si te</text:span><text:span text:style-name="T200">ď</text:span><text:span text:style-name="T526"> hodí </text:span><text:span text:style-name="T313">na </text:span><text:span text:style-name="T483">ú</text:span><text:span text:style-name="T484">tok</text:span><text:span text:style-name="T556"> a jako na potvoru oběma padne stejně. Oba tedy mají jeden úspěch.</text:span></text:p>
      <text:p text:style-name="P114"><text:span text:style-name="T331">Pán jeskyně:</text:span><text:span text:style-name="T526"> „Ork se pokusil vstát a tys do něj při tom kopnul, takže se dál válí na zemi. Stihnul se ale po tobě ohnat tesákem a za svůj úspěch ti přeseknul jeden z popruhů torny. Pořád ti ještě na zádech drží, ale bude se ti s ní teď špatně běhat.“</text:span></text:p>
      <text:p text:style-name="P44"><text:soft-page-break/>Když jsou úmysly soupeřů natolik protikladné, že nemohou nastat současně, při rovnosti hodů bude dál trvat stávající stav.</text:p>
      <text:p text:style-name="P82">Příklad:</text:p>
      <text:p text:style-name="P114"><text:span text:style-name="T176">Naria </text:span><text:span text:style-name="T179">se pere se skřetem těsně vedle bažiny a chce ho do ní strčit</text:span><text:span text:style-name="T176">. Skřet chce utéct, aby se tomu vyhnul. Oba si tedy chtějí vzájemně zabránit v tom, co se chystají udělat: Když Naria strčí skřeta do bažiny, </text:span><text:span text:style-name="T179">skřet neuteče. Pokud skřet uteče, Naria ho zase nestrčí do bažiny. Když tedy oba na úspěch hodí stejně, nic se nezmění a budou se dále prát těsně vedle bažiny. Rozhodne se to až v dalším kole.</text:span></text:p>
      <text:h text:style-name="P155" text:outline-level="4"><text:bookmark-start text:name="__RefHeading___Toc3295_2705946275"/>Nerozhoduj, co udělá protivník<text:bookmark-end text:name="__RefHeading___Toc3295_2705946275"/></text:h>
      <text:p text:style-name="P45"><text:span text:style-name="T523">Nemůžeš popisovat reakce nepřátel, to je práce </text:span><text:span text:style-name="T463">P</text:span><text:span text:style-name="T464">ána jeskyně</text:span><text:span text:style-name="T523">. Popisuj jen to, jsi mu udělal. Stejně tak Pán jeskyně nemůže </text:span><text:span text:style-name="T463">r</text:span><text:span text:style-name="T467">ozhodnout</text:span><text:span text:style-name="T523">, jak zareaguje tvoje postava, protože to </text:span><text:span text:style-name="T463">u</text:span><text:span text:style-name="T467">rčuješ</text:span><text:span text:style-name="T523"> ty.</text:span></text:p>
      <text:p text:style-name="P83">Příklad:</text:p>
      <text:p text:style-name="P112"><text:span text:style-name="T180">Pavel nemůže říct, </text:span><text:span text:style-name="T181">že</text:span><text:span text:style-name="T180"> goblin uskočil směrem </text:span><text:span text:style-name="T182">k orkovi</text:span><text:span text:style-name="T180">. Může ale říct, že</text:span><text:span text:style-name="T181"> ho</text:span><text:span text:style-name="T180"> směrem k orkovi </text:span><text:span text:style-name="T181">strčil</text:span><text:span text:style-name="T180">.</text:span></text:p>
      <text:h text:style-name="Heading_20_4" text:outline-level="4"><text:bookmark-start text:name="__RefHeading___Toc3297_2705946275"/><text:span text:style-name="T193">C</text:span><text:span text:style-name="T192">o můžeš udělat za jeden úspěch</text:span><text:bookmark-end text:name="__RefHeading___Toc3297_2705946275"/></text:h>
      <text:p text:style-name="P19">Za jeden úspěch můžeš například:</text:p>
      <text:list xml:id="list1308306842" text:style-name="L19">
        <text:list-item>
          <text:p text:style-name="P212"><text:span text:style-name="T535">Protivníka z</text:span>ranit.</text:p>
          <text:list>
            <text:list-item>
              <text:p text:style-name="P213"><text:span text:style-name="Odkaz_20_na_20_kapitolu"><text:span text:style-name="T133">V jednom kole můžeš protivníka zranit pouze jednou.</text:span></text:span><text:span text:style-name="Odkaz_20_na_20_kapitolu"><text:span text:style-name="T127"> I když tedy proti němu máš více úspěchů, jen jeden z nich může </text:span></text:span><text:span text:style-name="Odkaz_20_na_20_kapitolu"><text:span text:style-name="T128">představovat</text:span></text:span><text:span text:style-name="Odkaz_20_na_20_kapitolu"><text:span text:style-name="T127"> zranění.</text:span></text:span></text:p>
            </text:list-item>
            <text:list-item>
              <text:p text:style-name="P214">Za další úspěch můžeš ze zranění udělat vážné <text:span text:style-name="T417">(pokud jsi ho zranil alespoň za 3 životy),</text:span> zasáhnout část těla, která není krytá zbrojí <text:span text:style-name="T534">(neodečítá si zbroj)</text:span>, <text:span text:style-name="T418">nebo obejít jeho štít (neodečítá si štít).</text:span></text:p>
            </text:list-item>
          </text:list>
        </text:list-item>
        <text:list-item>
          <text:p text:style-name="P215"><text:soft-page-break/>Zasáhnout předmět, který drží, nebo ho má na sobě.</text:p>
        </text:list-item>
        <text:list-item>
          <text:p text:style-name="P211"><text:span text:style-name="T527">Chytit ho, srazit ho k zemi, přimáčknout ho ke zdi, hodit mu písek do očí </text:span><text:span text:style-name="T465">n</text:span><text:span text:style-name="T466">ebo ho jinak znevýhodnit</text:span><text:span text:style-name="T527">.</text:span></text:p>
        </text:list-item>
        <text:list-item>
          <text:p text:style-name="P216"><text:span text:style-name="T384">N</text:span>ěkam ho zatlačit či odtáhnout.</text:p>
        </text:list-item>
        <text:list-item>
          <text:p text:style-name="P217">Zastoupit mu cestu.</text:p>
        </text:list-item>
        <text:list-item>
          <text:p text:style-name="P216">Dostat se z nevýhody, ve které tě drží.</text:p>
        </text:list-item>
        <text:list-item>
          <text:p text:style-name="P218">V něčem mu zabránit.</text:p>
        </text:list-item>
      </text:list>
      <text:h text:style-name="Heading_20_4" text:outline-level="4"><text:bookmark-start text:name="__RefHeading___Toc3299_2705946275"/>Co můžeš udělat za dva úspěchy<text:bookmark-end text:name="__RefHeading___Toc3299_2705946275"/></text:h>
      <text:p text:style-name="P13"><text:span text:style-name="T385">Za dva úspěchy můžeš</text:span>:</text:p>
      <text:list xml:id="list152118579759383" text:continue-numbering="true" text:style-name="L19">
        <text:list-item>
          <text:p text:style-name="P216">Odzbrojit <text:span text:style-name="T380">ho.</text:span></text:p>
        </text:list-item>
        <text:list-item>
          <text:p text:style-name="P219">Srazit <text:span text:style-name="T381">ho do propasti</text:span> <text:span text:style-name="T381">nebo zatlačit</text:span> <text:span text:style-name="T381">do</text:span> <text:span text:style-name="T380">pasti.</text:span></text:p>
        </text:list-item>
        <text:list-item>
          <text:p text:style-name="P220">Zabránit mu v mluvení.</text:p>
        </text:list-item>
      </text:list>
      <text:p text:style-name="P42"><text:span text:style-name="T272">P</text:span><text:span text:style-name="T220">otřebné dva úspěchy </text:span><text:span text:style-name="T278">můžeš</text:span><text:span text:style-name="T220"> získat i postupně ve více kolech, nebo ve spolupráci s někým dalším.</text:span></text:p>
      <text:p text:style-name="P85">Příklad:</text:p>
      <text:p text:style-name="P116">Po neúspěšném vyjednávání se skřetem ho Naria s Gorondarem chtějí zlikvidovat tak, aby nezavolal na poplach. <text:span text:style-name="T536">Jsou od něj jen pár kroků, takže n</text:span>a to, aby ho <text:span text:style-name="T538">za</text:span>střelili ze zálohy, je už pozdě. Zato se <text:span text:style-name="T537">ale</text:span> na něj mohou oba vrhnout.<text:line-break/><text:tab/>Pavlovi padne jen jeden úspěch, <text:span text:style-name="T539">t</text:span>o na zabránění v mluvení nestačí. Gorondar na to ale není sám, takže se Pavel rozhodne, že udělá <text:span text:style-name="T536">alespoň</text:span> část práce:</text:p>
      <text:p text:style-name="P116"><text:span text:style-name="T54">Pavel:</text:span><text:span text:style-name="T56"> „Přimáčknu ho ke zdi.“</text:span></text:p>
      <text:p text:style-name="P116"><text:soft-page-break/><text:span text:style-name="T58">Katka</text:span><text:span text:style-name="T56"> si bude počítat výhodu </text:span><text:span text:style-name="T59">za to, že Gorondar drží skřeta u zdi a ztěžuje mu pohyb, </text:span><text:span text:style-name="T60">a bude</text:span><text:span text:style-name="T59"> jí stačit jeden úspěch, </text:span><text:span text:style-name="T61">a</text:span><text:span text:style-name="T60">by mu zacpala pusu, </text:span><text:span text:style-name="T62">protože Gorondar jí připravil situaci</text:span><text:span text:style-name="T59">. </text:span><text:span text:style-name="T57">Když jej získá, v dalším kole bude situace následující:</text:span></text:p>
      <text:p text:style-name="P117"><text:span text:style-name="T10">Pán jeskyně:</text:span><text:span text:style-name="T9"> „Gorondar drží skřeta přimáčknutého u stěny a Naria mu drží </text:span><text:span text:style-name="T505">ú</text:span><text:span text:style-name="T506">sta</text:span><text:span text:style-name="T9">, aby nemohl volat na poplach. Skřet se snaží ruky zbavit, aby mohl křičet. Co děláte?“</text:span></text:p>
      <text:h text:style-name="Heading_20_4" text:outline-level="4"><text:bookmark-start text:name="__RefHeading___Toc3301_2705946275"/>Zranění<text:bookmark-end text:name="__RefHeading___Toc3301_2705946275"/></text:h>
      <text:p text:style-name="P46">Základem zranění je rozdíl vašich hodů. K tomu se přičte zranění tvé zbraně nebo kouzla a odečte se protivníkova zbroj a štít. Pokud je výsledek menší než jedna, <text:span text:style-name="T528">rána neprošla jeho zbrojí nebo štítem a není tedy vůbec zraněn</text:span>.</text:p>
      <text:list xml:id="list1271611961" text:style-name="L20">
        <text:list-item>
          <text:p text:style-name="P221">Zranění je vždy <text:span text:style-name="T328">rozdíl hodů + zranění zbraně nebo kouzla – zbroj – štít</text:span></text:p>
        </text:list-item>
      </text:list>
      <text:p text:style-name="P53">Zranění zbraně je vždy pevné číslo.</text:p>
      <text:p text:style-name="P84"><text:span text:style-name="T75">P</text:span><text:span text:style-name="T70">říklad:</text:span></text:p>
      <text:p text:style-name="P115"><text:span text:style-name="T87">Gorondar bojuje s</text:span><text:span text:style-name="T88"> orkem.</text:span><text:span text:style-name="T87"> </text:span><text:span text:style-name="T487">N</text:span><text:span text:style-name="T87">a </text:span><text:span text:style-name="T487">ú</text:span><text:span text:style-name="T486">tok hodil</text:span><text:span text:style-name="T87"> </text:span><text:span text:style-name="T89">6</text:span><text:span text:style-name="T87"> (</text:span><text:span text:style-name="T90">Fyzičk</text:span><text:span text:style-name="T100">a</text:span><text:span text:style-name="T90"> </text:span><text:span text:style-name="T87">3</text:span><text:span text:style-name="T100">,</text:span><text:span text:style-name="T87"> na kostce </text:span><text:span text:style-name="T89">3</text:span><text:span text:style-name="T87">)</text:span><text:span text:style-name="T91">. </text:span><text:span text:style-name="T487">O</text:span><text:span text:style-name="T486">rk má na útok</text:span><text:span text:style-name="T87"> </text:span><text:span text:style-name="T89">10</text:span><text:span text:style-name="T87"> (</text:span><text:span text:style-name="T90">Fyzičk</text:span><text:span text:style-name="T100">a</text:span><text:span text:style-name="T87"> </text:span><text:span text:style-name="T88">4</text:span><text:span text:style-name="T87">, na kostce </text:span><text:span text:style-name="T88">6</text:span><text:span text:style-name="T87">). </text:span><text:span text:style-name="T88">Ork</text:span><text:span text:style-name="T78"> tedy Gorondara přehodil o 4. </text:span><text:span text:style-name="T101">Má proti němu dva úspěchy a za jeden z nich se ho rozhodne zranit.</text:span><text:span text:style-name="T78"> </text:span><text:span text:style-name="T488">B</text:span><text:span text:style-name="T489">ojuje</text:span><text:span text:style-name="T78"> </text:span><text:span text:style-name="T88">dvojruční sekerou</text:span><text:span text:style-name="T92">, </text:span><text:span text:style-name="T93">kter</text:span><text:span text:style-name="T94">á</text:span><text:span text:style-name="T93"> má</text:span><text:span text:style-name="T78"> zranění 3. Gorondar má naštěstí těžkou zbroj, </text:span><text:span text:style-name="T88">která snižuje zranění o 2</text:span><text:span text:style-name="T78"> a štít, </text:span><text:span text:style-name="T88">který ho snižuje o 1</text:span><text:span text:style-name="T78">. </text:span><text:span text:style-name="T95">Z</text:span><text:span text:style-name="T78">raněn </text:span><text:span text:style-name="T95">je</text:span><text:span text:style-name="T78"> za 4 (rozdíl hodů) + 3 (zranění </text:span><text:span text:style-name="T88">orkovy</text:span><text:span text:style-name="T78"> zbraně) – 2 (</text:span><text:span text:style-name="T96">těžká zbroj</text:span><text:span text:style-name="T78">) – 1 (štít), tedy za 4 </text:span><text:span text:style-name="T97">životy</text:span><text:span text:style-name="T78">.</text:span></text:p>
      <text:p text:style-name="P18">Zranění kouzla <text:span text:style-name="T532">je </text:span><text:span text:style-name="T468">v</text:span><text:span text:style-name="T469">ždy uvedeno</text:span><text:span text:style-name="T532"> jako počet kostek zranění (kz).</text:span> <text:span text:style-name="T532">U</text:span>rčíš <text:span text:style-name="T532">ho</text:span> tak, že hodíš příslušný počet <text:span text:style-name="T532">šestistěnných</text:span> kostek a spočítáš ty, na kterých padlo 4 nebo víc.</text:p>
      <text:p text:style-name="P83"><text:soft-page-break/><text:span text:style-name="T75">P</text:span><text:span text:style-name="T70">říklad:</text:span></text:p>
      <text:p text:style-name="P122"><text:span text:style-name="T98">Kouzlo </text:span><text:span text:style-name="T76">modrý blesk</text:span><text:span text:style-name="T98"> má zranění</text:span><text:span text:style-name="T196"> </text:span><text:span text:style-name="T197">4</text:span><text:span text:style-name="T196">kz </text:span><text:span text:style-name="T529">bleskem</text:span><text:span text:style-name="T196"> </text:span><text:span text:style-name="T198">a útok Duše + k6 proti Fyzičce.</text:span><text:span text:style-name="T196"> </text:span><text:span text:style-name="T198">Kara ho sesílá na orka v lehké zbroji. Duši má 3 a na kostce jí padlo 4. Ork má Fyzičku 4 a na kostce mu padlo 2. </text:span><text:span text:style-name="T199">Kara ho tedy přehodila o 1, má proti němu jeden úspěch a rozhodne se ho zranit.<text:line-break/><text:tab/></text:span><text:span text:style-name="T97">Základem zranění je rozdíl hodů, což je 1. K tomu se přičítá zranění kouzla.</text:span><text:span text:style-name="T91"> </text:span><text:span text:style-name="T98">Jana tedy hodí čtyřmi šestistěnnými kostkami (neb</text:span><text:span text:style-name="T99">o</text:span><text:span text:style-name="T98"> čtyřikrát jednou kostkou). Padne jí: 1, 3, 4 a 6.</text:span><text:span text:style-name="T97"><text:line-break/><text:tab/>Ork je </text:span><text:span text:style-name="T78">zraněn za </text:span><text:span text:style-name="T97">1</text:span><text:span text:style-name="T78"> (rozdíl hodů) + </text:span><text:span text:style-name="T97">2</text:span><text:span text:style-name="T78"> (</text:span><text:span text:style-name="T485">p</text:span><text:span text:style-name="T486">očet kostek zranění, na kterých padlo 4 nebo víc</text:span><text:span text:style-name="T78">) – </text:span><text:span text:style-name="T97">1</text:span><text:span text:style-name="T78"> (</text:span><text:span text:style-name="T97">lehká</text:span><text:span text:style-name="T96"> zbroj</text:span><text:span text:style-name="T78">), </text:span><text:span text:style-name="T97">tedy za 2 životy.</text:span></text:p>
      <text:p text:style-name="P57"><text:span text:style-name="T97">Z</text:span><text:span text:style-name="T118">broj ani štít nechrání před </text:span><text:span text:style-name="T553">duševní</text:span><text:span text:style-name="T554">mi</text:span><text:span text:style-name="T118"> a </text:span><text:span text:style-name="T554">nehmotnými</text:span><text:span text:style-name="T118"> útoky, ani před zraněním </text:span><text:span text:style-name="T552">jedem</text:span><text:span text:style-name="T118">. </text:span><text:span text:style-name="T115">Může ale chránit před tím, aby vůbec k otravě došlo – když sníží </text:span><text:span text:style-name="T117">zranění </text:span><text:span text:style-name="T118">otrávenou</text:span><text:span text:style-name="T117"> </text:span><text:span text:style-name="T118">zbraní</text:span><text:span text:style-name="T115"> </text:span><text:span text:style-name="T116">na nulu nebo méně, </text:span><text:span text:style-name="T472">r</text:span><text:span text:style-name="T473">ána</text:span><text:span text:style-name="T116"> neprošla skrz a zasažený tedy není otrávený.<text:line-break/><text:tab/></text:span><text:span text:style-name="T119">Případná o</text:span><text:span text:style-name="T474">dolnost proti určitému druhu zranění se sčítá se zbrojí. Když máš tedy těžkou zbroj a vypiješ lektvar chladných vod, který snižuje zranění </text:span><text:span text:style-name="T555">ohněm</text:span><text:span text:style-name="T474"> o 2, veškerá </text:span><text:span text:style-name="T475">ohnivá</text:span><text:span text:style-name="T474"> zranění si snižuješ o 4. Stejně fungují i odolnosti některých nestvůr.</text:span></text:p>
      <text:h text:style-name="P144" text:outline-level="4"><text:bookmark-start text:name="__RefHeading___Toc28365_1587421224"/><text:span text:style-name="T190">P</text:span><text:span text:style-name="T69">řidané zranění</text:span><text:bookmark-end text:name="__RefHeading___Toc28365_1587421224"/></text:h>
      <text:p text:style-name="P18"><text:span text:style-name="T201">Na přidané zranění si </text:span><text:span text:style-name="T470">h</text:span><text:span text:style-name="T471">ázíš</text:span><text:span text:style-name="T201">, když máš nějaký efekt, který ho způsobuje, a za jeden z úspěchů se rozhodneš protivníka zranit</text:span><text:span text:style-name="T202">.</text:span></text:p>
      <text:list xml:id="list651164380" text:style-name="L21">
        <text:list-item>
          <text:p text:style-name="P223">K přidanému zranění se nepřičítá rozdíl hodů.</text:p>
        </text:list-item>
        <text:list-item>
          <text:p text:style-name="P222">Každé přidané zranění si zasažený znovu sníží za <text:span text:style-name="T533">z</text:span>broj <text:span text:style-name="T425">a </text:span>štít.</text:p>
        </text:list-item>
      </text:list>
      <text:p text:style-name="P86">Příklad:</text:p>
      <text:p text:style-name="P118"><text:span text:style-name="T102">Gorondar útočí očarovaným kladivem na oživlou sochu. Kladivo má </text:span><text:span text:style-name="T103">zranění 2</text:span><text:span text:style-name="T102"> a navíc při zásahu způsobí zranění </text:span><text:span text:style-name="T104">3kz</text:span><text:span text:style-name="T102"> </text:span><text:span text:style-name="T530">bleskem</text:span><text:span text:style-name="T102">. Socha je z kamene a je tedy těžké ji poškodit – má </text:span><text:span text:style-name="T107">z</text:span><text:span text:style-name="T102">broj 3. Je ovšem náchylná na drtivá zranění, </text:span><text:span text:style-name="T103">proti těm má</text:span><text:span text:style-name="T102"> </text:span><text:span text:style-name="T107">z</text:span><text:span text:style-name="T102">broj pouze 1.<text:line-break/></text:span><text:soft-page-break/><text:span text:style-name="T102"><text:tab/>Gorondar ji přehodil o 3, </text:span><text:span text:style-name="T105">j</text:span><text:span text:style-name="T103">eho k</text:span><text:span text:style-name="T102">ladivo má zranění 2. </text:span><text:span text:style-name="T106">S</text:span><text:span text:style-name="T102">ocha </text:span><text:span text:style-name="T106">si</text:span><text:span text:style-name="T102"> odečte </text:span><text:span text:style-name="T105">z</text:span><text:span text:style-name="T102">broj proti drtivému zranění (což je 1). </text:span><text:span text:style-name="T103">Nárazem kladiva je tedy zraněna</text:span><text:span text:style-name="T102"> za 4. </text:span><text:span text:style-name="T103">Potom Pavel hodí </text:span><text:span text:style-name="T107">3kz</text:span><text:span text:style-name="T103"> na přidané zranění.</text:span><text:span text:style-name="T102"> </text:span><text:span text:style-name="T491">P</text:span><text:span text:style-name="T102">adne </text:span><text:span text:style-name="T107">mu</text:span><text:span text:style-name="T102"> 4, 6 a 1, což dává zranění </text:span><text:span text:style-name="T530">bleskem</text:span><text:span text:style-name="T102"> 2. </text:span><text:span text:style-name="T490">S</text:span><text:span text:style-name="T491">ocha má ale proti</text:span><text:span text:style-name="T102"> </text:span><text:span text:style-name="T530">blesk</text:span><text:span text:style-name="T531">u</text:span><text:span text:style-name="T102"> </text:span><text:span text:style-name="T107">zbroj</text:span><text:span text:style-name="T102"> 3, </text:span><text:span text:style-name="T107">takže</text:span><text:span text:style-name="T102"> </text:span><text:span text:style-name="T107">p</text:span><text:span text:style-name="T103">řidané zranění jí nic neudělalo.</text:span></text:p>
      <text:h text:style-name="Heading_20_4" text:outline-level="4"><text:bookmark-start text:name="__RefHeading___Toc3303_2705946275"/>Vážné zranění<text:bookmark-end text:name="__RefHeading___Toc3303_2705946275"/></text:h>
      <text:p text:style-name="P48"><text:span text:style-name="T77">Když </text:span><text:span text:style-name="T109">protivníka zraníš alespoň za 3, můžeš za další úspěch říct, že </text:span><text:span text:style-name="T112">jsi</text:span><text:span text:style-name="T109"> mu </text:span><text:span text:style-name="T110">tím</text:span><text:span text:style-name="T109"> vyřadil nějakou část těla. </text:span><text:span text:style-name="T113">Musí to ale jít udělat tvou zbraní – nemůžeš useknout hydře hlavu </text:span><text:span text:style-name="T114">kyjem</text:span><text:span text:style-name="T113">. </text:span><text:span text:style-name="T42">V</text:span><text:span text:style-name="T43">ážným zásahem </text:span><text:span text:style-name="T44">nemůžeš</text:span><text:span text:style-name="T43"> protivníka </text:span><text:span text:style-name="T45">zcela</text:span><text:span text:style-name="T43"> vyřadit, </text:span><text:span text:style-name="T42">na to </text:span><text:span text:style-name="T46">mu musíš</text:span><text:span text:style-name="T42"> ubrat všechny životy.</text:span></text:p>
      <text:p text:style-name="P88"><text:span text:style-name="T63">P</text:span><text:span text:style-name="T1">říklad:</text:span></text:p>
      <text:p text:style-name="P103"><text:span text:style-name="T55">Pán jeskyně:</text:span><text:span text:style-name="T64"> „Katko, máš proti skřetovi dva úspěchy. Co mu uděláš?“</text:span></text:p>
      <text:p text:style-name="P104"><text:span text:style-name="T55">Katka:</text:span><text:span text:style-name="T64"> „</text:span><text:span text:style-name="T65">Určitě ho zraním. Můž</text:span><text:span text:style-name="T66">e</text:span><text:span text:style-name="T65"> </text:span><text:span text:style-name="T66">to být</text:span><text:span text:style-name="T65"> vážné zranění?“</text:span></text:p>
      <text:p text:style-name="P103"><text:span text:style-name="T55">Pán jeskyně:</text:span><text:span text:style-name="T64"> „Nemá zbroj, přehodila jsi ho o 4 a luk má zranění 2, takže to dostane za 6 životů. To určitě stačí.“</text:span></text:p>
      <text:p text:style-name="P104"><text:span text:style-name="T55">Katka:</text:span><text:span text:style-name="T1"> „</text:span><text:span text:style-name="T67">Fajn. </text:span><text:span text:style-name="T1">Prostřelila jsem</text:span><text:span text:style-name="T68"> </text:span><text:span text:style-name="T67">mu</text:span><text:span text:style-name="T1"> levou nohu.“</text:span></text:p>
      <text:p text:style-name="P49"><text:span text:style-name="T541">Vyřazenou část těla není možné</text:span> používat.</text:p>
      <text:p text:style-name="P87"><text:span text:style-name="T63">P</text:span><text:span text:style-name="T1">říklad:</text:span></text:p>
      <text:p text:style-name="P119">Když <text:span text:style-name="T541">vyřadíš</text:span> kyklopov<text:span text:style-name="T541">i</text:span> oko, tak ho tím oslepíš. Když <text:span text:style-name="T541">vyřadíš</text:span> ocas obřího štíra, nebude <text:span text:style-name="T542">jím</text:span> moci útočit. <text:span text:style-name="T543">Když někomu vážně zraníš ruku, nebude moci bojovat dvojruční zbraní (tedy ani střílet z luku nebo kuše) a</text:span> <text:span text:style-name="T544">pokud to byla ruka se štítem, nebude se jím moci bránit a tedy si za něj snižovat zranění. </text:span>S vážně zraněnou nohou se nedá běhat <text:span text:style-name="T541">ani skákat</text:span>.</text:p>
      <text:p text:style-name="P50">Zasažený bude mít také nevýhodu na všechno, při čem ho vážné zranění omezuje.</text:p>
      <text:p text:style-name="P87"><text:soft-page-break/><text:span text:style-name="T63">P</text:span><text:span text:style-name="T1">říklad:</text:span></text:p>
      <text:p text:style-name="P119">Skřet s prostřelenou nohou bude mít nevýhodu při boji zblízka, <text:span text:style-name="T545">protože při tom se potřebuje pohybovat,</text:span> ale ne při střelbě z luku nebo při kouzlení.</text:p>
      <text:p text:style-name="P47"><text:span text:style-name="T108">Všechna vážná zranění</text:span><text:span text:style-name="T109"> zmizí ve chvíli, kdy si doléčí</text:span><text:span text:style-name="T110">š</text:span><text:span text:style-name="T109"> </text:span><text:span text:style-name="T111">veškeré</text:span><text:span text:style-name="T109"> ztracené životy.</text:span></text:p>
      <text:h text:style-name="P144" text:outline-level="4"><text:bookmark-start text:name="__RefHeading___Toc28367_1587421224"/>Vyřazení z boje <text:span text:style-name="T409">a bezvědomí</text:span><text:bookmark-end text:name="__RefHeading___Toc28367_1587421224"/></text:h>
      <text:p text:style-name="P18"><text:span text:style-name="T78">Když ti </text:span><text:span text:style-name="T80">po odečtení zranění</text:span><text:span text:style-name="T78"> klesnou životy na </text:span><text:span text:style-name="T79">nulu</text:span><text:span text:style-name="T78"> nebo méně, jsi </text:span><text:span text:style-name="T71">vyřazený</text:span><text:span text:style-name="T78">. </text:span><text:span text:style-name="T81">Nejsi schopen boje ani kouzlení, zvládneš jen šeptat a můžeš se nanejvýš pomalu plazit.</text:span><text:span text:style-name="T78"><text:line-break/><text:tab/></text:span><text:span text:style-name="T80">Životy mohou jít i do záporu. </text:span><text:span text:style-name="T82">K</text:span><text:span text:style-name="T81">dyž </text:span><text:span text:style-name="T82">ti</text:span><text:span text:style-name="T81"> klesnou na -6 nebo méně, upadneš do </text:span><text:span text:style-name="T72">bezvědomí</text:span><text:span text:style-name="T81">.<text:line-break/><text:tab/></text:span><text:span text:style-name="T83">Z </text:span><text:span text:style-name="T73">bezvědomí</text:span><text:span text:style-name="T83"> se probereš, když ti někdo vyléčí dostatek životů, aby ses dostal nad -</text:span><text:span text:style-name="T84">6 životů a </text:span><text:span text:style-name="T74">vyřazený</text:span><text:span text:style-name="T84"> přestaneš být, když se dostaneš alespoň na 1 život</text:span><text:span text:style-name="T83">.</text:span></text:p>
      <text:h text:style-name="P147" text:outline-level="4"><text:bookmark-start text:name="__RefHeading___Toc3305_2705946275"/>Přerušení soustředění<text:bookmark-end text:name="__RefHeading___Toc3305_2705946275"/></text:h>
      <text:p text:style-name="P29"><text:span text:style-name="T33">Přerušit někomu </text:span><text:span text:style-name="T49">soustředění</text:span><text:span text:style-name="T33"> </text:span><text:span text:style-name="T34">můžeš například tím, že </text:span><text:span text:style-name="T35">d</text:span><text:span text:style-name="T34">o něj vrazíš, srazíš ho na zem </text:span><text:span text:style-name="T36">a</text:span><text:span text:style-name="T34"> podobně. </text:span><text:span text:style-name="T50">Soustředění</text:span><text:span text:style-name="T37"> také přeruší jakékoliv zranění. </text:span><text:span text:style-name="T38">Když zbroj, štít nebo odolnost proti zranění </text:span><text:span text:style-name="T39">sníží zranění na nul</text:span><text:span text:style-name="T40">u</text:span><text:span text:style-name="T38">, </text:span><text:span text:style-name="T39">zásah</text:span><text:span text:style-name="T38"> </text:span><text:span text:style-name="T51">soustředění</text:span><text:span text:style-name="T38"> nepřeruší.</text:span></text:p>
      <text:h text:style-name="P156" text:outline-level="4"><text:bookmark-start text:name="__RefHeading___Toc28369_1587421224"/><text:span text:style-name="T413">D</text:span><text:span text:style-name="T412">orážení protivníků</text:span><text:bookmark-end text:name="__RefHeading___Toc28369_1587421224"/></text:h>
      <text:p text:style-name="P18"><text:span text:style-name="T415">Dorážení zabere jedno kolo.</text:span><text:span text:style-name="T414"> Nemůžeš </text:span><text:span text:style-name="T416">dorážet</text:span><text:span text:style-name="T414">, když při tom na tebe někdo útočí, nebo tě jinak ohrožuj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11T15:21:16.014000000</dc:date>
    <meta:print-date>2113-01-01T00:00:00</meta:print-date>
    <meta:editing-cycles>21339</meta:editing-cycles>
    <meta:editing-duration>P63DT11H19M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7" meta:paragraph-count="344" meta:word-count="5211" meta:character-count="29809" meta:non-whitespace-character-count="25009"/>
  </office:meta>
</office:document-meta>
</file>